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59cm"/>
    </style:style>
    <style:style style:name="co3" style:family="table-column">
      <style:table-column-properties fo:break-before="auto" style:column-width="16.843cm"/>
    </style:style>
    <style:style style:name="co4" style:family="table-column">
      <style:table-column-properties fo:break-before="auto" style:column-width="5.521cm"/>
    </style:style>
    <style:style style:name="co5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4.688cm"/>
    </style:style>
    <style:style style:name="co7" style:family="table-column">
      <style:table-column-properties fo:break-before="auto" style:column-width="16.34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F" fo:font-size="12pt"/>
    </style:style>
  </office:automatic-styles>
  <office:body>
    <office:spreadsheet>
      <table:table table:name="Districts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Default"/>
        <table:table-row table:style-name="ro1">
          <table:table-cell office:value-type="string">
            <text:p>id</text:p>
          </table:table-cell>
          <table:table-cell table:style-name="Default" office:value-type="string">
            <text:p>miastoId</text:p>
          </table:table-cell>
          <table:table-cell table:style-name="Default" office:value-type="string">
            <text:p>nazwa miasta</text:p>
          </table:table-cell>
          <table:table-cell table:style-name="Default" office:value-type="string">
            <text:p>nazwa dzielnicy</text:p>
          </table:table-cell>
          <table:table-cell office:value-type="string">
            <text:p>sql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style-name="Default" office:value-type="float" office:value="303">
            <text:p>303</text:p>
          </table:table-cell>
          <table:table-cell table:style-name="Default" office:value-type="string">
            <text:p>koszalin</text:p>
          </table:table-cell>
          <table:table-cell office:value-type="string">
            <text:p>4 Marca</text:p>
          </table:table-cell>
          <table:table-cell table:formula="of:=CONCATENATE(&quot;insert into mpfactory.district(id, name, city_id) values(&quot;;[.A2];&quot;,'&quot;;[.D2];&quot;',&quot;;[.B2];&quot;);&quot;)" office:value-type="string" office:string-value="insert into mpfactory.district(id, name, city_id) values(132,'4 Marca',303);">
            <text:p>insert into mpfactory.district(id, name, city_id) values(132,'4 Marca',303);</text:p>
          </table:table-cell>
        </table:table-row>
        <table:table-row table:style-name="ro1">
          <table:table-cell table:formula="of:=[.A2]+1" office:value-type="float" office:value="133">
            <text:p>133</text:p>
          </table:table-cell>
          <table:table-cell table:style-name="Default" office:value-type="float" office:value="303">
            <text:p>303</text:p>
          </table:table-cell>
          <table:table-cell table:style-name="Default" office:value-type="string">
            <text:p>koszalin</text:p>
          </table:table-cell>
          <table:table-cell office:value-type="string">
            <text:p>Akademickie</text:p>
          </table:table-cell>
          <table:table-cell table:formula="of:=CONCATENATE(&quot;insert into mpfactory.district(id, name, city_id) values(&quot;;[.A3];&quot;,'&quot;;[.D3];&quot;',&quot;;[.B3];&quot;);&quot;)" office:value-type="string" office:string-value="insert into mpfactory.district(id, name, city_id) values(133,'Akademickie',303);">
            <text:p>insert into mpfactory.district(id, name, city_id) values(133,'Akademickie',303);</text:p>
          </table:table-cell>
        </table:table-row>
        <table:table-row table:style-name="ro1">
          <table:table-cell table:formula="of:=[.A3]+1" office:value-type="float" office:value="134">
            <text:p>134</text:p>
          </table:table-cell>
          <table:table-cell table:style-name="Default" office:value-type="float" office:value="303">
            <text:p>303</text:p>
          </table:table-cell>
          <table:table-cell table:style-name="Default" office:value-type="string">
            <text:p>koszalin</text:p>
          </table:table-cell>
          <table:table-cell office:value-type="string">
            <text:p>Bukowe</text:p>
          </table:table-cell>
          <table:table-cell table:formula="of:=CONCATENATE(&quot;insert into mpfactory.district(id, name, city_id) values(&quot;;[.A4];&quot;,'&quot;;[.D4];&quot;',&quot;;[.B4];&quot;);&quot;)" office:value-type="string" office:string-value="insert into mpfactory.district(id, name, city_id) values(134,'Bukowe',303);">
            <text:p>insert into mpfactory.district(id, name, city_id) values(134,'Bukowe',303);</text:p>
          </table:table-cell>
        </table:table-row>
        <table:table-row table:style-name="ro1">
          <table:table-cell table:formula="of:=[.A4]+1" office:value-type="float" office:value="135">
            <text:p>135</text:p>
          </table:table-cell>
          <table:table-cell table:style-name="Default" office:value-type="float" office:value="303">
            <text:p>303</text:p>
          </table:table-cell>
          <table:table-cell table:style-name="Default" office:value-type="string">
            <text:p>koszalin</text:p>
          </table:table-cell>
          <table:table-cell office:value-type="string">
            <text:p>Chełmoniewo</text:p>
          </table:table-cell>
          <table:table-cell table:formula="of:=CONCATENATE(&quot;insert into mpfactory.district(id, name, city_id) values(&quot;;[.A5];&quot;,'&quot;;[.D5];&quot;',&quot;;[.B5];&quot;);&quot;)" office:value-type="string" office:string-value="insert into mpfactory.district(id, name, city_id) values(135,'Chełmoniewo',303);">
            <text:p>insert into mpfactory.district(id, name, city_id) values(135,'Chełmoniewo',303);</text:p>
          </table:table-cell>
        </table:table-row>
        <table:table-row table:style-name="ro1">
          <table:table-cell table:formula="of:=[.A5]+1" office:value-type="float" office:value="136">
            <text:p>136</text:p>
          </table:table-cell>
          <table:table-cell table:style-name="Default" office:value-type="float" office:value="303">
            <text:p>303</text:p>
          </table:table-cell>
          <table:table-cell table:style-name="Default" office:value-type="string">
            <text:p>koszalin</text:p>
          </table:table-cell>
          <table:table-cell office:value-type="string">
            <text:p>Dzierżęcino</text:p>
          </table:table-cell>
          <table:table-cell table:formula="of:=CONCATENATE(&quot;insert into mpfactory.district(id, name, city_id) values(&quot;;[.A6];&quot;,'&quot;;[.D6];&quot;',&quot;;[.B6];&quot;);&quot;)" office:value-type="string" office:string-value="insert into mpfactory.district(id, name, city_id) values(136,'Dzierżęcino',303);">
            <text:p>insert into mpfactory.district(id, name, city_id) values(136,'Dzierżęcino',303);</text:p>
          </table:table-cell>
        </table:table-row>
        <table:table-row table:style-name="ro1">
          <table:table-cell table:formula="of:=[.A6]+1" office:value-type="float" office:value="137">
            <text:p>137</text:p>
          </table:table-cell>
          <table:table-cell table:style-name="Default" office:value-type="float" office:value="303">
            <text:p>303</text:p>
          </table:table-cell>
          <table:table-cell table:style-name="Default" office:value-type="string">
            <text:p>koszalin</text:p>
          </table:table-cell>
          <table:table-cell office:value-type="string">
            <text:p>Jamno</text:p>
          </table:table-cell>
          <table:table-cell table:formula="of:=CONCATENATE(&quot;insert into mpfactory.district(id, name, city_id) values(&quot;;[.A7];&quot;,'&quot;;[.D7];&quot;',&quot;;[.B7];&quot;);&quot;)" office:value-type="string" office:string-value="insert into mpfactory.district(id, name, city_id) values(137,'Jamno',303);">
            <text:p>insert into mpfactory.district(id, name, city_id) values(137,'Jamno',303);</text:p>
          </table:table-cell>
        </table:table-row>
        <table:table-row table:style-name="ro1">
          <table:table-cell table:formula="of:=[.A7]+1" office:value-type="float" office:value="138">
            <text:p>138</text:p>
          </table:table-cell>
          <table:table-cell table:style-name="Default" office:value-type="float" office:value="303">
            <text:p>303</text:p>
          </table:table-cell>
          <table:table-cell table:style-name="Default" office:value-type="string">
            <text:p>koszalin</text:p>
          </table:table-cell>
          <table:table-cell office:value-type="string">
            <text:p>Kędzierzyn</text:p>
          </table:table-cell>
          <table:table-cell table:formula="of:=CONCATENATE(&quot;insert into mpfactory.district(id, name, city_id) values(&quot;;[.A8];&quot;,'&quot;;[.D8];&quot;',&quot;;[.B8];&quot;);&quot;)" office:value-type="string" office:string-value="insert into mpfactory.district(id, name, city_id) values(138,'Kędzierzyn',303);">
            <text:p>insert into mpfactory.district(id, name, city_id) values(138,'Kędzierzyn',303);</text:p>
          </table:table-cell>
        </table:table-row>
        <table:table-row table:style-name="ro1">
          <table:table-cell table:formula="of:=[.A8]+1" office:value-type="float" office:value="139">
            <text:p>139</text:p>
          </table:table-cell>
          <table:table-cell table:style-name="Default" office:value-type="float" office:value="303">
            <text:p>303</text:p>
          </table:table-cell>
          <table:table-cell table:style-name="Default" office:value-type="string">
            <text:p>koszalin</text:p>
          </table:table-cell>
          <table:table-cell office:value-type="string">
            <text:p>Kretomino</text:p>
          </table:table-cell>
          <table:table-cell table:formula="of:=CONCATENATE(&quot;insert into mpfactory.district(id, name, city_id) values(&quot;;[.A9];&quot;,'&quot;;[.D9];&quot;',&quot;;[.B9];&quot;);&quot;)" office:value-type="string" office:string-value="insert into mpfactory.district(id, name, city_id) values(139,'Kretomino',303);">
            <text:p>insert into mpfactory.district(id, name, city_id) values(139,'Kretomino',303);</text:p>
          </table:table-cell>
        </table:table-row>
        <table:table-row table:style-name="ro1">
          <table:table-cell table:formula="of:=[.A9]+1" office:value-type="float" office:value="140">
            <text:p>140</text:p>
          </table:table-cell>
          <table:table-cell table:style-name="Default" office:value-type="float" office:value="303">
            <text:p>303</text:p>
          </table:table-cell>
          <table:table-cell table:style-name="Default" office:value-type="string">
            <text:p>koszalin</text:p>
          </table:table-cell>
          <table:table-cell office:value-type="string">
            <text:p>Lechitów</text:p>
          </table:table-cell>
          <table:table-cell table:formula="of:=CONCATENATE(&quot;insert into mpfactory.district(id, name, city_id) values(&quot;;[.A10];&quot;,'&quot;;[.D10];&quot;',&quot;;[.B10];&quot;);&quot;)" office:value-type="string" office:string-value="insert into mpfactory.district(id, name, city_id) values(140,'Lechitów',303);">
            <text:p>insert into mpfactory.district(id, name, city_id) values(140,'Lechitów',303);</text:p>
          </table:table-cell>
        </table:table-row>
        <table:table-row table:style-name="ro1">
          <table:table-cell table:formula="of:=[.A10]+1" office:value-type="float" office:value="141">
            <text:p>141</text:p>
          </table:table-cell>
          <table:table-cell table:style-name="Default" office:value-type="float" office:value="303">
            <text:p>303</text:p>
          </table:table-cell>
          <table:table-cell table:style-name="Default" office:value-type="string">
            <text:p>koszalin</text:p>
          </table:table-cell>
          <table:table-cell office:value-type="string">
            <text:p>Lubiatowo</text:p>
          </table:table-cell>
          <table:table-cell table:formula="of:=CONCATENATE(&quot;insert into mpfactory.district(id, name, city_id) values(&quot;;[.A11];&quot;,'&quot;;[.D11];&quot;',&quot;;[.B11];&quot;);&quot;)" office:value-type="string" office:string-value="insert into mpfactory.district(id, name, city_id) values(141,'Lubiatowo',303);">
            <text:p>insert into mpfactory.district(id, name, city_id) values(141,'Lubiatowo',303);</text:p>
          </table:table-cell>
        </table:table-row>
        <table:table-row table:style-name="ro1">
          <table:table-cell table:formula="of:=[.A11]+1" office:value-type="float" office:value="142">
            <text:p>142</text:p>
          </table:table-cell>
          <table:table-cell table:style-name="Default" office:value-type="float" office:value="303">
            <text:p>303</text:p>
          </table:table-cell>
          <table:table-cell table:style-name="Default" office:value-type="string">
            <text:p>koszalin</text:p>
          </table:table-cell>
          <table:table-cell office:value-type="string">
            <text:p>Łabusz</text:p>
          </table:table-cell>
          <table:table-cell table:formula="of:=CONCATENATE(&quot;insert into mpfactory.district(id, name, city_id) values(&quot;;[.A12];&quot;,'&quot;;[.D12];&quot;',&quot;;[.B12];&quot;);&quot;)" office:value-type="string" office:string-value="insert into mpfactory.district(id, name, city_id) values(142,'Łabusz',303);">
            <text:p>insert into mpfactory.district(id, name, city_id) values(142,'Łabusz',303);</text:p>
          </table:table-cell>
        </table:table-row>
        <table:table-row table:style-name="ro1">
          <table:table-cell table:formula="of:=[.A12]+1" office:value-type="float" office:value="143">
            <text:p>143</text:p>
          </table:table-cell>
          <table:table-cell table:style-name="Default" office:value-type="float" office:value="303">
            <text:p>303</text:p>
          </table:table-cell>
          <table:table-cell table:style-name="Default" office:value-type="string">
            <text:p>koszalin</text:p>
          </table:table-cell>
          <table:table-cell office:value-type="string">
            <text:p>Na Skarpie</text:p>
          </table:table-cell>
          <table:table-cell table:formula="of:=CONCATENATE(&quot;insert into mpfactory.district(id, name, city_id) values(&quot;;[.A13];&quot;,'&quot;;[.D13];&quot;',&quot;;[.B13];&quot;);&quot;)" office:value-type="string" office:string-value="insert into mpfactory.district(id, name, city_id) values(143,'Na Skarpie',303);">
            <text:p>insert into mpfactory.district(id, name, city_id) values(143,'Na Skarpie',303);</text:p>
          </table:table-cell>
        </table:table-row>
        <table:table-row table:style-name="ro1">
          <table:table-cell table:formula="of:=[.A13]+1" office:value-type="float" office:value="144">
            <text:p>144</text:p>
          </table:table-cell>
          <table:table-cell table:style-name="Default" office:value-type="float" office:value="303">
            <text:p>303</text:p>
          </table:table-cell>
          <table:table-cell table:style-name="Default" office:value-type="string">
            <text:p>koszalin</text:p>
          </table:table-cell>
          <table:table-cell office:value-type="string">
            <text:p>Przylesie</text:p>
          </table:table-cell>
          <table:table-cell table:formula="of:=CONCATENATE(&quot;insert into mpfactory.district(id, name, city_id) values(&quot;;[.A14];&quot;,'&quot;;[.D14];&quot;',&quot;;[.B14];&quot;);&quot;)" office:value-type="string" office:string-value="insert into mpfactory.district(id, name, city_id) values(144,'Przylesie',303);">
            <text:p>insert into mpfactory.district(id, name, city_id) values(144,'Przylesie',303);</text:p>
          </table:table-cell>
        </table:table-row>
        <table:table-row table:style-name="ro1">
          <table:table-cell table:formula="of:=[.A14]+1" office:value-type="float" office:value="145">
            <text:p>145</text:p>
          </table:table-cell>
          <table:table-cell table:style-name="Default" office:value-type="float" office:value="303">
            <text:p>303</text:p>
          </table:table-cell>
          <table:table-cell table:style-name="Default" office:value-type="string">
            <text:p>koszalin</text:p>
          </table:table-cell>
          <table:table-cell office:value-type="string">
            <text:p>Raduszka.</text:p>
          </table:table-cell>
          <table:table-cell table:formula="of:=CONCATENATE(&quot;insert into mpfactory.district(id, name, city_id) values(&quot;;[.A15];&quot;,'&quot;;[.D15];&quot;',&quot;;[.B15];&quot;);&quot;)" office:value-type="string" office:string-value="insert into mpfactory.district(id, name, city_id) values(145,'Raduszka.',303);">
            <text:p>insert into mpfactory.district(id, name, city_id) values(145,'Raduszka.',303);</text:p>
          </table:table-cell>
        </table:table-row>
        <table:table-row table:style-name="ro1">
          <table:table-cell table:formula="of:=[.A15]+1" office:value-type="float" office:value="146">
            <text:p>146</text:p>
          </table:table-cell>
          <table:table-cell table:style-name="Default" office:value-type="float" office:value="303">
            <text:p>303</text:p>
          </table:table-cell>
          <table:table-cell table:style-name="Default" office:value-type="string">
            <text:p>koszalin</text:p>
          </table:table-cell>
          <table:table-cell office:value-type="string">
            <text:p>Rokosowo</text:p>
          </table:table-cell>
          <table:table-cell table:formula="of:=CONCATENATE(&quot;insert into mpfactory.district(id, name, city_id) values(&quot;;[.A16];&quot;,'&quot;;[.D16];&quot;',&quot;;[.B16];&quot;);&quot;)" office:value-type="string" office:string-value="insert into mpfactory.district(id, name, city_id) values(146,'Rokosowo',303);">
            <text:p>insert into mpfactory.district(id, name, city_id) values(146,'Rokosowo',303);</text:p>
          </table:table-cell>
        </table:table-row>
        <table:table-row table:style-name="ro1">
          <table:table-cell table:formula="of:=[.A16]+1" office:value-type="float" office:value="147">
            <text:p>147</text:p>
          </table:table-cell>
          <table:table-cell table:style-name="Default" office:value-type="float" office:value="303">
            <text:p>303</text:p>
          </table:table-cell>
          <table:table-cell table:style-name="Default" office:value-type="string">
            <text:p>koszalin</text:p>
          </table:table-cell>
          <table:table-cell office:value-type="string">
            <text:p>Sarzyno</text:p>
          </table:table-cell>
          <table:table-cell table:formula="of:=CONCATENATE(&quot;insert into mpfactory.district(id, name, city_id) values(&quot;;[.A17];&quot;,'&quot;;[.D17];&quot;',&quot;;[.B17];&quot;);&quot;)" office:value-type="string" office:string-value="insert into mpfactory.district(id, name, city_id) values(147,'Sarzyno',303);">
            <text:p>insert into mpfactory.district(id, name, city_id) values(147,'Sarzyno',303);</text:p>
          </table:table-cell>
        </table:table-row>
        <table:table-row table:style-name="ro1">
          <table:table-cell table:formula="of:=[.A17]+1" office:value-type="float" office:value="148">
            <text:p>148</text:p>
          </table:table-cell>
          <table:table-cell table:style-name="Default" office:value-type="float" office:value="303">
            <text:p>303</text:p>
          </table:table-cell>
          <table:table-cell table:style-name="Default" office:value-type="string">
            <text:p>koszalin</text:p>
          </table:table-cell>
          <table:table-cell office:value-type="string">
            <text:p>Unii Europejskiej</text:p>
          </table:table-cell>
          <table:table-cell table:formula="of:=CONCATENATE(&quot;insert into mpfactory.district(id, name, city_id) values(&quot;;[.A18];&quot;,'&quot;;[.D18];&quot;',&quot;;[.B18];&quot;);&quot;)" office:value-type="string" office:string-value="insert into mpfactory.district(id, name, city_id) values(148,'Unii Europejskiej',303);">
            <text:p>insert into mpfactory.district(id, name, city_id) values(148,'Unii Europejskiej',303);</text:p>
          </table:table-cell>
        </table:table-row>
        <table:table-row table:style-name="ro1">
          <table:table-cell table:formula="of:=[.A18]+1" office:value-type="float" office:value="149">
            <text:p>149</text:p>
          </table:table-cell>
          <table:table-cell table:style-name="Default" office:value-type="float" office:value="303">
            <text:p>303</text:p>
          </table:table-cell>
          <table:table-cell table:style-name="Default" office:value-type="string">
            <text:p>koszalin</text:p>
          </table:table-cell>
          <table:table-cell office:value-type="string">
            <text:p>Wenedów</text:p>
          </table:table-cell>
          <table:table-cell table:formula="of:=CONCATENATE(&quot;insert into mpfactory.district(id, name, city_id) values(&quot;;[.A19];&quot;,'&quot;;[.D19];&quot;',&quot;;[.B19];&quot;);&quot;)" office:value-type="string" office:string-value="insert into mpfactory.district(id, name, city_id) values(149,'Wenedów',303);">
            <text:p>insert into mpfactory.district(id, name, city_id) values(149,'Wenedów',303);</text:p>
          </table:table-cell>
        </table:table-row>
        <table:table-row table:style-name="ro1">
          <table:table-cell table:formula="of:=[.A19]+1" office:value-type="float" office:value="150">
            <text:p>150</text:p>
          </table:table-cell>
          <table:table-cell table:style-name="Default" office:value-type="float" office:value="303">
            <text:p>303</text:p>
          </table:table-cell>
          <table:table-cell table:style-name="Default" office:value-type="string">
            <text:p>koszalin</text:p>
          </table:table-cell>
          <table:table-cell office:value-type="string">
            <text:p>Wilkowo</text:p>
          </table:table-cell>
          <table:table-cell table:formula="of:=CONCATENATE(&quot;insert into mpfactory.district(id, name, city_id) values(&quot;;[.A20];&quot;,'&quot;;[.D20];&quot;',&quot;;[.B20];&quot;);&quot;)" office:value-type="string" office:string-value="insert into mpfactory.district(id, name, city_id) values(150,'Wilkowo',303);">
            <text:p>insert into mpfactory.district(id, name, city_id) values(150,'Wilkowo',303);</text:p>
          </table:table-cell>
        </table:table-row>
        <table:table-row table:style-name="ro1">
          <table:table-cell table:formula="of:=[.A20]+1" office:value-type="float" office:value="151">
            <text:p>151</text:p>
          </table:table-cell>
          <table:table-cell table:style-name="Default" office:value-type="float" office:value="303">
            <text:p>303</text:p>
          </table:table-cell>
          <table:table-cell table:style-name="Default" office:value-type="string">
            <text:p>koszalin</text:p>
          </table:table-cell>
          <table:table-cell office:value-type="string">
            <text:p>Zagórzyno</text:p>
          </table:table-cell>
          <table:table-cell table:formula="of:=CONCATENATE(&quot;insert into mpfactory.district(id, name, city_id) values(&quot;;[.A21];&quot;,'&quot;;[.D21];&quot;',&quot;;[.B21];&quot;);&quot;)" office:value-type="string" office:string-value="insert into mpfactory.district(id, name, city_id) values(151,'Zagórzyno',303);">
            <text:p>insert into mpfactory.district(id, name, city_id) values(151,'Zagórzyno',303);</text:p>
          </table:table-cell>
        </table:table-row>
        <table:table-row table:style-name="ro1">
          <table:table-cell table:formula="of:=[.A21]+1" office:value-type="float" office:value="152">
            <text:p>152</text:p>
          </table:table-cell>
          <table:table-cell table:style-name="Default" office:value-type="float" office:value="303">
            <text:p>303</text:p>
          </table:table-cell>
          <table:table-cell table:style-name="Default" office:value-type="string">
            <text:p>koszalin</text:p>
          </table:table-cell>
          <table:table-cell office:value-type="string">
            <text:p>Żabowo</text:p>
          </table:table-cell>
          <table:table-cell table:formula="of:=CONCATENATE(&quot;insert into mpfactory.district(id, name, city_id) values(&quot;;[.A22];&quot;,'&quot;;[.D22];&quot;',&quot;;[.B22];&quot;);&quot;)" office:value-type="string" office:string-value="insert into mpfactory.district(id, name, city_id) values(152,'Żabowo',303);">
            <text:p>insert into mpfactory.district(id, name, city_id) values(152,'Żabowo',303);</text:p>
          </table:table-cell>
        </table:table-row>
        <table:table-row table:style-name="ro1">
          <table:table-cell table:formula="of:=[.A22]+1" office:value-type="float" office:value="153">
            <text:p>153</text:p>
          </table:table-cell>
          <table:table-cell office:value-type="float" office:value="733">
            <text:p>733</text:p>
          </table:table-cell>
          <table:table-cell office:value-type="string">
            <text:p>Szczecin</text:p>
          </table:table-cell>
          <table:table-cell office:value-type="string">
            <text:p>Północ</text:p>
          </table:table-cell>
          <table:table-cell table:formula="of:=CONCATENATE(&quot;insert into mpfactory.district(id, name, city_id) values(&quot;;[.A23];&quot;,'&quot;;[.D23];&quot;',&quot;;[.B23];&quot;);&quot;)" office:value-type="string" office:string-value="insert into mpfactory.district(id, name, city_id) values(153,'Północ',733);">
            <text:p>insert into mpfactory.district(id, name, city_id) values(153,'Północ',733);</text:p>
          </table:table-cell>
        </table:table-row>
        <table:table-row table:style-name="ro1">
          <table:table-cell table:formula="of:=[.A23]+1" office:value-type="float" office:value="154">
            <text:p>154</text:p>
          </table:table-cell>
          <table:table-cell office:value-type="float" office:value="733">
            <text:p>733</text:p>
          </table:table-cell>
          <table:table-cell office:value-type="string">
            <text:p>Szczecin</text:p>
          </table:table-cell>
          <table:table-cell office:value-type="string">
            <text:p>Prawobrzeże </text:p>
          </table:table-cell>
          <table:table-cell table:formula="of:=CONCATENATE(&quot;insert into mpfactory.district(id, name, city_id) values(&quot;;[.A24];&quot;,'&quot;;[.D24];&quot;',&quot;;[.B24];&quot;);&quot;)" office:value-type="string" office:string-value="insert into mpfactory.district(id, name, city_id) values(154,'Prawobrzeże ',733);">
            <text:p>insert into mpfactory.district(id, name, city_id) values(154,'Prawobrzeże ',733);</text:p>
          </table:table-cell>
        </table:table-row>
        <table:table-row table:style-name="ro1">
          <table:table-cell table:formula="of:=[.A24]+1" office:value-type="float" office:value="155">
            <text:p>155</text:p>
          </table:table-cell>
          <table:table-cell office:value-type="float" office:value="733">
            <text:p>733</text:p>
          </table:table-cell>
          <table:table-cell office:value-type="string">
            <text:p>Szczecin</text:p>
          </table:table-cell>
          <table:table-cell office:value-type="string">
            <text:p>Śródmieście </text:p>
          </table:table-cell>
          <table:table-cell table:formula="of:=CONCATENATE(&quot;insert into mpfactory.district(id, name, city_id) values(&quot;;[.A25];&quot;,'&quot;;[.D25];&quot;',&quot;;[.B25];&quot;);&quot;)" office:value-type="string" office:string-value="insert into mpfactory.district(id, name, city_id) values(155,'Śródmieście ',733);">
            <text:p>insert into mpfactory.district(id, name, city_id) values(155,'Śródmieście ',733);</text:p>
          </table:table-cell>
        </table:table-row>
        <table:table-row table:style-name="ro1">
          <table:table-cell table:formula="of:=[.A25]+1" office:value-type="float" office:value="156">
            <text:p>156</text:p>
          </table:table-cell>
          <table:table-cell office:value-type="float" office:value="733">
            <text:p>733</text:p>
          </table:table-cell>
          <table:table-cell office:value-type="string">
            <text:p>Szczecin</text:p>
          </table:table-cell>
          <table:table-cell office:value-type="string">
            <text:p>Zachód</text:p>
          </table:table-cell>
          <table:table-cell table:formula="of:=CONCATENATE(&quot;insert into mpfactory.district(id, name, city_id) values(&quot;;[.A26];&quot;,'&quot;;[.D26];&quot;',&quot;;[.B26];&quot;);&quot;)" office:value-type="string" office:string-value="insert into mpfactory.district(id, name, city_id) values(156,'Zachód',733);">
            <text:p>insert into mpfactory.district(id, name, city_id) values(156,'Zachód',733);</text:p>
          </table:table-cell>
        </table:table-row>
        <table:table-row table:style-name="ro1">
          <table:table-cell table:formula="of:=[.A26]+1" office:value-type="float" office:value="157">
            <text:p>157</text:p>
          </table:table-cell>
          <table:table-cell office:value-type="float" office:value="315">
            <text:p>315</text:p>
          </table:table-cell>
          <table:table-cell office:value-type="string">
            <text:p>Kraków</text:p>
          </table:table-cell>
          <table:table-cell office:value-type="string">
            <text:p>Bieńczyce</text:p>
          </table:table-cell>
          <table:table-cell table:formula="of:=CONCATENATE(&quot;insert into mpfactory.district(id, name, city_id) values(&quot;;[.A27];&quot;,'&quot;;[.D27];&quot;',&quot;;[.B27];&quot;);&quot;)" office:value-type="string" office:string-value="insert into mpfactory.district(id, name, city_id) values(157,'Bieńczyce',315);">
            <text:p>insert into mpfactory.district(id, name, city_id) values(157,'Bieńczyce',315);</text:p>
          </table:table-cell>
        </table:table-row>
        <table:table-row table:style-name="ro1">
          <table:table-cell table:formula="of:=[.A27]+1" office:value-type="float" office:value="158">
            <text:p>158</text:p>
          </table:table-cell>
          <table:table-cell office:value-type="float" office:value="315">
            <text:p>315</text:p>
          </table:table-cell>
          <table:table-cell office:value-type="string">
            <text:p>Kraków</text:p>
          </table:table-cell>
          <table:table-cell office:value-type="string">
            <text:p>Bieżanów-Prokocim</text:p>
          </table:table-cell>
          <table:table-cell table:formula="of:=CONCATENATE(&quot;insert into mpfactory.district(id, name, city_id) values(&quot;;[.A28];&quot;,'&quot;;[.D28];&quot;',&quot;;[.B28];&quot;);&quot;)" office:value-type="string" office:string-value="insert into mpfactory.district(id, name, city_id) values(158,'Bieżanów-Prokocim',315);">
            <text:p>insert into mpfactory.district(id, name, city_id) values(158,'Bieżanów-Prokocim',315);</text:p>
          </table:table-cell>
        </table:table-row>
        <table:table-row table:style-name="ro1">
          <table:table-cell table:formula="of:=[.A28]+1" office:value-type="float" office:value="159">
            <text:p>159</text:p>
          </table:table-cell>
          <table:table-cell office:value-type="float" office:value="315">
            <text:p>315</text:p>
          </table:table-cell>
          <table:table-cell office:value-type="string">
            <text:p>Kraków</text:p>
          </table:table-cell>
          <table:table-cell office:value-type="string">
            <text:p>Bronowice</text:p>
          </table:table-cell>
          <table:table-cell table:formula="of:=CONCATENATE(&quot;insert into mpfactory.district(id, name, city_id) values(&quot;;[.A29];&quot;,'&quot;;[.D29];&quot;',&quot;;[.B29];&quot;);&quot;)" office:value-type="string" office:string-value="insert into mpfactory.district(id, name, city_id) values(159,'Bronowice',315);">
            <text:p>insert into mpfactory.district(id, name, city_id) values(159,'Bronowice',315);</text:p>
          </table:table-cell>
        </table:table-row>
        <table:table-row table:style-name="ro1">
          <table:table-cell table:formula="of:=[.A29]+1" office:value-type="float" office:value="160">
            <text:p>160</text:p>
          </table:table-cell>
          <table:table-cell office:value-type="float" office:value="315">
            <text:p>315</text:p>
          </table:table-cell>
          <table:table-cell office:value-type="string">
            <text:p>Kraków</text:p>
          </table:table-cell>
          <table:table-cell office:value-type="string">
            <text:p>Dębniki</text:p>
          </table:table-cell>
          <table:table-cell table:formula="of:=CONCATENATE(&quot;insert into mpfactory.district(id, name, city_id) values(&quot;;[.A30];&quot;,'&quot;;[.D30];&quot;',&quot;;[.B30];&quot;);&quot;)" office:value-type="string" office:string-value="insert into mpfactory.district(id, name, city_id) values(160,'Dębniki',315);">
            <text:p>insert into mpfactory.district(id, name, city_id) values(160,'Dębniki',315);</text:p>
          </table:table-cell>
        </table:table-row>
        <table:table-row table:style-name="ro1">
          <table:table-cell table:formula="of:=[.A30]+1" office:value-type="float" office:value="161">
            <text:p>161</text:p>
          </table:table-cell>
          <table:table-cell office:value-type="float" office:value="315">
            <text:p>315</text:p>
          </table:table-cell>
          <table:table-cell office:value-type="string">
            <text:p>Kraków</text:p>
          </table:table-cell>
          <table:table-cell office:value-type="string">
            <text:p>Czyżyny</text:p>
          </table:table-cell>
          <table:table-cell table:formula="of:=CONCATENATE(&quot;insert into mpfactory.district(id, name, city_id) values(&quot;;[.A31];&quot;,'&quot;;[.D31];&quot;',&quot;;[.B31];&quot;);&quot;)" office:value-type="string" office:string-value="insert into mpfactory.district(id, name, city_id) values(161,'Czyżyny',315);">
            <text:p>insert into mpfactory.district(id, name, city_id) values(161,'Czyżyny',315);</text:p>
          </table:table-cell>
        </table:table-row>
        <table:table-row table:style-name="ro1">
          <table:table-cell table:formula="of:=[.A31]+1" office:value-type="float" office:value="162">
            <text:p>162</text:p>
          </table:table-cell>
          <table:table-cell office:value-type="float" office:value="315">
            <text:p>315</text:p>
          </table:table-cell>
          <table:table-cell office:value-type="string">
            <text:p>Kraków</text:p>
          </table:table-cell>
          <table:table-cell office:value-type="string">
            <text:p>Grzegórzki</text:p>
          </table:table-cell>
          <table:table-cell table:formula="of:=CONCATENATE(&quot;insert into mpfactory.district(id, name, city_id) values(&quot;;[.A32];&quot;,'&quot;;[.D32];&quot;',&quot;;[.B32];&quot;);&quot;)" office:value-type="string" office:string-value="insert into mpfactory.district(id, name, city_id) values(162,'Grzegórzki',315);">
            <text:p>insert into mpfactory.district(id, name, city_id) values(162,'Grzegórzki',315);</text:p>
          </table:table-cell>
        </table:table-row>
        <table:table-row table:style-name="ro1">
          <table:table-cell table:formula="of:=[.A32]+1" office:value-type="float" office:value="163">
            <text:p>163</text:p>
          </table:table-cell>
          <table:table-cell office:value-type="float" office:value="315">
            <text:p>315</text:p>
          </table:table-cell>
          <table:table-cell office:value-type="string">
            <text:p>Kraków</text:p>
          </table:table-cell>
          <table:table-cell office:value-type="string">
            <text:p>Krowodrza</text:p>
          </table:table-cell>
          <table:table-cell table:formula="of:=CONCATENATE(&quot;insert into mpfactory.district(id, name, city_id) values(&quot;;[.A33];&quot;,'&quot;;[.D33];&quot;',&quot;;[.B33];&quot;);&quot;)" office:value-type="string" office:string-value="insert into mpfactory.district(id, name, city_id) values(163,'Krowodrza',315);">
            <text:p>insert into mpfactory.district(id, name, city_id) values(163,'Krowodrza',315);</text:p>
          </table:table-cell>
        </table:table-row>
        <table:table-row table:style-name="ro1">
          <table:table-cell table:formula="of:=[.A33]+1" office:value-type="float" office:value="164">
            <text:p>164</text:p>
          </table:table-cell>
          <table:table-cell office:value-type="float" office:value="315">
            <text:p>315</text:p>
          </table:table-cell>
          <table:table-cell office:value-type="string">
            <text:p>Kraków</text:p>
          </table:table-cell>
          <table:table-cell office:value-type="string">
            <text:p>Łagiewniki-Borek Fałęcki</text:p>
          </table:table-cell>
          <table:table-cell table:formula="of:=CONCATENATE(&quot;insert into mpfactory.district(id, name, city_id) values(&quot;;[.A34];&quot;,'&quot;;[.D34];&quot;',&quot;;[.B34];&quot;);&quot;)" office:value-type="string" office:string-value="insert into mpfactory.district(id, name, city_id) values(164,'Łagiewniki-Borek Fałęcki',315);">
            <text:p>insert into mpfactory.district(id, name, city_id) values(164,'Łagiewniki-Borek Fałęcki',315);</text:p>
          </table:table-cell>
        </table:table-row>
        <table:table-row table:style-name="ro1">
          <table:table-cell table:formula="of:=[.A34]+1" office:value-type="float" office:value="165">
            <text:p>165</text:p>
          </table:table-cell>
          <table:table-cell office:value-type="float" office:value="315">
            <text:p>315</text:p>
          </table:table-cell>
          <table:table-cell office:value-type="string">
            <text:p>Kraków</text:p>
          </table:table-cell>
          <table:table-cell office:value-type="string">
            <text:p>Mistrzejowice</text:p>
          </table:table-cell>
          <table:table-cell table:formula="of:=CONCATENATE(&quot;insert into mpfactory.district(id, name, city_id) values(&quot;;[.A35];&quot;,'&quot;;[.D35];&quot;',&quot;;[.B35];&quot;);&quot;)" office:value-type="string" office:string-value="insert into mpfactory.district(id, name, city_id) values(165,'Mistrzejowice',315);">
            <text:p>insert into mpfactory.district(id, name, city_id) values(165,'Mistrzejowice',315);</text:p>
          </table:table-cell>
        </table:table-row>
        <table:table-row table:style-name="ro1">
          <table:table-cell table:formula="of:=[.A35]+1" office:value-type="float" office:value="166">
            <text:p>166</text:p>
          </table:table-cell>
          <table:table-cell office:value-type="float" office:value="315">
            <text:p>315</text:p>
          </table:table-cell>
          <table:table-cell office:value-type="string">
            <text:p>Kraków</text:p>
          </table:table-cell>
          <table:table-cell office:value-type="string">
            <text:p>Nowa Huta</text:p>
          </table:table-cell>
          <table:table-cell table:formula="of:=CONCATENATE(&quot;insert into mpfactory.district(id, name, city_id) values(&quot;;[.A36];&quot;,'&quot;;[.D36];&quot;',&quot;;[.B36];&quot;);&quot;)" office:value-type="string" office:string-value="insert into mpfactory.district(id, name, city_id) values(166,'Nowa Huta',315);">
            <text:p>insert into mpfactory.district(id, name, city_id) values(166,'Nowa Huta',315);</text:p>
          </table:table-cell>
        </table:table-row>
        <table:table-row table:style-name="ro1">
          <table:table-cell table:formula="of:=[.A36]+1" office:value-type="float" office:value="167">
            <text:p>167</text:p>
          </table:table-cell>
          <table:table-cell office:value-type="float" office:value="315">
            <text:p>315</text:p>
          </table:table-cell>
          <table:table-cell office:value-type="string">
            <text:p>Kraków</text:p>
          </table:table-cell>
          <table:table-cell office:value-type="string">
            <text:p>Podgórze</text:p>
          </table:table-cell>
          <table:table-cell table:formula="of:=CONCATENATE(&quot;insert into mpfactory.district(id, name, city_id) values(&quot;;[.A37];&quot;,'&quot;;[.D37];&quot;',&quot;;[.B37];&quot;);&quot;)" office:value-type="string" office:string-value="insert into mpfactory.district(id, name, city_id) values(167,'Podgórze',315);">
            <text:p>insert into mpfactory.district(id, name, city_id) values(167,'Podgórze',315);</text:p>
          </table:table-cell>
        </table:table-row>
        <table:table-row table:style-name="ro1">
          <table:table-cell table:formula="of:=[.A37]+1" office:value-type="float" office:value="168">
            <text:p>168</text:p>
          </table:table-cell>
          <table:table-cell office:value-type="float" office:value="315">
            <text:p>315</text:p>
          </table:table-cell>
          <table:table-cell office:value-type="string">
            <text:p>Kraków</text:p>
          </table:table-cell>
          <table:table-cell office:value-type="string">
            <text:p>Podgórze Duchackie</text:p>
          </table:table-cell>
          <table:table-cell table:formula="of:=CONCATENATE(&quot;insert into mpfactory.district(id, name, city_id) values(&quot;;[.A38];&quot;,'&quot;;[.D38];&quot;',&quot;;[.B38];&quot;);&quot;)" office:value-type="string" office:string-value="insert into mpfactory.district(id, name, city_id) values(168,'Podgórze Duchackie',315);">
            <text:p>insert into mpfactory.district(id, name, city_id) values(168,'Podgórze Duchackie',315);</text:p>
          </table:table-cell>
        </table:table-row>
        <table:table-row table:style-name="ro1">
          <table:table-cell table:formula="of:=[.A38]+1" office:value-type="float" office:value="169">
            <text:p>169</text:p>
          </table:table-cell>
          <table:table-cell office:value-type="float" office:value="315">
            <text:p>315</text:p>
          </table:table-cell>
          <table:table-cell office:value-type="string">
            <text:p>Kraków</text:p>
          </table:table-cell>
          <table:table-cell office:value-type="string">
            <text:p>Prądnik Czerwony</text:p>
          </table:table-cell>
          <table:table-cell table:formula="of:=CONCATENATE(&quot;insert into mpfactory.district(id, name, city_id) values(&quot;;[.A39];&quot;,'&quot;;[.D39];&quot;',&quot;;[.B39];&quot;);&quot;)" office:value-type="string" office:string-value="insert into mpfactory.district(id, name, city_id) values(169,'Prądnik Czerwony',315);">
            <text:p>insert into mpfactory.district(id, name, city_id) values(169,'Prądnik Czerwony',315);</text:p>
          </table:table-cell>
        </table:table-row>
        <table:table-row table:style-name="ro1">
          <table:table-cell table:formula="of:=[.A39]+1" office:value-type="float" office:value="170">
            <text:p>170</text:p>
          </table:table-cell>
          <table:table-cell office:value-type="float" office:value="315">
            <text:p>315</text:p>
          </table:table-cell>
          <table:table-cell office:value-type="string">
            <text:p>Kraków</text:p>
          </table:table-cell>
          <table:table-cell office:value-type="string">
            <text:p>Prądnik Biały</text:p>
          </table:table-cell>
          <table:table-cell table:formula="of:=CONCATENATE(&quot;insert into mpfactory.district(id, name, city_id) values(&quot;;[.A40];&quot;,'&quot;;[.D40];&quot;',&quot;;[.B40];&quot;);&quot;)" office:value-type="string" office:string-value="insert into mpfactory.district(id, name, city_id) values(170,'Prądnik Biały',315);">
            <text:p>insert into mpfactory.district(id, name, city_id) values(170,'Prądnik Biały',315);</text:p>
          </table:table-cell>
        </table:table-row>
        <table:table-row table:style-name="ro1">
          <table:table-cell table:formula="of:=[.A40]+1" office:value-type="float" office:value="171">
            <text:p>171</text:p>
          </table:table-cell>
          <table:table-cell office:value-type="float" office:value="315">
            <text:p>315</text:p>
          </table:table-cell>
          <table:table-cell office:value-type="string">
            <text:p>Kraków</text:p>
          </table:table-cell>
          <table:table-cell office:value-type="string">
            <text:p>Stare Miasto</text:p>
          </table:table-cell>
          <table:table-cell table:formula="of:=CONCATENATE(&quot;insert into mpfactory.district(id, name, city_id) values(&quot;;[.A41];&quot;,'&quot;;[.D41];&quot;',&quot;;[.B41];&quot;);&quot;)" office:value-type="string" office:string-value="insert into mpfactory.district(id, name, city_id) values(171,'Stare Miasto',315);">
            <text:p>insert into mpfactory.district(id, name, city_id) values(171,'Stare Miasto',315);</text:p>
          </table:table-cell>
        </table:table-row>
        <table:table-row table:style-name="ro1">
          <table:table-cell table:formula="of:=[.A41]+1" office:value-type="float" office:value="172">
            <text:p>172</text:p>
          </table:table-cell>
          <table:table-cell office:value-type="float" office:value="315">
            <text:p>315</text:p>
          </table:table-cell>
          <table:table-cell office:value-type="string">
            <text:p>Kraków</text:p>
          </table:table-cell>
          <table:table-cell office:value-type="string">
            <text:p>Swoszowice</text:p>
          </table:table-cell>
          <table:table-cell table:formula="of:=CONCATENATE(&quot;insert into mpfactory.district(id, name, city_id) values(&quot;;[.A42];&quot;,'&quot;;[.D42];&quot;',&quot;;[.B42];&quot;);&quot;)" office:value-type="string" office:string-value="insert into mpfactory.district(id, name, city_id) values(172,'Swoszowice',315);">
            <text:p>insert into mpfactory.district(id, name, city_id) values(172,'Swoszowice',315);</text:p>
          </table:table-cell>
        </table:table-row>
        <table:table-row table:style-name="ro1">
          <table:table-cell table:formula="of:=[.A42]+1" office:value-type="float" office:value="173">
            <text:p>173</text:p>
          </table:table-cell>
          <table:table-cell office:value-type="float" office:value="315">
            <text:p>315</text:p>
          </table:table-cell>
          <table:table-cell office:value-type="string">
            <text:p>Kraków</text:p>
          </table:table-cell>
          <table:table-cell office:value-type="string">
            <text:p>Wzgórza Krzesławickie</text:p>
          </table:table-cell>
          <table:table-cell table:formula="of:=CONCATENATE(&quot;insert into mpfactory.district(id, name, city_id) values(&quot;;[.A43];&quot;,'&quot;;[.D43];&quot;',&quot;;[.B43];&quot;);&quot;)" office:value-type="string" office:string-value="insert into mpfactory.district(id, name, city_id) values(173,'Wzgórza Krzesławickie',315);">
            <text:p>insert into mpfactory.district(id, name, city_id) values(173,'Wzgórza Krzesławickie',315);</text:p>
          </table:table-cell>
        </table:table-row>
        <table:table-row table:style-name="ro1">
          <table:table-cell table:formula="of:=[.A43]+1" office:value-type="float" office:value="174">
            <text:p>174</text:p>
          </table:table-cell>
          <table:table-cell office:value-type="float" office:value="315">
            <text:p>315</text:p>
          </table:table-cell>
          <table:table-cell office:value-type="string">
            <text:p>Kraków</text:p>
          </table:table-cell>
          <table:table-cell office:value-type="string">
            <text:p>Zwierzyniec</text:p>
          </table:table-cell>
          <table:table-cell table:formula="of:=CONCATENATE(&quot;insert into mpfactory.district(id, name, city_id) values(&quot;;[.A44];&quot;,'&quot;;[.D44];&quot;',&quot;;[.B44];&quot;);&quot;)" office:value-type="string" office:string-value="insert into mpfactory.district(id, name, city_id) values(174,'Zwierzyniec',315);">
            <text:p>insert into mpfactory.district(id, name, city_id) values(174,'Zwierzyniec',315);</text:p>
          </table:table-cell>
        </table:table-row>
        <table:table-row table:style-name="ro1">
          <table:table-cell table:formula="of:=[.A44]+1" office:value-type="float" office:value="175">
            <text:p>175</text:p>
          </table:table-cell>
          <table:table-cell office:value-type="float" office:value="366">
            <text:p>366</text:p>
          </table:table-cell>
          <table:table-cell office:value-type="string">
            <text:p>Lublin</text:p>
          </table:table-cell>
          <table:table-cell office:value-type="string">
            <text:p>Abramowice</text:p>
          </table:table-cell>
          <table:table-cell table:formula="of:=CONCATENATE(&quot;insert into mpfactory.district(id, name, city_id) values(&quot;;[.A45];&quot;,'&quot;;[.D45];&quot;',&quot;;[.B45];&quot;);&quot;)" office:value-type="string" office:string-value="insert into mpfactory.district(id, name, city_id) values(175,'Abramowice',366);">
            <text:p>insert into mpfactory.district(id, name, city_id) values(175,'Abramowice',366);</text:p>
          </table:table-cell>
        </table:table-row>
        <table:table-row table:style-name="ro1">
          <table:table-cell table:formula="of:=[.A45]+1" office:value-type="float" office:value="176">
            <text:p>176</text:p>
          </table:table-cell>
          <table:table-cell office:value-type="float" office:value="366">
            <text:p>366</text:p>
          </table:table-cell>
          <table:table-cell office:value-type="string">
            <text:p>Lublin</text:p>
          </table:table-cell>
          <table:table-cell office:value-type="string">
            <text:p>Bronowice</text:p>
          </table:table-cell>
          <table:table-cell table:formula="of:=CONCATENATE(&quot;insert into mpfactory.district(id, name, city_id) values(&quot;;[.A46];&quot;,'&quot;;[.D46];&quot;',&quot;;[.B46];&quot;);&quot;)" office:value-type="string" office:string-value="insert into mpfactory.district(id, name, city_id) values(176,'Bronowice',366);">
            <text:p>insert into mpfactory.district(id, name, city_id) values(176,'Bronowice',366);</text:p>
          </table:table-cell>
        </table:table-row>
        <table:table-row table:style-name="ro1">
          <table:table-cell table:formula="of:=[.A46]+1" office:value-type="float" office:value="177">
            <text:p>177</text:p>
          </table:table-cell>
          <table:table-cell office:value-type="float" office:value="366">
            <text:p>366</text:p>
          </table:table-cell>
          <table:table-cell office:value-type="string">
            <text:p>Lublin</text:p>
          </table:table-cell>
          <table:table-cell office:value-type="string">
            <text:p>Bursaki</text:p>
          </table:table-cell>
          <table:table-cell table:formula="of:=CONCATENATE(&quot;insert into mpfactory.district(id, name, city_id) values(&quot;;[.A47];&quot;,'&quot;;[.D47];&quot;',&quot;;[.B47];&quot;);&quot;)" office:value-type="string" office:string-value="insert into mpfactory.district(id, name, city_id) values(177,'Bursaki',366);">
            <text:p>insert into mpfactory.district(id, name, city_id) values(177,'Bursaki',366);</text:p>
          </table:table-cell>
        </table:table-row>
        <table:table-row table:style-name="ro1">
          <table:table-cell table:formula="of:=[.A47]+1" office:value-type="float" office:value="178">
            <text:p>178</text:p>
          </table:table-cell>
          <table:table-cell office:value-type="float" office:value="366">
            <text:p>366</text:p>
          </table:table-cell>
          <table:table-cell office:value-type="string">
            <text:p>Lublin</text:p>
          </table:table-cell>
          <table:table-cell office:value-type="string">
            <text:p>Czechów</text:p>
          </table:table-cell>
          <table:table-cell table:formula="of:=CONCATENATE(&quot;insert into mpfactory.district(id, name, city_id) values(&quot;;[.A48];&quot;,'&quot;;[.D48];&quot;',&quot;;[.B48];&quot;);&quot;)" office:value-type="string" office:string-value="insert into mpfactory.district(id, name, city_id) values(178,'Czechów',366);">
            <text:p>insert into mpfactory.district(id, name, city_id) values(178,'Czechów',366);</text:p>
          </table:table-cell>
        </table:table-row>
        <table:table-row table:style-name="ro1">
          <table:table-cell table:formula="of:=[.A48]+1" office:value-type="float" office:value="179">
            <text:p>179</text:p>
          </table:table-cell>
          <table:table-cell office:value-type="float" office:value="366">
            <text:p>366</text:p>
          </table:table-cell>
          <table:table-cell office:value-type="string">
            <text:p>Lublin</text:p>
          </table:table-cell>
          <table:table-cell office:value-type="string">
            <text:p>Czuby</text:p>
          </table:table-cell>
          <table:table-cell table:formula="of:=CONCATENATE(&quot;insert into mpfactory.district(id, name, city_id) values(&quot;;[.A49];&quot;,'&quot;;[.D49];&quot;',&quot;;[.B49];&quot;);&quot;)" office:value-type="string" office:string-value="insert into mpfactory.district(id, name, city_id) values(179,'Czuby',366);">
            <text:p>insert into mpfactory.district(id, name, city_id) values(179,'Czuby',366);</text:p>
          </table:table-cell>
        </table:table-row>
        <table:table-row table:style-name="ro1">
          <table:table-cell table:formula="of:=[.A49]+1" office:value-type="float" office:value="180">
            <text:p>180</text:p>
          </table:table-cell>
          <table:table-cell office:value-type="float" office:value="366">
            <text:p>366</text:p>
          </table:table-cell>
          <table:table-cell office:value-type="string">
            <text:p>Lublin</text:p>
          </table:table-cell>
          <table:table-cell office:value-type="string">
            <text:p>Dziesiąta</text:p>
          </table:table-cell>
          <table:table-cell table:formula="of:=CONCATENATE(&quot;insert into mpfactory.district(id, name, city_id) values(&quot;;[.A50];&quot;,'&quot;;[.D50];&quot;',&quot;;[.B50];&quot;);&quot;)" office:value-type="string" office:string-value="insert into mpfactory.district(id, name, city_id) values(180,'Dziesiąta',366);">
            <text:p>insert into mpfactory.district(id, name, city_id) values(180,'Dziesiąta',366);</text:p>
          </table:table-cell>
        </table:table-row>
        <table:table-row table:style-name="ro1">
          <table:table-cell table:formula="of:=[.A50]+1" office:value-type="float" office:value="181">
            <text:p>181</text:p>
          </table:table-cell>
          <table:table-cell office:value-type="float" office:value="366">
            <text:p>366</text:p>
          </table:table-cell>
          <table:table-cell office:value-type="string">
            <text:p>Lublin</text:p>
          </table:table-cell>
          <table:table-cell office:value-type="string">
            <text:p>Hajdów</text:p>
          </table:table-cell>
          <table:table-cell table:formula="of:=CONCATENATE(&quot;insert into mpfactory.district(id, name, city_id) values(&quot;;[.A51];&quot;,'&quot;;[.D51];&quot;',&quot;;[.B51];&quot;);&quot;)" office:value-type="string" office:string-value="insert into mpfactory.district(id, name, city_id) values(181,'Hajdów',366);">
            <text:p>insert into mpfactory.district(id, name, city_id) values(181,'Hajdów',366);</text:p>
          </table:table-cell>
        </table:table-row>
        <table:table-row table:style-name="ro1">
          <table:table-cell table:formula="of:=[.A51]+1" office:value-type="float" office:value="182">
            <text:p>182</text:p>
          </table:table-cell>
          <table:table-cell office:value-type="float" office:value="366">
            <text:p>366</text:p>
          </table:table-cell>
          <table:table-cell office:value-type="string">
            <text:p>Lublin</text:p>
          </table:table-cell>
          <table:table-cell office:value-type="string">
            <text:p>Kalinowszczyzna</text:p>
          </table:table-cell>
          <table:table-cell table:formula="of:=CONCATENATE(&quot;insert into mpfactory.district(id, name, city_id) values(&quot;;[.A52];&quot;,'&quot;;[.D52];&quot;',&quot;;[.B52];&quot;);&quot;)" office:value-type="string" office:string-value="insert into mpfactory.district(id, name, city_id) values(182,'Kalinowszczyzna',366);">
            <text:p>insert into mpfactory.district(id, name, city_id) values(182,'Kalinowszczyzna',366);</text:p>
          </table:table-cell>
        </table:table-row>
        <table:table-row table:style-name="ro1">
          <table:table-cell table:formula="of:=[.A52]+1" office:value-type="float" office:value="183">
            <text:p>183</text:p>
          </table:table-cell>
          <table:table-cell office:value-type="float" office:value="366">
            <text:p>366</text:p>
          </table:table-cell>
          <table:table-cell office:value-type="string">
            <text:p>Lublin</text:p>
          </table:table-cell>
          <table:table-cell office:value-type="string">
            <text:p>Kośminek</text:p>
          </table:table-cell>
          <table:table-cell table:formula="of:=CONCATENATE(&quot;insert into mpfactory.district(id, name, city_id) values(&quot;;[.A53];&quot;,'&quot;;[.D53];&quot;',&quot;;[.B53];&quot;);&quot;)" office:value-type="string" office:string-value="insert into mpfactory.district(id, name, city_id) values(183,'Kośminek',366);">
            <text:p>insert into mpfactory.district(id, name, city_id) values(183,'Kośminek',366);</text:p>
          </table:table-cell>
        </table:table-row>
        <table:table-row table:style-name="ro1">
          <table:table-cell table:formula="of:=[.A53]+1" office:value-type="float" office:value="184">
            <text:p>184</text:p>
          </table:table-cell>
          <table:table-cell office:value-type="float" office:value="366">
            <text:p>366</text:p>
          </table:table-cell>
          <table:table-cell office:value-type="string">
            <text:p>Lublin</text:p>
          </table:table-cell>
          <table:table-cell office:value-type="string">
            <text:p>Majdan Tatarski</text:p>
          </table:table-cell>
          <table:table-cell table:formula="of:=CONCATENATE(&quot;insert into mpfactory.district(id, name, city_id) values(&quot;;[.A54];&quot;,'&quot;;[.D54];&quot;',&quot;;[.B54];&quot;);&quot;)" office:value-type="string" office:string-value="insert into mpfactory.district(id, name, city_id) values(184,'Majdan Tatarski',366);">
            <text:p>insert into mpfactory.district(id, name, city_id) values(184,'Majdan Tatarski',366);</text:p>
          </table:table-cell>
        </table:table-row>
        <table:table-row table:style-name="ro1">
          <table:table-cell table:formula="of:=[.A54]+1" office:value-type="float" office:value="185">
            <text:p>185</text:p>
          </table:table-cell>
          <table:table-cell office:value-type="float" office:value="366">
            <text:p>366</text:p>
          </table:table-cell>
          <table:table-cell office:value-type="string">
            <text:p>Lublin</text:p>
          </table:table-cell>
          <table:table-cell office:value-type="string">
            <text:p>Piaski</text:p>
          </table:table-cell>
          <table:table-cell table:formula="of:=CONCATENATE(&quot;insert into mpfactory.district(id, name, city_id) values(&quot;;[.A55];&quot;,'&quot;;[.D55];&quot;',&quot;;[.B55];&quot;);&quot;)" office:value-type="string" office:string-value="insert into mpfactory.district(id, name, city_id) values(185,'Piaski',366);">
            <text:p>insert into mpfactory.district(id, name, city_id) values(185,'Piaski',366);</text:p>
          </table:table-cell>
        </table:table-row>
        <table:table-row table:style-name="ro1">
          <table:table-cell table:formula="of:=[.A55]+1" office:value-type="float" office:value="186">
            <text:p>186</text:p>
          </table:table-cell>
          <table:table-cell office:value-type="float" office:value="366">
            <text:p>366</text:p>
          </table:table-cell>
          <table:table-cell office:value-type="string">
            <text:p>Lublin</text:p>
          </table:table-cell>
          <table:table-cell office:value-type="string">
            <text:p>Ponikwoda</text:p>
          </table:table-cell>
          <table:table-cell table:formula="of:=CONCATENATE(&quot;insert into mpfactory.district(id, name, city_id) values(&quot;;[.A56];&quot;,'&quot;;[.D56];&quot;',&quot;;[.B56];&quot;);&quot;)" office:value-type="string" office:string-value="insert into mpfactory.district(id, name, city_id) values(186,'Ponikwoda',366);">
            <text:p>insert into mpfactory.district(id, name, city_id) values(186,'Ponikwoda',366);</text:p>
          </table:table-cell>
        </table:table-row>
        <table:table-row table:style-name="ro1">
          <table:table-cell table:formula="of:=[.A56]+1" office:value-type="float" office:value="187">
            <text:p>187</text:p>
          </table:table-cell>
          <table:table-cell office:value-type="float" office:value="366">
            <text:p>366</text:p>
          </table:table-cell>
          <table:table-cell office:value-type="string">
            <text:p>Lublin</text:p>
          </table:table-cell>
          <table:table-cell office:value-type="string">
            <text:p>Rury (LSM)</text:p>
          </table:table-cell>
          <table:table-cell table:formula="of:=CONCATENATE(&quot;insert into mpfactory.district(id, name, city_id) values(&quot;;[.A57];&quot;,'&quot;;[.D57];&quot;',&quot;;[.B57];&quot;);&quot;)" office:value-type="string" office:string-value="insert into mpfactory.district(id, name, city_id) values(187,'Rury (LSM)',366);">
            <text:p>insert into mpfactory.district(id, name, city_id) values(187,'Rury (LSM)',366);</text:p>
          </table:table-cell>
        </table:table-row>
        <table:table-row table:style-name="ro1">
          <table:table-cell table:formula="of:=[.A57]+1" office:value-type="float" office:value="188">
            <text:p>188</text:p>
          </table:table-cell>
          <table:table-cell office:value-type="float" office:value="366">
            <text:p>366</text:p>
          </table:table-cell>
          <table:table-cell office:value-type="string">
            <text:p>Lublin</text:p>
          </table:table-cell>
          <table:table-cell office:value-type="string">
            <text:p>Sławin i Sławinek</text:p>
          </table:table-cell>
          <table:table-cell table:formula="of:=CONCATENATE(&quot;insert into mpfactory.district(id, name, city_id) values(&quot;;[.A58];&quot;,'&quot;;[.D58];&quot;',&quot;;[.B58];&quot;);&quot;)" office:value-type="string" office:string-value="insert into mpfactory.district(id, name, city_id) values(188,'Sławin i Sławinek',366);">
            <text:p>insert into mpfactory.district(id, name, city_id) values(188,'Sławin i Sławinek',366);</text:p>
          </table:table-cell>
        </table:table-row>
        <table:table-row table:style-name="ro1">
          <table:table-cell table:formula="of:=[.A58]+1" office:value-type="float" office:value="189">
            <text:p>189</text:p>
          </table:table-cell>
          <table:table-cell office:value-type="float" office:value="366">
            <text:p>366</text:p>
          </table:table-cell>
          <table:table-cell office:value-type="string">
            <text:p>Lublin</text:p>
          </table:table-cell>
          <table:table-cell office:value-type="string">
            <text:p>Śródmieście</text:p>
          </table:table-cell>
          <table:table-cell table:formula="of:=CONCATENATE(&quot;insert into mpfactory.district(id, name, city_id) values(&quot;;[.A59];&quot;,'&quot;;[.D59];&quot;',&quot;;[.B59];&quot;);&quot;)" office:value-type="string" office:string-value="insert into mpfactory.district(id, name, city_id) values(189,'Śródmieście',366);">
            <text:p>insert into mpfactory.district(id, name, city_id) values(189,'Śródmieście',366);</text:p>
          </table:table-cell>
        </table:table-row>
        <table:table-row table:style-name="ro1">
          <table:table-cell table:formula="of:=[.A59]+1" office:value-type="float" office:value="190">
            <text:p>190</text:p>
          </table:table-cell>
          <table:table-cell office:value-type="float" office:value="366">
            <text:p>366</text:p>
          </table:table-cell>
          <table:table-cell office:value-type="string">
            <text:p>Lublin</text:p>
          </table:table-cell>
          <table:table-cell office:value-type="string">
            <text:p>Tatary</text:p>
          </table:table-cell>
          <table:table-cell table:formula="of:=CONCATENATE(&quot;insert into mpfactory.district(id, name, city_id) values(&quot;;[.A60];&quot;,'&quot;;[.D60];&quot;',&quot;;[.B60];&quot;);&quot;)" office:value-type="string" office:string-value="insert into mpfactory.district(id, name, city_id) values(190,'Tatary',366);">
            <text:p>insert into mpfactory.district(id, name, city_id) values(190,'Tatary',366);</text:p>
          </table:table-cell>
        </table:table-row>
        <table:table-row table:style-name="ro1">
          <table:table-cell table:formula="of:=[.A60]+1" office:value-type="float" office:value="191">
            <text:p>191</text:p>
          </table:table-cell>
          <table:table-cell office:value-type="float" office:value="366">
            <text:p>366</text:p>
          </table:table-cell>
          <table:table-cell office:value-type="string">
            <text:p>Lublin</text:p>
          </table:table-cell>
          <table:table-cell office:value-type="string">
            <text:p>Wieniawa</text:p>
          </table:table-cell>
          <table:table-cell table:formula="of:=CONCATENATE(&quot;insert into mpfactory.district(id, name, city_id) values(&quot;;[.A61];&quot;,'&quot;;[.D61];&quot;',&quot;;[.B61];&quot;);&quot;)" office:value-type="string" office:string-value="insert into mpfactory.district(id, name, city_id) values(191,'Wieniawa',366);">
            <text:p>insert into mpfactory.district(id, name, city_id) values(191,'Wieniawa',366);</text:p>
          </table:table-cell>
        </table:table-row>
        <table:table-row table:style-name="ro1">
          <table:table-cell table:formula="of:=[.A61]+1" office:value-type="float" office:value="192">
            <text:p>192</text:p>
          </table:table-cell>
          <table:table-cell office:value-type="float" office:value="366">
            <text:p>366</text:p>
          </table:table-cell>
          <table:table-cell office:value-type="string">
            <text:p>Lublin</text:p>
          </table:table-cell>
          <table:table-cell office:value-type="string">
            <text:p>Wrotków</text:p>
          </table:table-cell>
          <table:table-cell table:formula="of:=CONCATENATE(&quot;insert into mpfactory.district(id, name, city_id) values(&quot;;[.A62];&quot;,'&quot;;[.D62];&quot;',&quot;;[.B62];&quot;);&quot;)" office:value-type="string" office:string-value="insert into mpfactory.district(id, name, city_id) values(192,'Wrotków',366);">
            <text:p>insert into mpfactory.district(id, name, city_id) values(192,'Wrotków',366);</text:p>
          </table:table-cell>
        </table:table-row>
        <table:table-row table:style-name="ro1">
          <table:table-cell table:formula="of:=[.A62]+1" office:value-type="float" office:value="193">
            <text:p>193</text:p>
          </table:table-cell>
          <table:table-cell office:value-type="float" office:value="366">
            <text:p>366</text:p>
          </table:table-cell>
          <table:table-cell office:value-type="string">
            <text:p>Lublin</text:p>
          </table:table-cell>
          <table:table-cell office:value-type="string">
            <text:p>Zemborzyce</text:p>
          </table:table-cell>
          <table:table-cell table:formula="of:=CONCATENATE(&quot;insert into mpfactory.district(id, name, city_id) values(&quot;;[.A63];&quot;,'&quot;;[.D63];&quot;',&quot;;[.B63];&quot;);&quot;)" office:value-type="string" office:string-value="insert into mpfactory.district(id, name, city_id) values(193,'Zemborzyce',366);">
            <text:p>insert into mpfactory.district(id, name, city_id) values(193,'Zemborzyce',366);</text:p>
          </table:table-cell>
        </table:table-row>
        <table:table-row table:style-name="ro1">
          <table:table-cell table:formula="of:=[.A63]+1" office:value-type="float" office:value="194">
            <text:p>194</text:p>
          </table:table-cell>
          <table:table-cell office:value-type="float" office:value="496">
            <text:p>496</text:p>
          </table:table-cell>
          <table:table-cell office:value-type="string">
            <text:p>Olsztyn</text:p>
          </table:table-cell>
          <table:table-cell office:value-type="string">
            <text:p>Brzeziny</text:p>
          </table:table-cell>
          <table:table-cell table:formula="of:=CONCATENATE(&quot;insert into mpfactory.district(id, name, city_id) values(&quot;;[.A64];&quot;,'&quot;;[.D64];&quot;',&quot;;[.B64];&quot;);&quot;)" office:value-type="string" office:string-value="insert into mpfactory.district(id, name, city_id) values(194,'Brzeziny',496);">
            <text:p>insert into mpfactory.district(id, name, city_id) values(194,'Brzeziny',496);</text:p>
          </table:table-cell>
        </table:table-row>
        <table:table-row table:style-name="ro1">
          <table:table-cell table:formula="of:=[.A64]+1" office:value-type="float" office:value="195">
            <text:p>195</text:p>
          </table:table-cell>
          <table:table-cell office:value-type="float" office:value="496">
            <text:p>496</text:p>
          </table:table-cell>
          <table:table-cell office:value-type="string">
            <text:p>Olsztyn</text:p>
          </table:table-cell>
          <table:table-cell office:value-type="string">
            <text:p>Dajtki</text:p>
          </table:table-cell>
          <table:table-cell table:formula="of:=CONCATENATE(&quot;insert into mpfactory.district(id, name, city_id) values(&quot;;[.A65];&quot;,'&quot;;[.D65];&quot;',&quot;;[.B65];&quot;);&quot;)" office:value-type="string" office:string-value="insert into mpfactory.district(id, name, city_id) values(195,'Dajtki',496);">
            <text:p>insert into mpfactory.district(id, name, city_id) values(195,'Dajtki',496);</text:p>
          </table:table-cell>
        </table:table-row>
        <table:table-row table:style-name="ro1">
          <table:table-cell table:formula="of:=[.A65]+1" office:value-type="float" office:value="196">
            <text:p>196</text:p>
          </table:table-cell>
          <table:table-cell office:value-type="float" office:value="496">
            <text:p>496</text:p>
          </table:table-cell>
          <table:table-cell office:value-type="string">
            <text:p>Olsztyn</text:p>
          </table:table-cell>
          <table:table-cell office:value-type="string">
            <text:p>Generałów</text:p>
          </table:table-cell>
          <table:table-cell table:formula="of:=CONCATENATE(&quot;insert into mpfactory.district(id, name, city_id) values(&quot;;[.A66];&quot;,'&quot;;[.D66];&quot;',&quot;;[.B66];&quot;);&quot;)" office:value-type="string" office:string-value="insert into mpfactory.district(id, name, city_id) values(196,'Generałów',496);">
            <text:p>insert into mpfactory.district(id, name, city_id) values(196,'Generałów',496);</text:p>
          </table:table-cell>
        </table:table-row>
        <table:table-row table:style-name="ro1">
          <table:table-cell table:formula="of:=[.A66]+1" office:value-type="float" office:value="197">
            <text:p>197</text:p>
          </table:table-cell>
          <table:table-cell office:value-type="float" office:value="496">
            <text:p>496</text:p>
          </table:table-cell>
          <table:table-cell office:value-type="string">
            <text:p>Olsztyn</text:p>
          </table:table-cell>
          <table:table-cell office:value-type="string">
            <text:p>Grunwaldzkie</text:p>
          </table:table-cell>
          <table:table-cell table:formula="of:=CONCATENATE(&quot;insert into mpfactory.district(id, name, city_id) values(&quot;;[.A67];&quot;,'&quot;;[.D67];&quot;',&quot;;[.B67];&quot;);&quot;)" office:value-type="string" office:string-value="insert into mpfactory.district(id, name, city_id) values(197,'Grunwaldzkie',496);">
            <text:p>insert into mpfactory.district(id, name, city_id) values(197,'Grunwaldzkie',496);</text:p>
          </table:table-cell>
        </table:table-row>
        <table:table-row table:style-name="ro1">
          <table:table-cell table:formula="of:=[.A67]+1" office:value-type="float" office:value="198">
            <text:p>198</text:p>
          </table:table-cell>
          <table:table-cell office:value-type="float" office:value="496">
            <text:p>496</text:p>
          </table:table-cell>
          <table:table-cell office:value-type="string">
            <text:p>Olsztyn</text:p>
          </table:table-cell>
          <table:table-cell office:value-type="string">
            <text:p>Gutkowo</text:p>
          </table:table-cell>
          <table:table-cell table:formula="of:=CONCATENATE(&quot;insert into mpfactory.district(id, name, city_id) values(&quot;;[.A68];&quot;,'&quot;;[.D68];&quot;',&quot;;[.B68];&quot;);&quot;)" office:value-type="string" office:string-value="insert into mpfactory.district(id, name, city_id) values(198,'Gutkowo',496);">
            <text:p>insert into mpfactory.district(id, name, city_id) values(198,'Gutkowo',496);</text:p>
          </table:table-cell>
        </table:table-row>
        <table:table-row table:style-name="ro1">
          <table:table-cell table:formula="of:=[.A68]+1" office:value-type="float" office:value="199">
            <text:p>199</text:p>
          </table:table-cell>
          <table:table-cell office:value-type="float" office:value="496">
            <text:p>496</text:p>
          </table:table-cell>
          <table:table-cell office:value-type="string">
            <text:p>Olsztyn</text:p>
          </table:table-cell>
          <table:table-cell office:value-type="string">
            <text:p>Jaroty</text:p>
          </table:table-cell>
          <table:table-cell table:formula="of:=CONCATENATE(&quot;insert into mpfactory.district(id, name, city_id) values(&quot;;[.A69];&quot;,'&quot;;[.D69];&quot;',&quot;;[.B69];&quot;);&quot;)" office:value-type="string" office:string-value="insert into mpfactory.district(id, name, city_id) values(199,'Jaroty',496);">
            <text:p>insert into mpfactory.district(id, name, city_id) values(199,'Jaroty',496);</text:p>
          </table:table-cell>
        </table:table-row>
        <table:table-row table:style-name="ro1">
          <table:table-cell table:formula="of:=[.A69]+1" office:value-type="float" office:value="200">
            <text:p>200</text:p>
          </table:table-cell>
          <table:table-cell office:value-type="float" office:value="496">
            <text:p>496</text:p>
          </table:table-cell>
          <table:table-cell office:value-type="string">
            <text:p>Olsztyn</text:p>
          </table:table-cell>
          <table:table-cell office:value-type="string">
            <text:p>Kętrzyńskiego</text:p>
          </table:table-cell>
          <table:table-cell table:formula="of:=CONCATENATE(&quot;insert into mpfactory.district(id, name, city_id) values(&quot;;[.A70];&quot;,'&quot;;[.D70];&quot;',&quot;;[.B70];&quot;);&quot;)" office:value-type="string" office:string-value="insert into mpfactory.district(id, name, city_id) values(200,'Kętrzyńskiego',496);">
            <text:p>insert into mpfactory.district(id, name, city_id) values(200,'Kętrzyńskiego',496);</text:p>
          </table:table-cell>
        </table:table-row>
        <table:table-row table:style-name="ro1">
          <table:table-cell table:formula="of:=[.A70]+1" office:value-type="float" office:value="201">
            <text:p>201</text:p>
          </table:table-cell>
          <table:table-cell office:value-type="float" office:value="496">
            <text:p>496</text:p>
          </table:table-cell>
          <table:table-cell office:value-type="string">
            <text:p>Olsztyn</text:p>
          </table:table-cell>
          <table:table-cell office:value-type="string">
            <text:p>Kormoran</text:p>
          </table:table-cell>
          <table:table-cell table:formula="of:=CONCATENATE(&quot;insert into mpfactory.district(id, name, city_id) values(&quot;;[.A71];&quot;,'&quot;;[.D71];&quot;',&quot;;[.B71];&quot;);&quot;)" office:value-type="string" office:string-value="insert into mpfactory.district(id, name, city_id) values(201,'Kormoran',496);">
            <text:p>insert into mpfactory.district(id, name, city_id) values(201,'Kormoran',496);</text:p>
          </table:table-cell>
        </table:table-row>
        <table:table-row table:style-name="ro1">
          <table:table-cell table:formula="of:=[.A71]+1" office:value-type="float" office:value="202">
            <text:p>202</text:p>
          </table:table-cell>
          <table:table-cell office:value-type="float" office:value="496">
            <text:p>496</text:p>
          </table:table-cell>
          <table:table-cell office:value-type="string">
            <text:p>Olsztyn</text:p>
          </table:table-cell>
          <table:table-cell office:value-type="string">
            <text:p>Kortowo</text:p>
          </table:table-cell>
          <table:table-cell table:formula="of:=CONCATENATE(&quot;insert into mpfactory.district(id, name, city_id) values(&quot;;[.A72];&quot;,'&quot;;[.D72];&quot;',&quot;;[.B72];&quot;);&quot;)" office:value-type="string" office:string-value="insert into mpfactory.district(id, name, city_id) values(202,'Kortowo',496);">
            <text:p>insert into mpfactory.district(id, name, city_id) values(202,'Kortowo',496);</text:p>
          </table:table-cell>
        </table:table-row>
        <table:table-row table:style-name="ro1">
          <table:table-cell table:formula="of:=[.A72]+1" office:value-type="float" office:value="203">
            <text:p>203</text:p>
          </table:table-cell>
          <table:table-cell office:value-type="float" office:value="496">
            <text:p>496</text:p>
          </table:table-cell>
          <table:table-cell office:value-type="string">
            <text:p>Olsztyn</text:p>
          </table:table-cell>
          <table:table-cell office:value-type="string">
            <text:p>Kościuszki</text:p>
          </table:table-cell>
          <table:table-cell table:formula="of:=CONCATENATE(&quot;insert into mpfactory.district(id, name, city_id) values(&quot;;[.A73];&quot;,'&quot;;[.D73];&quot;',&quot;;[.B73];&quot;);&quot;)" office:value-type="string" office:string-value="insert into mpfactory.district(id, name, city_id) values(203,'Kościuszki',496);">
            <text:p>insert into mpfactory.district(id, name, city_id) values(203,'Kościuszki',496);</text:p>
          </table:table-cell>
        </table:table-row>
        <table:table-row table:style-name="ro1">
          <table:table-cell table:formula="of:=[.A73]+1" office:value-type="float" office:value="204">
            <text:p>204</text:p>
          </table:table-cell>
          <table:table-cell office:value-type="float" office:value="496">
            <text:p>496</text:p>
          </table:table-cell>
          <table:table-cell office:value-type="string">
            <text:p>Olsztyn</text:p>
          </table:table-cell>
          <table:table-cell office:value-type="string">
            <text:p>Likusy</text:p>
          </table:table-cell>
          <table:table-cell table:formula="of:=CONCATENATE(&quot;insert into mpfactory.district(id, name, city_id) values(&quot;;[.A74];&quot;,'&quot;;[.D74];&quot;',&quot;;[.B74];&quot;);&quot;)" office:value-type="string" office:string-value="insert into mpfactory.district(id, name, city_id) values(204,'Likusy',496);">
            <text:p>insert into mpfactory.district(id, name, city_id) values(204,'Likusy',496);</text:p>
          </table:table-cell>
        </table:table-row>
        <table:table-row table:style-name="ro1">
          <table:table-cell table:formula="of:=[.A74]+1" office:value-type="float" office:value="205">
            <text:p>205</text:p>
          </table:table-cell>
          <table:table-cell office:value-type="float" office:value="496">
            <text:p>496</text:p>
          </table:table-cell>
          <table:table-cell office:value-type="string">
            <text:p>Olsztyn</text:p>
          </table:table-cell>
          <table:table-cell office:value-type="string">
            <text:p>Mazurskie</text:p>
          </table:table-cell>
          <table:table-cell table:formula="of:=CONCATENATE(&quot;insert into mpfactory.district(id, name, city_id) values(&quot;;[.A75];&quot;,'&quot;;[.D75];&quot;',&quot;;[.B75];&quot;);&quot;)" office:value-type="string" office:string-value="insert into mpfactory.district(id, name, city_id) values(205,'Mazurskie',496);">
            <text:p>insert into mpfactory.district(id, name, city_id) values(205,'Mazurskie',496);</text:p>
          </table:table-cell>
        </table:table-row>
        <table:table-row table:style-name="ro1">
          <table:table-cell table:formula="of:=[.A75]+1" office:value-type="float" office:value="206">
            <text:p>206</text:p>
          </table:table-cell>
          <table:table-cell office:value-type="float" office:value="496">
            <text:p>496</text:p>
          </table:table-cell>
          <table:table-cell office:value-type="string">
            <text:p>Olsztyn</text:p>
          </table:table-cell>
          <table:table-cell office:value-type="string">
            <text:p>Nad Jeziorem Długim</text:p>
          </table:table-cell>
          <table:table-cell table:formula="of:=CONCATENATE(&quot;insert into mpfactory.district(id, name, city_id) values(&quot;;[.A76];&quot;,'&quot;;[.D76];&quot;',&quot;;[.B76];&quot;);&quot;)" office:value-type="string" office:string-value="insert into mpfactory.district(id, name, city_id) values(206,'Nad Jeziorem Długim',496);">
            <text:p>insert into mpfactory.district(id, name, city_id) values(206,'Nad Jeziorem Długim',496);</text:p>
          </table:table-cell>
        </table:table-row>
        <table:table-row table:style-name="ro1">
          <table:table-cell table:formula="of:=[.A76]+1" office:value-type="float" office:value="207">
            <text:p>207</text:p>
          </table:table-cell>
          <table:table-cell office:value-type="float" office:value="496">
            <text:p>496</text:p>
          </table:table-cell>
          <table:table-cell office:value-type="string">
            <text:p>Olsztyn</text:p>
          </table:table-cell>
          <table:table-cell office:value-type="string">
            <text:p>Nagórki</text:p>
          </table:table-cell>
          <table:table-cell table:formula="of:=CONCATENATE(&quot;insert into mpfactory.district(id, name, city_id) values(&quot;;[.A77];&quot;,'&quot;;[.D77];&quot;',&quot;;[.B77];&quot;);&quot;)" office:value-type="string" office:string-value="insert into mpfactory.district(id, name, city_id) values(207,'Nagórki',496);">
            <text:p>insert into mpfactory.district(id, name, city_id) values(207,'Nagórki',496);</text:p>
          </table:table-cell>
        </table:table-row>
        <table:table-row table:style-name="ro1">
          <table:table-cell table:formula="of:=[.A77]+1" office:value-type="float" office:value="208">
            <text:p>208</text:p>
          </table:table-cell>
          <table:table-cell office:value-type="float" office:value="496">
            <text:p>496</text:p>
          </table:table-cell>
          <table:table-cell office:value-type="string">
            <text:p>Olsztyn</text:p>
          </table:table-cell>
          <table:table-cell office:value-type="string">
            <text:p>Pieczewo</text:p>
          </table:table-cell>
          <table:table-cell table:formula="of:=CONCATENATE(&quot;insert into mpfactory.district(id, name, city_id) values(&quot;;[.A78];&quot;,'&quot;;[.D78];&quot;',&quot;;[.B78];&quot;);&quot;)" office:value-type="string" office:string-value="insert into mpfactory.district(id, name, city_id) values(208,'Pieczewo',496);">
            <text:p>insert into mpfactory.district(id, name, city_id) values(208,'Pieczewo',496);</text:p>
          </table:table-cell>
        </table:table-row>
        <table:table-row table:style-name="ro1">
          <table:table-cell table:formula="of:=[.A78]+1" office:value-type="float" office:value="209">
            <text:p>209</text:p>
          </table:table-cell>
          <table:table-cell office:value-type="float" office:value="496">
            <text:p>496</text:p>
          </table:table-cell>
          <table:table-cell office:value-type="string">
            <text:p>Olsztyn</text:p>
          </table:table-cell>
          <table:table-cell office:value-type="string">
            <text:p>Podgrodzie</text:p>
          </table:table-cell>
          <table:table-cell table:formula="of:=CONCATENATE(&quot;insert into mpfactory.district(id, name, city_id) values(&quot;;[.A79];&quot;,'&quot;;[.D79];&quot;',&quot;;[.B79];&quot;);&quot;)" office:value-type="string" office:string-value="insert into mpfactory.district(id, name, city_id) values(209,'Podgrodzie',496);">
            <text:p>insert into mpfactory.district(id, name, city_id) values(209,'Podgrodzie',496);</text:p>
          </table:table-cell>
        </table:table-row>
        <table:table-row table:style-name="ro1">
          <table:table-cell table:formula="of:=[.A79]+1" office:value-type="float" office:value="210">
            <text:p>210</text:p>
          </table:table-cell>
          <table:table-cell office:value-type="float" office:value="496">
            <text:p>496</text:p>
          </table:table-cell>
          <table:table-cell office:value-type="string">
            <text:p>Olsztyn</text:p>
          </table:table-cell>
          <table:table-cell office:value-type="string">
            <text:p>Podleśna</text:p>
          </table:table-cell>
          <table:table-cell table:formula="of:=CONCATENATE(&quot;insert into mpfactory.district(id, name, city_id) values(&quot;;[.A80];&quot;,'&quot;;[.D80];&quot;',&quot;;[.B80];&quot;);&quot;)" office:value-type="string" office:string-value="insert into mpfactory.district(id, name, city_id) values(210,'Podleśna',496);">
            <text:p>insert into mpfactory.district(id, name, city_id) values(210,'Podleśna',496);</text:p>
          </table:table-cell>
        </table:table-row>
        <table:table-row table:style-name="ro1">
          <table:table-cell table:formula="of:=[.A80]+1" office:value-type="float" office:value="211">
            <text:p>211</text:p>
          </table:table-cell>
          <table:table-cell office:value-type="float" office:value="496">
            <text:p>496</text:p>
          </table:table-cell>
          <table:table-cell office:value-type="string">
            <text:p>Olsztyn</text:p>
          </table:table-cell>
          <table:table-cell office:value-type="string">
            <text:p>Pojezierze</text:p>
          </table:table-cell>
          <table:table-cell table:formula="of:=CONCATENATE(&quot;insert into mpfactory.district(id, name, city_id) values(&quot;;[.A81];&quot;,'&quot;;[.D81];&quot;',&quot;;[.B81];&quot;);&quot;)" office:value-type="string" office:string-value="insert into mpfactory.district(id, name, city_id) values(211,'Pojezierze',496);">
            <text:p>insert into mpfactory.district(id, name, city_id) values(211,'Pojezierze',496);</text:p>
          </table:table-cell>
        </table:table-row>
        <table:table-row table:style-name="ro1">
          <table:table-cell table:formula="of:=[.A81]+1" office:value-type="float" office:value="212">
            <text:p>212</text:p>
          </table:table-cell>
          <table:table-cell office:value-type="float" office:value="496">
            <text:p>496</text:p>
          </table:table-cell>
          <table:table-cell office:value-type="string">
            <text:p>Olsztyn</text:p>
          </table:table-cell>
          <table:table-cell office:value-type="string">
            <text:p>Redykajny</text:p>
          </table:table-cell>
          <table:table-cell table:formula="of:=CONCATENATE(&quot;insert into mpfactory.district(id, name, city_id) values(&quot;;[.A82];&quot;,'&quot;;[.D82];&quot;',&quot;;[.B82];&quot;);&quot;)" office:value-type="string" office:string-value="insert into mpfactory.district(id, name, city_id) values(212,'Redykajny',496);">
            <text:p>insert into mpfactory.district(id, name, city_id) values(212,'Redykajny',496);</text:p>
          </table:table-cell>
        </table:table-row>
        <table:table-row table:style-name="ro1">
          <table:table-cell table:formula="of:=[.A82]+1" office:value-type="float" office:value="213">
            <text:p>213</text:p>
          </table:table-cell>
          <table:table-cell office:value-type="float" office:value="496">
            <text:p>496</text:p>
          </table:table-cell>
          <table:table-cell office:value-type="string">
            <text:p>Olsztyn</text:p>
          </table:table-cell>
          <table:table-cell office:value-type="string">
            <text:p>Śródmieście</text:p>
          </table:table-cell>
          <table:table-cell table:formula="of:=CONCATENATE(&quot;insert into mpfactory.district(id, name, city_id) values(&quot;;[.A83];&quot;,'&quot;;[.D83];&quot;',&quot;;[.B83];&quot;);&quot;)" office:value-type="string" office:string-value="insert into mpfactory.district(id, name, city_id) values(213,'Śródmieście',496);">
            <text:p>insert into mpfactory.district(id, name, city_id) values(213,'Śródmieście',496);</text:p>
          </table:table-cell>
        </table:table-row>
        <table:table-row table:style-name="ro1">
          <table:table-cell table:formula="of:=[.A83]+1" office:value-type="float" office:value="214">
            <text:p>214</text:p>
          </table:table-cell>
          <table:table-cell office:value-type="float" office:value="496">
            <text:p>496</text:p>
          </table:table-cell>
          <table:table-cell office:value-type="string">
            <text:p>Olsztyn</text:p>
          </table:table-cell>
          <table:table-cell office:value-type="string">
            <text:p>Wojska Polskiego</text:p>
          </table:table-cell>
          <table:table-cell table:formula="of:=CONCATENATE(&quot;insert into mpfactory.district(id, name, city_id) values(&quot;;[.A84];&quot;,'&quot;;[.D84];&quot;',&quot;;[.B84];&quot;);&quot;)" office:value-type="string" office:string-value="insert into mpfactory.district(id, name, city_id) values(214,'Wojska Polskiego',496);">
            <text:p>insert into mpfactory.district(id, name, city_id) values(214,'Wojska Polskiego',496);</text:p>
          </table:table-cell>
        </table:table-row>
        <table:table-row table:style-name="ro1">
          <table:table-cell table:formula="of:=[.A84]+1" office:value-type="float" office:value="215">
            <text:p>215</text:p>
          </table:table-cell>
          <table:table-cell office:value-type="float" office:value="496">
            <text:p>496</text:p>
          </table:table-cell>
          <table:table-cell office:value-type="string">
            <text:p>Olsztyn</text:p>
          </table:table-cell>
          <table:table-cell office:value-type="string">
            <text:p>Zatorze</text:p>
          </table:table-cell>
          <table:table-cell table:formula="of:=CONCATENATE(&quot;insert into mpfactory.district(id, name, city_id) values(&quot;;[.A85];&quot;,'&quot;;[.D85];&quot;',&quot;;[.B85];&quot;);&quot;)" office:value-type="string" office:string-value="insert into mpfactory.district(id, name, city_id) values(215,'Zatorze',496);">
            <text:p>insert into mpfactory.district(id, name, city_id) values(215,'Zatorze',496);</text:p>
          </table:table-cell>
        </table:table-row>
        <table:table-row table:style-name="ro1">
          <table:table-cell table:formula="of:=[.A85]+1" office:value-type="float" office:value="216">
            <text:p>216</text:p>
          </table:table-cell>
          <table:table-cell office:value-type="float" office:value="496">
            <text:p>496</text:p>
          </table:table-cell>
          <table:table-cell office:value-type="string">
            <text:p>Olsztyn</text:p>
          </table:table-cell>
          <table:table-cell office:value-type="string">
            <text:p>Zielona Górka</text:p>
          </table:table-cell>
          <table:table-cell table:formula="of:=CONCATENATE(&quot;insert into mpfactory.district(id, name, city_id) values(&quot;;[.A86];&quot;,'&quot;;[.D86];&quot;',&quot;;[.B86];&quot;);&quot;)" office:value-type="string" office:string-value="insert into mpfactory.district(id, name, city_id) values(216,'Zielona Górka',496);">
            <text:p>insert into mpfactory.district(id, name, city_id) values(216,'Zielona Górka',496);</text:p>
          </table:table-cell>
        </table:table-row>
        <table:table-row table:style-name="ro1">
          <table:table-cell table:formula="of:=[.A86]+1" office:value-type="float" office:value="217">
            <text:p>217</text:p>
          </table:table-cell>
          <table:table-cell office:value-type="float" office:value="503">
            <text:p>503</text:p>
          </table:table-cell>
          <table:table-cell office:value-type="string">
            <text:p>Opole</text:p>
          </table:table-cell>
          <table:table-cell office:value-type="string">
            <text:p>Bierkowice</text:p>
          </table:table-cell>
          <table:table-cell table:formula="of:=CONCATENATE(&quot;insert into mpfactory.district(id, name, city_id) values(&quot;;[.A87];&quot;,'&quot;;[.D87];&quot;',&quot;;[.B87];&quot;);&quot;)" office:value-type="string" office:string-value="insert into mpfactory.district(id, name, city_id) values(217,'Bierkowice',503);">
            <text:p>insert into mpfactory.district(id, name, city_id) values(217,'Bierkowice',503);</text:p>
          </table:table-cell>
        </table:table-row>
        <table:table-row table:style-name="ro1">
          <table:table-cell table:formula="of:=[.A87]+1" office:value-type="float" office:value="218">
            <text:p>218</text:p>
          </table:table-cell>
          <table:table-cell office:value-type="float" office:value="503">
            <text:p>503</text:p>
          </table:table-cell>
          <table:table-cell office:value-type="string">
            <text:p>Opole</text:p>
          </table:table-cell>
          <table:table-cell office:value-type="string">
            <text:p>Groszowice</text:p>
          </table:table-cell>
          <table:table-cell table:formula="of:=CONCATENATE(&quot;insert into mpfactory.district(id, name, city_id) values(&quot;;[.A88];&quot;,'&quot;;[.D88];&quot;',&quot;;[.B88];&quot;);&quot;)" office:value-type="string" office:string-value="insert into mpfactory.district(id, name, city_id) values(218,'Groszowice',503);">
            <text:p>insert into mpfactory.district(id, name, city_id) values(218,'Groszowice',503);</text:p>
          </table:table-cell>
        </table:table-row>
        <table:table-row table:style-name="ro1">
          <table:table-cell table:formula="of:=[.A88]+1" office:value-type="float" office:value="219">
            <text:p>219</text:p>
          </table:table-cell>
          <table:table-cell office:value-type="float" office:value="503">
            <text:p>503</text:p>
          </table:table-cell>
          <table:table-cell office:value-type="string">
            <text:p>Opole</text:p>
          </table:table-cell>
          <table:table-cell office:value-type="string">
            <text:p>Grotowice</text:p>
          </table:table-cell>
          <table:table-cell table:formula="of:=CONCATENATE(&quot;insert into mpfactory.district(id, name, city_id) values(&quot;;[.A89];&quot;,'&quot;;[.D89];&quot;',&quot;;[.B89];&quot;);&quot;)" office:value-type="string" office:string-value="insert into mpfactory.district(id, name, city_id) values(219,'Grotowice',503);">
            <text:p>insert into mpfactory.district(id, name, city_id) values(219,'Grotowice',503);</text:p>
          </table:table-cell>
        </table:table-row>
        <table:table-row table:style-name="ro1">
          <table:table-cell table:formula="of:=[.A89]+1" office:value-type="float" office:value="220">
            <text:p>220</text:p>
          </table:table-cell>
          <table:table-cell office:value-type="float" office:value="503">
            <text:p>503</text:p>
          </table:table-cell>
          <table:table-cell office:value-type="string">
            <text:p>Opole</text:p>
          </table:table-cell>
          <table:table-cell office:value-type="string">
            <text:p>Gosławice</text:p>
          </table:table-cell>
          <table:table-cell table:formula="of:=CONCATENATE(&quot;insert into mpfactory.district(id, name, city_id) values(&quot;;[.A90];&quot;,'&quot;;[.D90];&quot;',&quot;;[.B90];&quot;);&quot;)" office:value-type="string" office:string-value="insert into mpfactory.district(id, name, city_id) values(220,'Gosławice',503);">
            <text:p>insert into mpfactory.district(id, name, city_id) values(220,'Gosławice',503);</text:p>
          </table:table-cell>
        </table:table-row>
        <table:table-row table:style-name="ro1">
          <table:table-cell table:formula="of:=[.A90]+1" office:value-type="float" office:value="221">
            <text:p>221</text:p>
          </table:table-cell>
          <table:table-cell office:value-type="float" office:value="503">
            <text:p>503</text:p>
          </table:table-cell>
          <table:table-cell office:value-type="string">
            <text:p>Opole</text:p>
          </table:table-cell>
          <table:table-cell office:value-type="string">
            <text:p>Grudzice</text:p>
          </table:table-cell>
          <table:table-cell table:formula="of:=CONCATENATE(&quot;insert into mpfactory.district(id, name, city_id) values(&quot;;[.A91];&quot;,'&quot;;[.D91];&quot;',&quot;;[.B91];&quot;);&quot;)" office:value-type="string" office:string-value="insert into mpfactory.district(id, name, city_id) values(221,'Grudzice',503);">
            <text:p>insert into mpfactory.district(id, name, city_id) values(221,'Grudzice',503);</text:p>
          </table:table-cell>
        </table:table-row>
        <table:table-row table:style-name="ro1">
          <table:table-cell table:formula="of:=[.A91]+1" office:value-type="float" office:value="222">
            <text:p>222</text:p>
          </table:table-cell>
          <table:table-cell office:value-type="float" office:value="503">
            <text:p>503</text:p>
          </table:table-cell>
          <table:table-cell office:value-type="string">
            <text:p>Opole</text:p>
          </table:table-cell>
          <table:table-cell office:value-type="string">
            <text:p>Kolonia Gosławicka</text:p>
          </table:table-cell>
          <table:table-cell table:formula="of:=CONCATENATE(&quot;insert into mpfactory.district(id, name, city_id) values(&quot;;[.A92];&quot;,'&quot;;[.D92];&quot;',&quot;;[.B92];&quot;);&quot;)" office:value-type="string" office:string-value="insert into mpfactory.district(id, name, city_id) values(222,'Kolonia Gosławicka',503);">
            <text:p>insert into mpfactory.district(id, name, city_id) values(222,'Kolonia Gosławicka',503);</text:p>
          </table:table-cell>
        </table:table-row>
        <table:table-row table:style-name="ro1">
          <table:table-cell table:formula="of:=[.A92]+1" office:value-type="float" office:value="223">
            <text:p>223</text:p>
          </table:table-cell>
          <table:table-cell office:value-type="float" office:value="503">
            <text:p>503</text:p>
          </table:table-cell>
          <table:table-cell office:value-type="string">
            <text:p>Opole</text:p>
          </table:table-cell>
          <table:table-cell office:value-type="string">
            <text:p>Malina</text:p>
          </table:table-cell>
          <table:table-cell table:formula="of:=CONCATENATE(&quot;insert into mpfactory.district(id, name, city_id) values(&quot;;[.A93];&quot;,'&quot;;[.D93];&quot;',&quot;;[.B93];&quot;);&quot;)" office:value-type="string" office:string-value="insert into mpfactory.district(id, name, city_id) values(223,'Malina',503);">
            <text:p>insert into mpfactory.district(id, name, city_id) values(223,'Malina',503);</text:p>
          </table:table-cell>
        </table:table-row>
        <table:table-row table:style-name="ro1">
          <table:table-cell table:formula="of:=[.A93]+1" office:value-type="float" office:value="224">
            <text:p>224</text:p>
          </table:table-cell>
          <table:table-cell office:value-type="float" office:value="503">
            <text:p>503</text:p>
          </table:table-cell>
          <table:table-cell office:value-type="string">
            <text:p>Opole</text:p>
          </table:table-cell>
          <table:table-cell office:value-type="string">
            <text:p>Nowa Wieś Królewska</text:p>
          </table:table-cell>
          <table:table-cell table:formula="of:=CONCATENATE(&quot;insert into mpfactory.district(id, name, city_id) values(&quot;;[.A94];&quot;,'&quot;;[.D94];&quot;',&quot;;[.B94];&quot;);&quot;)" office:value-type="string" office:string-value="insert into mpfactory.district(id, name, city_id) values(224,'Nowa Wieś Królewska',503);">
            <text:p>insert into mpfactory.district(id, name, city_id) values(224,'Nowa Wieś Królewska',503);</text:p>
          </table:table-cell>
        </table:table-row>
        <table:table-row table:style-name="ro1">
          <table:table-cell table:formula="of:=[.A94]+1" office:value-type="float" office:value="225">
            <text:p>225</text:p>
          </table:table-cell>
          <table:table-cell office:value-type="float" office:value="503">
            <text:p>503</text:p>
          </table:table-cell>
          <table:table-cell office:value-type="string">
            <text:p>Opole</text:p>
          </table:table-cell>
          <table:table-cell office:value-type="string">
            <text:p>Półwieś</text:p>
          </table:table-cell>
          <table:table-cell table:formula="of:=CONCATENATE(&quot;insert into mpfactory.district(id, name, city_id) values(&quot;;[.A95];&quot;,'&quot;;[.D95];&quot;',&quot;;[.B95];&quot;);&quot;)" office:value-type="string" office:string-value="insert into mpfactory.district(id, name, city_id) values(225,'Półwieś',503);">
            <text:p>insert into mpfactory.district(id, name, city_id) values(225,'Półwieś',503);</text:p>
          </table:table-cell>
        </table:table-row>
        <table:table-row table:style-name="ro1">
          <table:table-cell table:formula="of:=[.A95]+1" office:value-type="float" office:value="226">
            <text:p>226</text:p>
          </table:table-cell>
          <table:table-cell office:value-type="float" office:value="503">
            <text:p>503</text:p>
          </table:table-cell>
          <table:table-cell office:value-type="string">
            <text:p>Opole</text:p>
          </table:table-cell>
          <table:table-cell office:value-type="string">
            <text:p>Szczepanowice</text:p>
          </table:table-cell>
          <table:table-cell table:formula="of:=CONCATENATE(&quot;insert into mpfactory.district(id, name, city_id) values(&quot;;[.A96];&quot;,'&quot;;[.D96];&quot;',&quot;;[.B96];&quot;);&quot;)" office:value-type="string" office:string-value="insert into mpfactory.district(id, name, city_id) values(226,'Szczepanowice',503);">
            <text:p>insert into mpfactory.district(id, name, city_id) values(226,'Szczepanowice',503);</text:p>
          </table:table-cell>
        </table:table-row>
        <table:table-row table:style-name="ro1">
          <table:table-cell table:formula="of:=[.A96]+1" office:value-type="float" office:value="227">
            <text:p>227</text:p>
          </table:table-cell>
          <table:table-cell office:value-type="float" office:value="503">
            <text:p>503</text:p>
          </table:table-cell>
          <table:table-cell office:value-type="string">
            <text:p>Opole</text:p>
          </table:table-cell>
          <table:table-cell office:value-type="string">
            <text:p>Śródmieście</text:p>
          </table:table-cell>
          <table:table-cell table:formula="of:=CONCATENATE(&quot;insert into mpfactory.district(id, name, city_id) values(&quot;;[.A97];&quot;,'&quot;;[.D97];&quot;',&quot;;[.B97];&quot;);&quot;)" office:value-type="string" office:string-value="insert into mpfactory.district(id, name, city_id) values(227,'Śródmieście',503);">
            <text:p>insert into mpfactory.district(id, name, city_id) values(227,'Śródmieście',503);</text:p>
          </table:table-cell>
        </table:table-row>
        <table:table-row table:style-name="ro1">
          <table:table-cell table:formula="of:=[.A97]+1" office:value-type="float" office:value="228">
            <text:p>228</text:p>
          </table:table-cell>
          <table:table-cell office:value-type="float" office:value="503">
            <text:p>503</text:p>
          </table:table-cell>
          <table:table-cell office:value-type="string">
            <text:p>Opole</text:p>
          </table:table-cell>
          <table:table-cell office:value-type="string">
            <text:p>Wójtowa Wieś</text:p>
          </table:table-cell>
          <table:table-cell table:formula="of:=CONCATENATE(&quot;insert into mpfactory.district(id, name, city_id) values(&quot;;[.A98];&quot;,'&quot;;[.D98];&quot;',&quot;;[.B98];&quot;);&quot;)" office:value-type="string" office:string-value="insert into mpfactory.district(id, name, city_id) values(228,'Wójtowa Wieś',503);">
            <text:p>insert into mpfactory.district(id, name, city_id) values(228,'Wójtowa Wieś',503);</text:p>
          </table:table-cell>
        </table:table-row>
        <table:table-row table:style-name="ro1">
          <table:table-cell table:formula="of:=[.A98]+1" office:value-type="float" office:value="229">
            <text:p>229</text:p>
          </table:table-cell>
          <table:table-cell office:value-type="float" office:value="503">
            <text:p>503</text:p>
          </table:table-cell>
          <table:table-cell office:value-type="string">
            <text:p>Opole</text:p>
          </table:table-cell>
          <table:table-cell office:value-type="string">
            <text:p>Wróblin</text:p>
          </table:table-cell>
          <table:table-cell table:formula="of:=CONCATENATE(&quot;insert into mpfactory.district(id, name, city_id) values(&quot;;[.A99];&quot;,'&quot;;[.D99];&quot;',&quot;;[.B99];&quot;);&quot;)" office:value-type="string" office:string-value="insert into mpfactory.district(id, name, city_id) values(229,'Wróblin',503);">
            <text:p>insert into mpfactory.district(id, name, city_id) values(229,'Wróblin',503);</text:p>
          </table:table-cell>
        </table:table-row>
        <table:table-row table:style-name="ro1">
          <table:table-cell table:formula="of:=[.A99]+1" office:value-type="float" office:value="230">
            <text:p>230</text:p>
          </table:table-cell>
          <table:table-cell office:value-type="float" office:value="503">
            <text:p>503</text:p>
          </table:table-cell>
          <table:table-cell office:value-type="string">
            <text:p>Opole</text:p>
          </table:table-cell>
          <table:table-cell office:value-type="string">
            <text:p>Zakrzów</text:p>
          </table:table-cell>
          <table:table-cell table:formula="of:=CONCATENATE(&quot;insert into mpfactory.district(id, name, city_id) values(&quot;;[.A100];&quot;,'&quot;;[.D100];&quot;',&quot;;[.B100];&quot;);&quot;)" office:value-type="string" office:string-value="insert into mpfactory.district(id, name, city_id) values(230,'Zakrzów',503);">
            <text:p>insert into mpfactory.district(id, name, city_id) values(230,'Zakrzów',503);</text:p>
          </table:table-cell>
        </table:table-row>
        <table:table-row table:style-name="ro1">
          <table:table-cell table:formula="of:=[.A100]+1" office:value-type="float" office:value="231">
            <text:p>231</text:p>
          </table:table-cell>
          <table:table-cell office:value-type="float" office:value="572">
            <text:p>572</text:p>
          </table:table-cell>
          <table:table-cell office:value-type="string">
            <text:p>Poznań</text:p>
          </table:table-cell>
          <table:table-cell table:style-name="ce1" office:value-type="string">
            <text:p><text:a xlink:href="http://pl.wikipedia.org/wiki/Grunwald_(dzielnica_Poznania_1954-1990)">Grunwald</text:a></text:p>
          </table:table-cell>
          <table:table-cell table:formula="of:=CONCATENATE(&quot;insert into mpfactory.district(id, name, city_id) values(&quot;;[.A101];&quot;,'&quot;;[.D101];&quot;',&quot;;[.B101];&quot;);&quot;)" office:value-type="string" office:string-value="insert into mpfactory.district(id, name, city_id) values(231,'Grunwald',572);">
            <text:p>insert into mpfactory.district(id, name, city_id) values(231,'Grunwald',572);</text:p>
          </table:table-cell>
        </table:table-row>
        <table:table-row table:style-name="ro1">
          <table:table-cell table:formula="of:=[.A101]+1" office:value-type="float" office:value="232">
            <text:p>232</text:p>
          </table:table-cell>
          <table:table-cell office:value-type="float" office:value="572">
            <text:p>572</text:p>
          </table:table-cell>
          <table:table-cell office:value-type="string">
            <text:p>Poznań</text:p>
          </table:table-cell>
          <table:table-cell table:style-name="ce1" office:value-type="string">
            <text:p><text:a xlink:href="http://pl.wikipedia.org/wiki/Jeżyce_(dzielnica_Poznania_1954-1990)">Jeżyce</text:a></text:p>
          </table:table-cell>
          <table:table-cell table:formula="of:=CONCATENATE(&quot;insert into mpfactory.district(id, name, city_id) values(&quot;;[.A102];&quot;,'&quot;;[.D102];&quot;',&quot;;[.B102];&quot;);&quot;)" office:value-type="string" office:string-value="insert into mpfactory.district(id, name, city_id) values(232,'Jeżyce',572);">
            <text:p>insert into mpfactory.district(id, name, city_id) values(232,'Jeżyce',572);</text:p>
          </table:table-cell>
        </table:table-row>
        <table:table-row table:style-name="ro1">
          <table:table-cell table:formula="of:=[.A102]+1" office:value-type="float" office:value="233">
            <text:p>233</text:p>
          </table:table-cell>
          <table:table-cell office:value-type="float" office:value="572">
            <text:p>572</text:p>
          </table:table-cell>
          <table:table-cell office:value-type="string">
            <text:p>Poznań</text:p>
          </table:table-cell>
          <table:table-cell table:style-name="ce1" office:value-type="string">
            <text:p><text:a xlink:href="http://pl.wikipedia.org/wiki/Nowe_Miasto_(Poznań)">Nowe Miasto</text:a></text:p>
          </table:table-cell>
          <table:table-cell table:formula="of:=CONCATENATE(&quot;insert into mpfactory.district(id, name, city_id) values(&quot;;[.A103];&quot;,'&quot;;[.D103];&quot;',&quot;;[.B103];&quot;);&quot;)" office:value-type="string" office:string-value="insert into mpfactory.district(id, name, city_id) values(233,'Nowe Miasto',572);">
            <text:p>insert into mpfactory.district(id, name, city_id) values(233,'Nowe Miasto',572);</text:p>
          </table:table-cell>
        </table:table-row>
        <table:table-row table:style-name="ro1">
          <table:table-cell table:formula="of:=[.A103]+1" office:value-type="float" office:value="234">
            <text:p>234</text:p>
          </table:table-cell>
          <table:table-cell office:value-type="float" office:value="572">
            <text:p>572</text:p>
          </table:table-cell>
          <table:table-cell office:value-type="string">
            <text:p>Poznań</text:p>
          </table:table-cell>
          <table:table-cell table:style-name="ce1" office:value-type="string">
            <text:p><text:a xlink:href="http://pl.wikipedia.org/wiki/Stare_Miasto_(dzielnica_Poznania_1954-1990)">Stare Miasto</text:a></text:p>
          </table:table-cell>
          <table:table-cell table:formula="of:=CONCATENATE(&quot;insert into mpfactory.district(id, name, city_id) values(&quot;;[.A104];&quot;,'&quot;;[.D104];&quot;',&quot;;[.B104];&quot;);&quot;)" office:value-type="string" office:string-value="insert into mpfactory.district(id, name, city_id) values(234,'Stare Miasto',572);">
            <text:p>insert into mpfactory.district(id, name, city_id) values(234,'Stare Miasto',572);</text:p>
          </table:table-cell>
        </table:table-row>
        <table:table-row table:style-name="ro1">
          <table:table-cell table:formula="of:=[.A104]+1" office:value-type="float" office:value="235">
            <text:p>235</text:p>
          </table:table-cell>
          <table:table-cell office:value-type="float" office:value="572">
            <text:p>572</text:p>
          </table:table-cell>
          <table:table-cell office:value-type="string">
            <text:p>Poznań</text:p>
          </table:table-cell>
          <table:table-cell table:style-name="ce1" office:value-type="string">
            <text:p><text:a xlink:href="http://pl.wikipedia.org/wiki/Wilda_(dzielnica_Poznania_1954-1990)">Wilda</text:a></text:p>
          </table:table-cell>
          <table:table-cell table:formula="of:=CONCATENATE(&quot;insert into mpfactory.district(id, name, city_id) values(&quot;;[.A105];&quot;,'&quot;;[.D105];&quot;',&quot;;[.B105];&quot;);&quot;)" office:value-type="string" office:string-value="insert into mpfactory.district(id, name, city_id) values(235,'Wilda',572);">
            <text:p>insert into mpfactory.district(id, name, city_id) values(235,'Wilda',572);</text:p>
          </table:table-cell>
        </table:table-row>
        <table:table-row table:style-name="ro1">
          <table:table-cell table:formula="of:=[.A105]+1" office:value-type="float" office:value="236">
            <text:p>236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Borki</text:p>
          </table:table-cell>
          <table:table-cell table:formula="of:=CONCATENATE(&quot;insert into mpfactory.district(id, name, city_id) values(&quot;;[.A106];&quot;,'&quot;;[.D106];&quot;',&quot;;[.B106];&quot;);&quot;)" office:value-type="string" office:string-value="insert into mpfactory.district(id, name, city_id) values(236,'Borki',606);">
            <text:p>insert into mpfactory.district(id, name, city_id) values(236,'Borki',606);</text:p>
          </table:table-cell>
        </table:table-row>
        <table:table-row table:style-name="ro1">
          <table:table-cell table:formula="of:=[.A106]+1" office:value-type="float" office:value="237">
            <text:p>237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Brzustówka</text:p>
          </table:table-cell>
          <table:table-cell table:formula="of:=CONCATENATE(&quot;insert into mpfactory.district(id, name, city_id) values(&quot;;[.A107];&quot;,'&quot;;[.D107];&quot;',&quot;;[.B107];&quot;);&quot;)" office:value-type="string" office:string-value="insert into mpfactory.district(id, name, city_id) values(237,'Brzustówka',606);">
            <text:p>insert into mpfactory.district(id, name, city_id) values(237,'Brzustówka',606);</text:p>
          </table:table-cell>
        </table:table-row>
        <table:table-row table:style-name="ro1">
          <table:table-cell table:formula="of:=[.A107]+1" office:value-type="float" office:value="238">
            <text:p>238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Długojów</text:p>
          </table:table-cell>
          <table:table-cell table:formula="of:=CONCATENATE(&quot;insert into mpfactory.district(id, name, city_id) values(&quot;;[.A108];&quot;,'&quot;;[.D108];&quot;',&quot;;[.B108];&quot;);&quot;)" office:value-type="string" office:string-value="insert into mpfactory.district(id, name, city_id) values(238,'Długojów',606);">
            <text:p>insert into mpfactory.district(id, name, city_id) values(238,'Długojów',606);</text:p>
          </table:table-cell>
        </table:table-row>
        <table:table-row table:style-name="ro1">
          <table:table-cell table:formula="of:=[.A108]+1" office:value-type="float" office:value="239">
            <text:p>239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Długojów Górny</text:p>
          </table:table-cell>
          <table:table-cell table:formula="of:=CONCATENATE(&quot;insert into mpfactory.district(id, name, city_id) values(&quot;;[.A109];&quot;,'&quot;;[.D109];&quot;',&quot;;[.B109];&quot;);&quot;)" office:value-type="string" office:string-value="insert into mpfactory.district(id, name, city_id) values(239,'Długojów Górny',606);">
            <text:p>insert into mpfactory.district(id, name, city_id) values(239,'Długojów Górny',606);</text:p>
          </table:table-cell>
        </table:table-row>
        <table:table-row table:style-name="ro1">
          <table:table-cell table:formula="of:=[.A109]+1" office:value-type="float" office:value="240">
            <text:p>240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Dzierzków</text:p>
          </table:table-cell>
          <table:table-cell table:formula="of:=CONCATENATE(&quot;insert into mpfactory.district(id, name, city_id) values(&quot;;[.A110];&quot;,'&quot;;[.D110];&quot;',&quot;;[.B110];&quot;);&quot;)" office:value-type="string" office:string-value="insert into mpfactory.district(id, name, city_id) values(240,'Dzierzków',606);">
            <text:p>insert into mpfactory.district(id, name, city_id) values(240,'Dzierzków',606);</text:p>
          </table:table-cell>
        </table:table-row>
        <table:table-row table:style-name="ro1">
          <table:table-cell table:formula="of:=[.A110]+1" office:value-type="float" office:value="241">
            <text:p>241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Firlej</text:p>
          </table:table-cell>
          <table:table-cell table:formula="of:=CONCATENATE(&quot;insert into mpfactory.district(id, name, city_id) values(&quot;;[.A111];&quot;,'&quot;;[.D111];&quot;',&quot;;[.B111];&quot;);&quot;)" office:value-type="string" office:string-value="insert into mpfactory.district(id, name, city_id) values(241,'Firlej',606);">
            <text:p>insert into mpfactory.district(id, name, city_id) values(241,'Firlej',606);</text:p>
          </table:table-cell>
        </table:table-row>
        <table:table-row table:style-name="ro1">
          <table:table-cell table:formula="of:=[.A111]+1" office:value-type="float" office:value="242">
            <text:p>242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Glinice</text:p>
          </table:table-cell>
          <table:table-cell table:formula="of:=CONCATENATE(&quot;insert into mpfactory.district(id, name, city_id) values(&quot;;[.A112];&quot;,'&quot;;[.D112];&quot;',&quot;;[.B112];&quot;);&quot;)" office:value-type="string" office:string-value="insert into mpfactory.district(id, name, city_id) values(242,'Glinice',606);">
            <text:p>insert into mpfactory.district(id, name, city_id) values(242,'Glinice',606);</text:p>
          </table:table-cell>
        </table:table-row>
        <table:table-row table:style-name="ro1">
          <table:table-cell table:formula="of:=[.A112]+1" office:value-type="float" office:value="243">
            <text:p>243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Godów</text:p>
          </table:table-cell>
          <table:table-cell table:formula="of:=CONCATENATE(&quot;insert into mpfactory.district(id, name, city_id) values(&quot;;[.A113];&quot;,'&quot;;[.D113];&quot;',&quot;;[.B113];&quot;);&quot;)" office:value-type="string" office:string-value="insert into mpfactory.district(id, name, city_id) values(243,'Godów',606);">
            <text:p>insert into mpfactory.district(id, name, city_id) values(243,'Godów',606);</text:p>
          </table:table-cell>
        </table:table-row>
        <table:table-row table:style-name="ro1">
          <table:table-cell table:formula="of:=[.A113]+1" office:value-type="float" office:value="244">
            <text:p>244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Gołębiów</text:p>
          </table:table-cell>
          <table:table-cell table:formula="of:=CONCATENATE(&quot;insert into mpfactory.district(id, name, city_id) values(&quot;;[.A114];&quot;,'&quot;;[.D114];&quot;',&quot;;[.B114];&quot;);&quot;)" office:value-type="string" office:string-value="insert into mpfactory.district(id, name, city_id) values(244,'Gołębiów',606);">
            <text:p>insert into mpfactory.district(id, name, city_id) values(244,'Gołębiów',606);</text:p>
          </table:table-cell>
        </table:table-row>
        <table:table-row table:style-name="ro1">
          <table:table-cell table:formula="of:=[.A114]+1" office:value-type="float" office:value="245">
            <text:p>245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Gołębiów 1</text:p>
          </table:table-cell>
          <table:table-cell table:formula="of:=CONCATENATE(&quot;insert into mpfactory.district(id, name, city_id) values(&quot;;[.A115];&quot;,'&quot;;[.D115];&quot;',&quot;;[.B115];&quot;);&quot;)" office:value-type="string" office:string-value="insert into mpfactory.district(id, name, city_id) values(245,'Gołębiów 1',606);">
            <text:p>insert into mpfactory.district(id, name, city_id) values(245,'Gołębiów 1',606);</text:p>
          </table:table-cell>
        </table:table-row>
        <table:table-row table:style-name="ro1">
          <table:table-cell table:formula="of:=[.A115]+1" office:value-type="float" office:value="246">
            <text:p>246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Gołębiów 2</text:p>
          </table:table-cell>
          <table:table-cell table:formula="of:=CONCATENATE(&quot;insert into mpfactory.district(id, name, city_id) values(&quot;;[.A116];&quot;,'&quot;;[.D116];&quot;',&quot;;[.B116];&quot;);&quot;)" office:value-type="string" office:string-value="insert into mpfactory.district(id, name, city_id) values(246,'Gołębiów 2',606);">
            <text:p>insert into mpfactory.district(id, name, city_id) values(246,'Gołębiów 2',606);</text:p>
          </table:table-cell>
        </table:table-row>
        <table:table-row table:style-name="ro1">
          <table:table-cell table:formula="of:=[.A116]+1" office:value-type="float" office:value="247">
            <text:p>247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Halinów</text:p>
          </table:table-cell>
          <table:table-cell table:formula="of:=CONCATENATE(&quot;insert into mpfactory.district(id, name, city_id) values(&quot;;[.A117];&quot;,'&quot;;[.D117];&quot;',&quot;;[.B117];&quot;);&quot;)" office:value-type="string" office:string-value="insert into mpfactory.district(id, name, city_id) values(247,'Halinów',606);">
            <text:p>insert into mpfactory.district(id, name, city_id) values(247,'Halinów',606);</text:p>
          </table:table-cell>
        </table:table-row>
        <table:table-row table:style-name="ro1">
          <table:table-cell table:formula="of:=[.A117]+1" office:value-type="float" office:value="248">
            <text:p>248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Huta Józefowska</text:p>
          </table:table-cell>
          <table:table-cell table:formula="of:=CONCATENATE(&quot;insert into mpfactory.district(id, name, city_id) values(&quot;;[.A118];&quot;,'&quot;;[.D118];&quot;',&quot;;[.B118];&quot;);&quot;)" office:value-type="string" office:string-value="insert into mpfactory.district(id, name, city_id) values(248,'Huta Józefowska',606);">
            <text:p>insert into mpfactory.district(id, name, city_id) values(248,'Huta Józefowska',606);</text:p>
          </table:table-cell>
        </table:table-row>
        <table:table-row table:style-name="ro1">
          <table:table-cell table:formula="of:=[.A118]+1" office:value-type="float" office:value="249">
            <text:p>249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Idalin</text:p>
          </table:table-cell>
          <table:table-cell table:formula="of:=CONCATENATE(&quot;insert into mpfactory.district(id, name, city_id) values(&quot;;[.A119];&quot;,'&quot;;[.D119];&quot;',&quot;;[.B119];&quot;);&quot;)" office:value-type="string" office:string-value="insert into mpfactory.district(id, name, city_id) values(249,'Idalin',606);">
            <text:p>insert into mpfactory.district(id, name, city_id) values(249,'Idalin',606);</text:p>
          </table:table-cell>
        </table:table-row>
        <table:table-row table:style-name="ro1">
          <table:table-cell table:formula="of:=[.A119]+1" office:value-type="float" office:value="250">
            <text:p>250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Janiszpol</text:p>
          </table:table-cell>
          <table:table-cell table:formula="of:=CONCATENATE(&quot;insert into mpfactory.district(id, name, city_id) values(&quot;;[.A120];&quot;,'&quot;;[.D120];&quot;',&quot;;[.B120];&quot;);&quot;)" office:value-type="string" office:string-value="insert into mpfactory.district(id, name, city_id) values(250,'Janiszpol',606);">
            <text:p>insert into mpfactory.district(id, name, city_id) values(250,'Janiszpol',606);</text:p>
          </table:table-cell>
        </table:table-row>
        <table:table-row table:style-name="ro1">
          <table:table-cell table:formula="of:=[.A120]+1" office:value-type="float" office:value="251">
            <text:p>251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Jeżowa Wola</text:p>
          </table:table-cell>
          <table:table-cell table:formula="of:=CONCATENATE(&quot;insert into mpfactory.district(id, name, city_id) values(&quot;;[.A121];&quot;,'&quot;;[.D121];&quot;',&quot;;[.B121];&quot;);&quot;)" office:value-type="string" office:string-value="insert into mpfactory.district(id, name, city_id) values(251,'Jeżowa Wola',606);">
            <text:p>insert into mpfactory.district(id, name, city_id) values(251,'Jeżowa Wola',606);</text:p>
          </table:table-cell>
        </table:table-row>
        <table:table-row table:style-name="ro1">
          <table:table-cell table:formula="of:=[.A121]+1" office:value-type="float" office:value="252">
            <text:p>252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Józefów</text:p>
          </table:table-cell>
          <table:table-cell table:formula="of:=CONCATENATE(&quot;insert into mpfactory.district(id, name, city_id) values(&quot;;[.A122];&quot;,'&quot;;[.D122];&quot;',&quot;;[.B122];&quot;);&quot;)" office:value-type="string" office:string-value="insert into mpfactory.district(id, name, city_id) values(252,'Józefów',606);">
            <text:p>insert into mpfactory.district(id, name, city_id) values(252,'Józefów',606);</text:p>
          </table:table-cell>
        </table:table-row>
        <table:table-row table:style-name="ro1">
          <table:table-cell table:formula="of:=[.A122]+1" office:value-type="float" office:value="253">
            <text:p>253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Kaptur</text:p>
          </table:table-cell>
          <table:table-cell table:formula="of:=CONCATENATE(&quot;insert into mpfactory.district(id, name, city_id) values(&quot;;[.A123];&quot;,'&quot;;[.D123];&quot;',&quot;;[.B123];&quot;);&quot;)" office:value-type="string" office:string-value="insert into mpfactory.district(id, name, city_id) values(253,'Kaptur',606);">
            <text:p>insert into mpfactory.district(id, name, city_id) values(253,'Kaptur',606);</text:p>
          </table:table-cell>
        </table:table-row>
        <table:table-row table:style-name="ro1">
          <table:table-cell table:formula="of:=[.A123]+1" office:value-type="float" office:value="254">
            <text:p>254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Kierzków</text:p>
          </table:table-cell>
          <table:table-cell table:formula="of:=CONCATENATE(&quot;insert into mpfactory.district(id, name, city_id) values(&quot;;[.A124];&quot;,'&quot;;[.D124];&quot;',&quot;;[.B124];&quot;);&quot;)" office:value-type="string" office:string-value="insert into mpfactory.district(id, name, city_id) values(254,'Kierzków',606);">
            <text:p>insert into mpfactory.district(id, name, city_id) values(254,'Kierzków',606);</text:p>
          </table:table-cell>
        </table:table-row>
        <table:table-row table:style-name="ro1">
          <table:table-cell table:formula="of:=[.A124]+1" office:value-type="float" office:value="255">
            <text:p>255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Koniówka</text:p>
          </table:table-cell>
          <table:table-cell table:formula="of:=CONCATENATE(&quot;insert into mpfactory.district(id, name, city_id) values(&quot;;[.A125];&quot;,'&quot;;[.D125];&quot;',&quot;;[.B125];&quot;);&quot;)" office:value-type="string" office:string-value="insert into mpfactory.district(id, name, city_id) values(255,'Koniówka',606);">
            <text:p>insert into mpfactory.district(id, name, city_id) values(255,'Koniówka',606);</text:p>
          </table:table-cell>
        </table:table-row>
        <table:table-row table:style-name="ro1">
          <table:table-cell table:formula="of:=[.A125]+1" office:value-type="float" office:value="256">
            <text:p>256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Kończyce</text:p>
          </table:table-cell>
          <table:table-cell table:formula="of:=CONCATENATE(&quot;insert into mpfactory.district(id, name, city_id) values(&quot;;[.A126];&quot;,'&quot;;[.D126];&quot;',&quot;;[.B126];&quot;);&quot;)" office:value-type="string" office:string-value="insert into mpfactory.district(id, name, city_id) values(256,'Kończyce',606);">
            <text:p>insert into mpfactory.district(id, name, city_id) values(256,'Kończyce',606);</text:p>
          </table:table-cell>
        </table:table-row>
        <table:table-row table:style-name="ro1">
          <table:table-cell table:formula="of:=[.A126]+1" office:value-type="float" office:value="257">
            <text:p>257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Kozia Góra</text:p>
          </table:table-cell>
          <table:table-cell table:formula="of:=CONCATENATE(&quot;insert into mpfactory.district(id, name, city_id) values(&quot;;[.A127];&quot;,'&quot;;[.D127];&quot;',&quot;;[.B127];&quot;);&quot;)" office:value-type="string" office:string-value="insert into mpfactory.district(id, name, city_id) values(257,'Kozia Góra',606);">
            <text:p>insert into mpfactory.district(id, name, city_id) values(257,'Kozia Góra',606);</text:p>
          </table:table-cell>
        </table:table-row>
        <table:table-row table:style-name="ro1">
          <table:table-cell table:formula="of:=[.A127]+1" office:value-type="float" office:value="258">
            <text:p>258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Krychnowice</text:p>
          </table:table-cell>
          <table:table-cell table:formula="of:=CONCATENATE(&quot;insert into mpfactory.district(id, name, city_id) values(&quot;;[.A128];&quot;,'&quot;;[.D128];&quot;',&quot;;[.B128];&quot;);&quot;)" office:value-type="string" office:string-value="insert into mpfactory.district(id, name, city_id) values(258,'Krychnowice',606);">
            <text:p>insert into mpfactory.district(id, name, city_id) values(258,'Krychnowice',606);</text:p>
          </table:table-cell>
        </table:table-row>
        <table:table-row table:style-name="ro1">
          <table:table-cell table:formula="of:=[.A128]+1" office:value-type="float" office:value="259">
            <text:p>259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Krzewień</text:p>
          </table:table-cell>
          <table:table-cell table:formula="of:=CONCATENATE(&quot;insert into mpfactory.district(id, name, city_id) values(&quot;;[.A129];&quot;,'&quot;;[.D129];&quot;',&quot;;[.B129];&quot;);&quot;)" office:value-type="string" office:string-value="insert into mpfactory.district(id, name, city_id) values(259,'Krzewień',606);">
            <text:p>insert into mpfactory.district(id, name, city_id) values(259,'Krzewień',606);</text:p>
          </table:table-cell>
        </table:table-row>
        <table:table-row table:style-name="ro1">
          <table:table-cell table:formula="of:=[.A129]+1" office:value-type="float" office:value="260">
            <text:p>260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Malczew</text:p>
          </table:table-cell>
          <table:table-cell table:formula="of:=CONCATENATE(&quot;insert into mpfactory.district(id, name, city_id) values(&quot;;[.A130];&quot;,'&quot;;[.D130];&quot;',&quot;;[.B130];&quot;);&quot;)" office:value-type="string" office:string-value="insert into mpfactory.district(id, name, city_id) values(260,'Malczew',606);">
            <text:p>insert into mpfactory.district(id, name, city_id) values(260,'Malczew',606);</text:p>
          </table:table-cell>
        </table:table-row>
        <table:table-row table:style-name="ro1">
          <table:table-cell table:formula="of:=[.A130]+1" office:value-type="float" office:value="261">
            <text:p>261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Malenice</text:p>
          </table:table-cell>
          <table:table-cell table:formula="of:=CONCATENATE(&quot;insert into mpfactory.district(id, name, city_id) values(&quot;;[.A131];&quot;,'&quot;;[.D131];&quot;',&quot;;[.B131];&quot;);&quot;)" office:value-type="string" office:string-value="insert into mpfactory.district(id, name, city_id) values(261,'Malenice',606);">
            <text:p>insert into mpfactory.district(id, name, city_id) values(261,'Malenice',606);</text:p>
          </table:table-cell>
        </table:table-row>
        <table:table-row table:style-name="ro1">
          <table:table-cell table:formula="of:=[.A131]+1" office:value-type="float" office:value="262">
            <text:p>262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Miasto Kazimierzowskie</text:p>
          </table:table-cell>
          <table:table-cell table:formula="of:=CONCATENATE(&quot;insert into mpfactory.district(id, name, city_id) values(&quot;;[.A132];&quot;,'&quot;;[.D132];&quot;',&quot;;[.B132];&quot;);&quot;)" office:value-type="string" office:string-value="insert into mpfactory.district(id, name, city_id) values(262,'Miasto Kazimierzowskie',606);">
            <text:p>insert into mpfactory.district(id, name, city_id) values(262,'Miasto Kazimierzowskie',606);</text:p>
          </table:table-cell>
        </table:table-row>
        <table:table-row table:style-name="ro1">
          <table:table-cell table:formula="of:=[.A132]+1" office:value-type="float" office:value="263">
            <text:p>263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Michałów</text:p>
          </table:table-cell>
          <table:table-cell table:formula="of:=CONCATENATE(&quot;insert into mpfactory.district(id, name, city_id) values(&quot;;[.A133];&quot;,'&quot;;[.D133];&quot;',&quot;;[.B133];&quot;);&quot;)" office:value-type="string" office:string-value="insert into mpfactory.district(id, name, city_id) values(263,'Michałów',606);">
            <text:p>insert into mpfactory.district(id, name, city_id) values(263,'Michałów',606);</text:p>
          </table:table-cell>
        </table:table-row>
        <table:table-row table:style-name="ro1">
          <table:table-cell table:formula="of:=[.A133]+1" office:value-type="float" office:value="264">
            <text:p>264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Mleczna</text:p>
          </table:table-cell>
          <table:table-cell table:formula="of:=CONCATENATE(&quot;insert into mpfactory.district(id, name, city_id) values(&quot;;[.A134];&quot;,'&quot;;[.D134];&quot;',&quot;;[.B134];&quot;);&quot;)" office:value-type="string" office:string-value="insert into mpfactory.district(id, name, city_id) values(264,'Mleczna',606);">
            <text:p>insert into mpfactory.district(id, name, city_id) values(264,'Mleczna',606);</text:p>
          </table:table-cell>
        </table:table-row>
        <table:table-row table:style-name="ro1">
          <table:table-cell table:formula="of:=[.A134]+1" office:value-type="float" office:value="265">
            <text:p>265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Młodzianów</text:p>
          </table:table-cell>
          <table:table-cell table:formula="of:=CONCATENATE(&quot;insert into mpfactory.district(id, name, city_id) values(&quot;;[.A135];&quot;,'&quot;;[.D135];&quot;',&quot;;[.B135];&quot;);&quot;)" office:value-type="string" office:string-value="insert into mpfactory.district(id, name, city_id) values(265,'Młodzianów',606);">
            <text:p>insert into mpfactory.district(id, name, city_id) values(265,'Młodzianów',606);</text:p>
          </table:table-cell>
        </table:table-row>
        <table:table-row table:style-name="ro1">
          <table:table-cell table:formula="of:=[.A135]+1" office:value-type="float" office:value="266">
            <text:p>266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Młynek Janiszewski</text:p>
          </table:table-cell>
          <table:table-cell table:formula="of:=CONCATENATE(&quot;insert into mpfactory.district(id, name, city_id) values(&quot;;[.A136];&quot;,'&quot;;[.D136];&quot;',&quot;;[.B136];&quot;);&quot;)" office:value-type="string" office:string-value="insert into mpfactory.district(id, name, city_id) values(266,'Młynek Janiszewski',606);">
            <text:p>insert into mpfactory.district(id, name, city_id) values(266,'Młynek Janiszewski',606);</text:p>
          </table:table-cell>
        </table:table-row>
        <table:table-row table:style-name="ro1">
          <table:table-cell table:formula="of:=[.A136]+1" office:value-type="float" office:value="267">
            <text:p>267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Nowa Wola Gołębiowska</text:p>
          </table:table-cell>
          <table:table-cell table:formula="of:=CONCATENATE(&quot;insert into mpfactory.district(id, name, city_id) values(&quot;;[.A137];&quot;,'&quot;;[.D137];&quot;',&quot;;[.B137];&quot;);&quot;)" office:value-type="string" office:string-value="insert into mpfactory.district(id, name, city_id) values(267,'Nowa Wola Gołębiowska',606);">
            <text:p>insert into mpfactory.district(id, name, city_id) values(267,'Nowa Wola Gołębiowska',606);</text:p>
          </table:table-cell>
        </table:table-row>
        <table:table-row table:style-name="ro1">
          <table:table-cell table:formula="of:=[.A137]+1" office:value-type="float" office:value="268">
            <text:p>268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Nowiny Malczewskie</text:p>
          </table:table-cell>
          <table:table-cell table:formula="of:=CONCATENATE(&quot;insert into mpfactory.district(id, name, city_id) values(&quot;;[.A138];&quot;,'&quot;;[.D138];&quot;',&quot;;[.B138];&quot;);&quot;)" office:value-type="string" office:string-value="insert into mpfactory.district(id, name, city_id) values(268,'Nowiny Malczewskie',606);">
            <text:p>insert into mpfactory.district(id, name, city_id) values(268,'Nowiny Malczewskie',606);</text:p>
          </table:table-cell>
        </table:table-row>
        <table:table-row table:style-name="ro1">
          <table:table-cell table:formula="of:=[.A138]+1" office:value-type="float" office:value="269">
            <text:p>269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Obozisko</text:p>
          </table:table-cell>
          <table:table-cell table:formula="of:=CONCATENATE(&quot;insert into mpfactory.district(id, name, city_id) values(&quot;;[.A139];&quot;,'&quot;;[.D139];&quot;',&quot;;[.B139];&quot;);&quot;)" office:value-type="string" office:string-value="insert into mpfactory.district(id, name, city_id) values(269,'Obozisko',606);">
            <text:p>insert into mpfactory.district(id, name, city_id) values(269,'Obozisko',606);</text:p>
          </table:table-cell>
        </table:table-row>
        <table:table-row table:style-name="ro1">
          <table:table-cell table:formula="of:=[.A139]+1" office:value-type="float" office:value="270">
            <text:p>270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Osiedle Akademickie</text:p>
          </table:table-cell>
          <table:table-cell table:formula="of:=CONCATENATE(&quot;insert into mpfactory.district(id, name, city_id) values(&quot;;[.A140];&quot;,'&quot;;[.D140];&quot;',&quot;;[.B140];&quot;);&quot;)" office:value-type="string" office:string-value="insert into mpfactory.district(id, name, city_id) values(270,'Osiedle Akademickie',606);">
            <text:p>insert into mpfactory.district(id, name, city_id) values(270,'Osiedle Akademickie',606);</text:p>
          </table:table-cell>
        </table:table-row>
        <table:table-row table:style-name="ro1">
          <table:table-cell table:formula="of:=[.A140]+1" office:value-type="float" office:value="271">
            <text:p>271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Osiedle Nad Potokiem</text:p>
          </table:table-cell>
          <table:table-cell table:formula="of:=CONCATENATE(&quot;insert into mpfactory.district(id, name, city_id) values(&quot;;[.A141];&quot;,'&quot;;[.D141];&quot;',&quot;;[.B141];&quot;);&quot;)" office:value-type="string" office:string-value="insert into mpfactory.district(id, name, city_id) values(271,'Osiedle Nad Potokiem',606);">
            <text:p>insert into mpfactory.district(id, name, city_id) values(271,'Osiedle Nad Potokiem',606);</text:p>
          </table:table-cell>
        </table:table-row>
        <table:table-row table:style-name="ro1">
          <table:table-cell table:formula="of:=[.A141]+1" office:value-type="float" office:value="272">
            <text:p>272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Osiedle XV-lecia</text:p>
          </table:table-cell>
          <table:table-cell table:formula="of:=CONCATENATE(&quot;insert into mpfactory.district(id, name, city_id) values(&quot;;[.A142];&quot;,'&quot;;[.D142];&quot;',&quot;;[.B142];&quot;);&quot;)" office:value-type="string" office:string-value="insert into mpfactory.district(id, name, city_id) values(272,'Osiedle XV-lecia',606);">
            <text:p>insert into mpfactory.district(id, name, city_id) values(272,'Osiedle XV-lecia',606);</text:p>
          </table:table-cell>
        </table:table-row>
        <table:table-row table:style-name="ro1">
          <table:table-cell table:formula="of:=[.A142]+1" office:value-type="float" office:value="273">
            <text:p>273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Planty</text:p>
          </table:table-cell>
          <table:table-cell table:formula="of:=CONCATENATE(&quot;insert into mpfactory.district(id, name, city_id) values(&quot;;[.A143];&quot;,'&quot;;[.D143];&quot;',&quot;;[.B143];&quot;);&quot;)" office:value-type="string" office:string-value="insert into mpfactory.district(id, name, city_id) values(273,'Planty',606);">
            <text:p>insert into mpfactory.district(id, name, city_id) values(273,'Planty',606);</text:p>
          </table:table-cell>
        </table:table-row>
        <table:table-row table:style-name="ro1">
          <table:table-cell table:formula="of:=[.A143]+1" office:value-type="float" office:value="274">
            <text:p>274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Południe</text:p>
          </table:table-cell>
          <table:table-cell table:formula="of:=CONCATENATE(&quot;insert into mpfactory.district(id, name, city_id) values(&quot;;[.A144];&quot;,'&quot;;[.D144];&quot;',&quot;;[.B144];&quot;);&quot;)" office:value-type="string" office:string-value="insert into mpfactory.district(id, name, city_id) values(274,'Południe',606);">
            <text:p>insert into mpfactory.district(id, name, city_id) values(274,'Południe',606);</text:p>
          </table:table-cell>
        </table:table-row>
        <table:table-row table:style-name="ro1">
          <table:table-cell table:formula="of:=[.A144]+1" office:value-type="float" office:value="275">
            <text:p>275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Potkanów</text:p>
          </table:table-cell>
          <table:table-cell table:formula="of:=CONCATENATE(&quot;insert into mpfactory.district(id, name, city_id) values(&quot;;[.A145];&quot;,'&quot;;[.D145];&quot;',&quot;;[.B145];&quot;);&quot;)" office:value-type="string" office:string-value="insert into mpfactory.district(id, name, city_id) values(275,'Potkanów',606);">
            <text:p>insert into mpfactory.district(id, name, city_id) values(275,'Potkanów',606);</text:p>
          </table:table-cell>
        </table:table-row>
        <table:table-row table:style-name="ro1">
          <table:table-cell table:formula="of:=[.A145]+1" office:value-type="float" office:value="276">
            <text:p>276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Prędocinek</text:p>
          </table:table-cell>
          <table:table-cell table:formula="of:=CONCATENATE(&quot;insert into mpfactory.district(id, name, city_id) values(&quot;;[.A146];&quot;,'&quot;;[.D146];&quot;',&quot;;[.B146];&quot;);&quot;)" office:value-type="string" office:string-value="insert into mpfactory.district(id, name, city_id) values(276,'Prędocinek',606);">
            <text:p>insert into mpfactory.district(id, name, city_id) values(276,'Prędocinek',606);</text:p>
          </table:table-cell>
        </table:table-row>
        <table:table-row table:style-name="ro1">
          <table:table-cell table:formula="of:=[.A146]+1" office:value-type="float" office:value="277">
            <text:p>277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Pruszaków</text:p>
          </table:table-cell>
          <table:table-cell table:formula="of:=CONCATENATE(&quot;insert into mpfactory.district(id, name, city_id) values(&quot;;[.A147];&quot;,'&quot;;[.D147];&quot;',&quot;;[.B147];&quot;);&quot;)" office:value-type="string" office:string-value="insert into mpfactory.district(id, name, city_id) values(277,'Pruszaków',606);">
            <text:p>insert into mpfactory.district(id, name, city_id) values(277,'Pruszaków',606);</text:p>
          </table:table-cell>
        </table:table-row>
        <table:table-row table:style-name="ro1">
          <table:table-cell table:formula="of:=[.A147]+1" office:value-type="float" office:value="278">
            <text:p>278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Rajec Poduchowny</text:p>
          </table:table-cell>
          <table:table-cell table:formula="of:=CONCATENATE(&quot;insert into mpfactory.district(id, name, city_id) values(&quot;;[.A148];&quot;,'&quot;;[.D148];&quot;',&quot;;[.B148];&quot;);&quot;)" office:value-type="string" office:string-value="insert into mpfactory.district(id, name, city_id) values(278,'Rajec Poduchowny',606);">
            <text:p>insert into mpfactory.district(id, name, city_id) values(278,'Rajec Poduchowny',606);</text:p>
          </table:table-cell>
        </table:table-row>
        <table:table-row table:style-name="ro1">
          <table:table-cell table:formula="of:=[.A148]+1" office:value-type="float" office:value="279">
            <text:p>279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Rajec Szlachecki</text:p>
          </table:table-cell>
          <table:table-cell table:formula="of:=CONCATENATE(&quot;insert into mpfactory.district(id, name, city_id) values(&quot;;[.A149];&quot;,'&quot;;[.D149];&quot;',&quot;;[.B149];&quot;);&quot;)" office:value-type="string" office:string-value="insert into mpfactory.district(id, name, city_id) values(279,'Rajec Szlachecki',606);">
            <text:p>insert into mpfactory.district(id, name, city_id) values(279,'Rajec Szlachecki',606);</text:p>
          </table:table-cell>
        </table:table-row>
        <table:table-row table:style-name="ro1">
          <table:table-cell table:formula="of:=[.A149]+1" office:value-type="float" office:value="280">
            <text:p>280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Sadków</text:p>
          </table:table-cell>
          <table:table-cell table:formula="of:=CONCATENATE(&quot;insert into mpfactory.district(id, name, city_id) values(&quot;;[.A150];&quot;,'&quot;;[.D150];&quot;',&quot;;[.B150];&quot;);&quot;)" office:value-type="string" office:string-value="insert into mpfactory.district(id, name, city_id) values(280,'Sadków',606);">
            <text:p>insert into mpfactory.district(id, name, city_id) values(280,'Sadków',606);</text:p>
          </table:table-cell>
        </table:table-row>
        <table:table-row table:style-name="ro1">
          <table:table-cell table:formula="of:=[.A150]+1" office:value-type="float" office:value="281">
            <text:p>281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Stara Wola Gołębiowska</text:p>
          </table:table-cell>
          <table:table-cell table:formula="of:=CONCATENATE(&quot;insert into mpfactory.district(id, name, city_id) values(&quot;;[.A151];&quot;,'&quot;;[.D151];&quot;',&quot;;[.B151];&quot;);&quot;)" office:value-type="string" office:string-value="insert into mpfactory.district(id, name, city_id) values(281,'Stara Wola Gołębiowska',606);">
            <text:p>insert into mpfactory.district(id, name, city_id) values(281,'Stara Wola Gołębiowska',606);</text:p>
          </table:table-cell>
        </table:table-row>
        <table:table-row table:style-name="ro1">
          <table:table-cell table:formula="of:=[.A151]+1" office:value-type="float" office:value="282">
            <text:p>282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Stare Miasto</text:p>
          </table:table-cell>
          <table:table-cell table:formula="of:=CONCATENATE(&quot;insert into mpfactory.district(id, name, city_id) values(&quot;;[.A152];&quot;,'&quot;;[.D152];&quot;',&quot;;[.B152];&quot;);&quot;)" office:value-type="string" office:string-value="insert into mpfactory.district(id, name, city_id) values(282,'Stare Miasto',606);">
            <text:p>insert into mpfactory.district(id, name, city_id) values(282,'Stare Miasto',606);</text:p>
          </table:table-cell>
        </table:table-row>
        <table:table-row table:style-name="ro1">
          <table:table-cell table:formula="of:=[.A152]+1" office:value-type="float" office:value="283">
            <text:p>283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Śródmieście</text:p>
          </table:table-cell>
          <table:table-cell table:formula="of:=CONCATENATE(&quot;insert into mpfactory.district(id, name, city_id) values(&quot;;[.A153];&quot;,'&quot;;[.D153];&quot;',&quot;;[.B153];&quot;);&quot;)" office:value-type="string" office:string-value="insert into mpfactory.district(id, name, city_id) values(283,'Śródmieście',606);">
            <text:p>insert into mpfactory.district(id, name, city_id) values(283,'Śródmieście',606);</text:p>
          </table:table-cell>
        </table:table-row>
        <table:table-row table:style-name="ro1">
          <table:table-cell table:formula="of:=[.A153]+1" office:value-type="float" office:value="284">
            <text:p>284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Ustronie</text:p>
          </table:table-cell>
          <table:table-cell table:formula="of:=CONCATENATE(&quot;insert into mpfactory.district(id, name, city_id) values(&quot;;[.A154];&quot;,'&quot;;[.D154];&quot;',&quot;;[.B154];&quot;);&quot;)" office:value-type="string" office:string-value="insert into mpfactory.district(id, name, city_id) values(284,'Ustronie',606);">
            <text:p>insert into mpfactory.district(id, name, city_id) values(284,'Ustronie',606);</text:p>
          </table:table-cell>
        </table:table-row>
        <table:table-row table:style-name="ro1">
          <table:table-cell table:formula="of:=[.A154]+1" office:value-type="float" office:value="285">
            <text:p>285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Wacyn</text:p>
          </table:table-cell>
          <table:table-cell table:formula="of:=CONCATENATE(&quot;insert into mpfactory.district(id, name, city_id) values(&quot;;[.A155];&quot;,'&quot;;[.D155];&quot;',&quot;;[.B155];&quot;);&quot;)" office:value-type="string" office:string-value="insert into mpfactory.district(id, name, city_id) values(285,'Wacyn',606);">
            <text:p>insert into mpfactory.district(id, name, city_id) values(285,'Wacyn',606);</text:p>
          </table:table-cell>
        </table:table-row>
        <table:table-row table:style-name="ro1">
          <table:table-cell table:formula="of:=[.A155]+1" office:value-type="float" office:value="286">
            <text:p>286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Wielogóra</text:p>
          </table:table-cell>
          <table:table-cell table:formula="of:=CONCATENATE(&quot;insert into mpfactory.district(id, name, city_id) values(&quot;;[.A156];&quot;,'&quot;;[.D156];&quot;',&quot;;[.B156];&quot;);&quot;)" office:value-type="string" office:string-value="insert into mpfactory.district(id, name, city_id) values(286,'Wielogóra',606);">
            <text:p>insert into mpfactory.district(id, name, city_id) values(286,'Wielogóra',606);</text:p>
          </table:table-cell>
        </table:table-row>
        <table:table-row table:style-name="ro1">
          <table:table-cell table:formula="of:=[.A156]+1" office:value-type="float" office:value="287">
            <text:p>287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Wincentów</text:p>
          </table:table-cell>
          <table:table-cell table:formula="of:=CONCATENATE(&quot;insert into mpfactory.district(id, name, city_id) values(&quot;;[.A157];&quot;,'&quot;;[.D157];&quot;',&quot;;[.B157];&quot;);&quot;)" office:value-type="string" office:string-value="insert into mpfactory.district(id, name, city_id) values(287,'Wincentów',606);">
            <text:p>insert into mpfactory.district(id, name, city_id) values(287,'Wincentów',606);</text:p>
          </table:table-cell>
        </table:table-row>
        <table:table-row table:style-name="ro1">
          <table:table-cell table:formula="of:=[.A157]+1" office:value-type="float" office:value="288">
            <text:p>288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Wośniki</text:p>
          </table:table-cell>
          <table:table-cell table:formula="of:=CONCATENATE(&quot;insert into mpfactory.district(id, name, city_id) values(&quot;;[.A158];&quot;,'&quot;;[.D158];&quot;',&quot;;[.B158];&quot;);&quot;)" office:value-type="string" office:string-value="insert into mpfactory.district(id, name, city_id) values(288,'Wośniki',606);">
            <text:p>insert into mpfactory.district(id, name, city_id) values(288,'Wośniki',606);</text:p>
          </table:table-cell>
        </table:table-row>
        <table:table-row table:style-name="ro1">
          <table:table-cell table:formula="of:=[.A158]+1" office:value-type="float" office:value="289">
            <text:p>289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Wólka Klwatecka</text:p>
          </table:table-cell>
          <table:table-cell table:formula="of:=CONCATENATE(&quot;insert into mpfactory.district(id, name, city_id) values(&quot;;[.A159];&quot;,'&quot;;[.D159];&quot;',&quot;;[.B159];&quot;);&quot;)" office:value-type="string" office:string-value="insert into mpfactory.district(id, name, city_id) values(289,'Wólka Klwatecka',606);">
            <text:p>insert into mpfactory.district(id, name, city_id) values(289,'Wólka Klwatecka',606);</text:p>
          </table:table-cell>
        </table:table-row>
        <table:table-row table:style-name="ro1">
          <table:table-cell table:formula="of:=[.A159]+1" office:value-type="float" office:value="290">
            <text:p>290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Zamłynie</text:p>
          </table:table-cell>
          <table:table-cell table:formula="of:=CONCATENATE(&quot;insert into mpfactory.district(id, name, city_id) values(&quot;;[.A160];&quot;,'&quot;;[.D160];&quot;',&quot;;[.B160];&quot;);&quot;)" office:value-type="string" office:string-value="insert into mpfactory.district(id, name, city_id) values(290,'Zamłynie',606);">
            <text:p>insert into mpfactory.district(id, name, city_id) values(290,'Zamłynie',606);</text:p>
          </table:table-cell>
        </table:table-row>
        <table:table-row table:style-name="ro1">
          <table:table-cell table:formula="of:=[.A160]+1" office:value-type="float" office:value="291">
            <text:p>291</text:p>
          </table:table-cell>
          <table:table-cell office:value-type="float" office:value="606">
            <text:p>606</text:p>
          </table:table-cell>
          <table:table-cell office:value-type="string">
            <text:p>Radom</text:p>
          </table:table-cell>
          <table:table-cell office:value-type="string">
            <text:p>Żakowice</text:p>
          </table:table-cell>
          <table:table-cell table:formula="of:=CONCATENATE(&quot;insert into mpfactory.district(id, name, city_id) values(&quot;;[.A161];&quot;,'&quot;;[.D161];&quot;',&quot;;[.B161];&quot;);&quot;)" office:value-type="string" office:string-value="insert into mpfactory.district(id, name, city_id) values(291,'Żakowice',606);">
            <text:p>insert into mpfactory.district(id, name, city_id) values(291,'Żakowice',606);</text:p>
          </table:table-cell>
        </table:table-row>
        <table:table-row table:style-name="ro1">
          <table:table-cell table:formula="of:=[.A161]+1" office:value-type="float" office:value="292">
            <text:p>292</text:p>
          </table:table-cell>
          <table:table-cell office:value-type="float" office:value="642">
            <text:p>642</text:p>
          </table:table-cell>
          <table:table-cell office:value-type="string">
            <text:p>Rzeszów</text:p>
          </table:table-cell>
          <table:table-cell office:value-type="string">
            <text:p>Baranówka</text:p>
          </table:table-cell>
          <table:table-cell table:formula="of:=CONCATENATE(&quot;insert into mpfactory.district(id, name, city_id) values(&quot;;[.A162];&quot;,'&quot;;[.D162];&quot;',&quot;;[.B162];&quot;);&quot;)" office:value-type="string" office:string-value="insert into mpfactory.district(id, name, city_id) values(292,'Baranówka',642);">
            <text:p>insert into mpfactory.district(id, name, city_id) values(292,'Baranówka',642);</text:p>
          </table:table-cell>
        </table:table-row>
        <table:table-row table:style-name="ro1">
          <table:table-cell table:formula="of:=[.A162]+1" office:value-type="float" office:value="293">
            <text:p>293</text:p>
          </table:table-cell>
          <table:table-cell office:value-type="float" office:value="642">
            <text:p>642</text:p>
          </table:table-cell>
          <table:table-cell office:value-type="string">
            <text:p>Rzeszów</text:p>
          </table:table-cell>
          <table:table-cell office:value-type="string">
            <text:p>Biała</text:p>
          </table:table-cell>
          <table:table-cell table:formula="of:=CONCATENATE(&quot;insert into mpfactory.district(id, name, city_id) values(&quot;;[.A163];&quot;,'&quot;;[.D163];&quot;',&quot;;[.B163];&quot;);&quot;)" office:value-type="string" office:string-value="insert into mpfactory.district(id, name, city_id) values(293,'Biała',642);">
            <text:p>insert into mpfactory.district(id, name, city_id) values(293,'Biała',642);</text:p>
          </table:table-cell>
        </table:table-row>
        <table:table-row table:style-name="ro1">
          <table:table-cell table:formula="of:=[.A163]+1" office:value-type="float" office:value="294">
            <text:p>294</text:p>
          </table:table-cell>
          <table:table-cell office:value-type="float" office:value="642">
            <text:p>642</text:p>
          </table:table-cell>
          <table:table-cell office:value-type="string">
            <text:p>Rzeszów</text:p>
          </table:table-cell>
          <table:table-cell office:value-type="string">
            <text:p>Budziwój</text:p>
          </table:table-cell>
          <table:table-cell table:formula="of:=CONCATENATE(&quot;insert into mpfactory.district(id, name, city_id) values(&quot;;[.A164];&quot;,'&quot;;[.D164];&quot;',&quot;;[.B164];&quot;);&quot;)" office:value-type="string" office:string-value="insert into mpfactory.district(id, name, city_id) values(294,'Budziwój',642);">
            <text:p>insert into mpfactory.district(id, name, city_id) values(294,'Budziwój',642);</text:p>
          </table:table-cell>
        </table:table-row>
        <table:table-row table:style-name="ro1">
          <table:table-cell table:formula="of:=[.A164]+1" office:value-type="float" office:value="295">
            <text:p>295</text:p>
          </table:table-cell>
          <table:table-cell office:value-type="float" office:value="642">
            <text:p>642</text:p>
          </table:table-cell>
          <table:table-cell office:value-type="string">
            <text:p>Rzeszów</text:p>
          </table:table-cell>
          <table:table-cell office:value-type="string">
            <text:p>Drabinianka</text:p>
          </table:table-cell>
          <table:table-cell table:formula="of:=CONCATENATE(&quot;insert into mpfactory.district(id, name, city_id) values(&quot;;[.A165];&quot;,'&quot;;[.D165];&quot;',&quot;;[.B165];&quot;);&quot;)" office:value-type="string" office:string-value="insert into mpfactory.district(id, name, city_id) values(295,'Drabinianka',642);">
            <text:p>insert into mpfactory.district(id, name, city_id) values(295,'Drabinianka',642);</text:p>
          </table:table-cell>
        </table:table-row>
        <table:table-row table:style-name="ro1">
          <table:table-cell table:formula="of:=[.A165]+1" office:value-type="float" office:value="296">
            <text:p>296</text:p>
          </table:table-cell>
          <table:table-cell office:value-type="float" office:value="642">
            <text:p>642</text:p>
          </table:table-cell>
          <table:table-cell office:value-type="string">
            <text:p>Rzeszów</text:p>
          </table:table-cell>
          <table:table-cell office:value-type="string">
            <text:p>Gen. Andersa</text:p>
          </table:table-cell>
          <table:table-cell table:formula="of:=CONCATENATE(&quot;insert into mpfactory.district(id, name, city_id) values(&quot;;[.A166];&quot;,'&quot;;[.D166];&quot;',&quot;;[.B166];&quot;);&quot;)" office:value-type="string" office:string-value="insert into mpfactory.district(id, name, city_id) values(296,'Gen. Andersa',642);">
            <text:p>insert into mpfactory.district(id, name, city_id) values(296,'Gen. Andersa',642);</text:p>
          </table:table-cell>
        </table:table-row>
        <table:table-row table:style-name="ro1">
          <table:table-cell table:formula="of:=[.A166]+1" office:value-type="float" office:value="297">
            <text:p>297</text:p>
          </table:table-cell>
          <table:table-cell office:value-type="float" office:value="642">
            <text:p>642</text:p>
          </table:table-cell>
          <table:table-cell office:value-type="string">
            <text:p>Rzeszów</text:p>
          </table:table-cell>
          <table:table-cell office:value-type="string">
            <text:p>Gen. Dąbrowskiego</text:p>
          </table:table-cell>
          <table:table-cell table:formula="of:=CONCATENATE(&quot;insert into mpfactory.district(id, name, city_id) values(&quot;;[.A167];&quot;,'&quot;;[.D167];&quot;',&quot;;[.B167];&quot;);&quot;)" office:value-type="string" office:string-value="insert into mpfactory.district(id, name, city_id) values(297,'Gen. Dąbrowskiego',642);">
            <text:p>insert into mpfactory.district(id, name, city_id) values(297,'Gen. Dąbrowskiego',642);</text:p>
          </table:table-cell>
        </table:table-row>
        <table:table-row table:style-name="ro1">
          <table:table-cell table:formula="of:=[.A167]+1" office:value-type="float" office:value="298">
            <text:p>298</text:p>
          </table:table-cell>
          <table:table-cell office:value-type="float" office:value="642">
            <text:p>642</text:p>
          </table:table-cell>
          <table:table-cell office:value-type="string">
            <text:p>Rzeszów</text:p>
          </table:table-cell>
          <table:table-cell office:value-type="string">
            <text:p>Gen. Grota-Roweckiego</text:p>
          </table:table-cell>
          <table:table-cell table:formula="of:=CONCATENATE(&quot;insert into mpfactory.district(id, name, city_id) values(&quot;;[.A168];&quot;,'&quot;;[.D168];&quot;',&quot;;[.B168];&quot;);&quot;)" office:value-type="string" office:string-value="insert into mpfactory.district(id, name, city_id) values(298,'Gen. Grota-Roweckiego',642);">
            <text:p>insert into mpfactory.district(id, name, city_id) values(298,'Gen. Grota-Roweckiego',642);</text:p>
          </table:table-cell>
        </table:table-row>
        <table:table-row table:style-name="ro1">
          <table:table-cell table:formula="of:=[.A168]+1" office:value-type="float" office:value="299">
            <text:p>299</text:p>
          </table:table-cell>
          <table:table-cell office:value-type="float" office:value="642">
            <text:p>642</text:p>
          </table:table-cell>
          <table:table-cell office:value-type="string">
            <text:p>Rzeszów</text:p>
          </table:table-cell>
          <table:table-cell office:value-type="string">
            <text:p>Kmity (dawniej: os. Gwardzistów)</text:p>
          </table:table-cell>
          <table:table-cell table:formula="of:=CONCATENATE(&quot;insert into mpfactory.district(id, name, city_id) values(&quot;;[.A169];&quot;,'&quot;;[.D169];&quot;',&quot;;[.B169];&quot;);&quot;)" office:value-type="string" office:string-value="insert into mpfactory.district(id, name, city_id) values(299,'Kmity (dawniej: os. Gwardzistów)',642);">
            <text:p>insert into mpfactory.district(id, name, city_id) values(299,'Kmity (dawniej: os. Gwardzistów)',642);</text:p>
          </table:table-cell>
        </table:table-row>
        <table:table-row table:style-name="ro1">
          <table:table-cell table:formula="of:=[.A169]+1" office:value-type="float" office:value="300">
            <text:p>300</text:p>
          </table:table-cell>
          <table:table-cell office:value-type="float" office:value="642">
            <text:p>642</text:p>
          </table:table-cell>
          <table:table-cell office:value-type="string">
            <text:p>Rzeszów</text:p>
          </table:table-cell>
          <table:table-cell office:value-type="string">
            <text:p>Kotuli</text:p>
          </table:table-cell>
          <table:table-cell table:formula="of:=CONCATENATE(&quot;insert into mpfactory.district(id, name, city_id) values(&quot;;[.A170];&quot;,'&quot;;[.D170];&quot;',&quot;;[.B170];&quot;);&quot;)" office:value-type="string" office:string-value="insert into mpfactory.district(id, name, city_id) values(300,'Kotuli',642);">
            <text:p>insert into mpfactory.district(id, name, city_id) values(300,'Kotuli',642);</text:p>
          </table:table-cell>
        </table:table-row>
        <table:table-row table:style-name="ro1">
          <table:table-cell table:formula="of:=[.A170]+1" office:value-type="float" office:value="301">
            <text:p>301</text:p>
          </table:table-cell>
          <table:table-cell office:value-type="float" office:value="642">
            <text:p>642</text:p>
          </table:table-cell>
          <table:table-cell office:value-type="string">
            <text:p>Rzeszów</text:p>
          </table:table-cell>
          <table:table-cell office:value-type="string">
            <text:p>Krakowska – Południe</text:p>
          </table:table-cell>
          <table:table-cell table:formula="of:=CONCATENATE(&quot;insert into mpfactory.district(id, name, city_id) values(&quot;;[.A171];&quot;,'&quot;;[.D171];&quot;',&quot;;[.B171];&quot;);&quot;)" office:value-type="string" office:string-value="insert into mpfactory.district(id, name, city_id) values(301,'Krakowska – Południe',642);">
            <text:p>insert into mpfactory.district(id, name, city_id) values(301,'Krakowska – Południe',642);</text:p>
          </table:table-cell>
        </table:table-row>
        <table:table-row table:style-name="ro1">
          <table:table-cell table:formula="of:=[.A171]+1" office:value-type="float" office:value="302">
            <text:p>302</text:p>
          </table:table-cell>
          <table:table-cell office:value-type="float" office:value="642">
            <text:p>642</text:p>
          </table:table-cell>
          <table:table-cell office:value-type="string">
            <text:p>Rzeszów</text:p>
          </table:table-cell>
          <table:table-cell office:value-type="string">
            <text:p>Króla Stanisława Augusta</text:p>
          </table:table-cell>
          <table:table-cell table:formula="of:=CONCATENATE(&quot;insert into mpfactory.district(id, name, city_id) values(&quot;;[.A172];&quot;,'&quot;;[.D172];&quot;',&quot;;[.B172];&quot;);&quot;)" office:value-type="string" office:string-value="insert into mpfactory.district(id, name, city_id) values(302,'Króla Stanisława Augusta',642);">
            <text:p>insert into mpfactory.district(id, name, city_id) values(302,'Króla Stanisława Augusta',642);</text:p>
          </table:table-cell>
        </table:table-row>
        <table:table-row table:style-name="ro1">
          <table:table-cell table:formula="of:=[.A172]+1" office:value-type="float" office:value="303">
            <text:p>303</text:p>
          </table:table-cell>
          <table:table-cell office:value-type="float" office:value="642">
            <text:p>642</text:p>
          </table:table-cell>
          <table:table-cell office:value-type="string">
            <text:p>Rzeszów</text:p>
          </table:table-cell>
          <table:table-cell office:value-type="string">
            <text:p>Mieszka I</text:p>
          </table:table-cell>
          <table:table-cell table:formula="of:=CONCATENATE(&quot;insert into mpfactory.district(id, name, city_id) values(&quot;;[.A173];&quot;,'&quot;;[.D173];&quot;',&quot;;[.B173];&quot;);&quot;)" office:value-type="string" office:string-value="insert into mpfactory.district(id, name, city_id) values(303,'Mieszka I',642);">
            <text:p>insert into mpfactory.district(id, name, city_id) values(303,'Mieszka I',642);</text:p>
          </table:table-cell>
        </table:table-row>
        <table:table-row table:style-name="ro1">
          <table:table-cell table:formula="of:=[.A173]+1" office:value-type="float" office:value="304">
            <text:p>304</text:p>
          </table:table-cell>
          <table:table-cell office:value-type="float" office:value="642">
            <text:p>642</text:p>
          </table:table-cell>
          <table:table-cell office:value-type="string">
            <text:p>Rzeszów</text:p>
          </table:table-cell>
          <table:table-cell office:value-type="string">
            <text:p>Miłocin</text:p>
          </table:table-cell>
          <table:table-cell table:formula="of:=CONCATENATE(&quot;insert into mpfactory.district(id, name, city_id) values(&quot;;[.A174];&quot;,'&quot;;[.D174];&quot;',&quot;;[.B174];&quot;);&quot;)" office:value-type="string" office:string-value="insert into mpfactory.district(id, name, city_id) values(304,'Miłocin',642);">
            <text:p>insert into mpfactory.district(id, name, city_id) values(304,'Miłocin',642);</text:p>
          </table:table-cell>
        </table:table-row>
        <table:table-row table:style-name="ro1">
          <table:table-cell table:formula="of:=[.A174]+1" office:value-type="float" office:value="305">
            <text:p>305</text:p>
          </table:table-cell>
          <table:table-cell office:value-type="float" office:value="642">
            <text:p>642</text:p>
          </table:table-cell>
          <table:table-cell office:value-type="string">
            <text:p>Rzeszów</text:p>
          </table:table-cell>
          <table:table-cell office:value-type="string">
            <text:p>Nowe Miasto</text:p>
          </table:table-cell>
          <table:table-cell table:formula="of:=CONCATENATE(&quot;insert into mpfactory.district(id, name, city_id) values(&quot;;[.A175];&quot;,'&quot;;[.D175];&quot;',&quot;;[.B175];&quot;);&quot;)" office:value-type="string" office:string-value="insert into mpfactory.district(id, name, city_id) values(305,'Nowe Miasto',642);">
            <text:p>insert into mpfactory.district(id, name, city_id) values(305,'Nowe Miasto',642);</text:p>
          </table:table-cell>
        </table:table-row>
        <table:table-row table:style-name="ro1">
          <table:table-cell table:formula="of:=[.A175]+1" office:value-type="float" office:value="306">
            <text:p>306</text:p>
          </table:table-cell>
          <table:table-cell office:value-type="float" office:value="642">
            <text:p>642</text:p>
          </table:table-cell>
          <table:table-cell office:value-type="string">
            <text:p>Rzeszów</text:p>
          </table:table-cell>
          <table:table-cell office:value-type="string">
            <text:p>Paderewskiego</text:p>
          </table:table-cell>
          <table:table-cell table:formula="of:=CONCATENATE(&quot;insert into mpfactory.district(id, name, city_id) values(&quot;;[.A176];&quot;,'&quot;;[.D176];&quot;',&quot;;[.B176];&quot;);&quot;)" office:value-type="string" office:string-value="insert into mpfactory.district(id, name, city_id) values(306,'Paderewskiego',642);">
            <text:p>insert into mpfactory.district(id, name, city_id) values(306,'Paderewskiego',642);</text:p>
          </table:table-cell>
        </table:table-row>
        <table:table-row table:style-name="ro1">
          <table:table-cell table:formula="of:=[.A176]+1" office:value-type="float" office:value="307">
            <text:p>307</text:p>
          </table:table-cell>
          <table:table-cell office:value-type="float" office:value="642">
            <text:p>642</text:p>
          </table:table-cell>
          <table:table-cell office:value-type="string">
            <text:p>Rzeszów</text:p>
          </table:table-cell>
          <table:table-cell office:value-type="string">
            <text:p>Piastów</text:p>
          </table:table-cell>
          <table:table-cell table:formula="of:=CONCATENATE(&quot;insert into mpfactory.district(id, name, city_id) values(&quot;;[.A177];&quot;,'&quot;;[.D177];&quot;',&quot;;[.B177];&quot;);&quot;)" office:value-type="string" office:string-value="insert into mpfactory.district(id, name, city_id) values(307,'Piastów',642);">
            <text:p>insert into mpfactory.district(id, name, city_id) values(307,'Piastów',642);</text:p>
          </table:table-cell>
        </table:table-row>
        <table:table-row table:style-name="ro1">
          <table:table-cell table:formula="of:=[.A177]+1" office:value-type="float" office:value="308">
            <text:p>308</text:p>
          </table:table-cell>
          <table:table-cell office:value-type="float" office:value="642">
            <text:p>642</text:p>
          </table:table-cell>
          <table:table-cell office:value-type="string">
            <text:p>Rzeszów</text:p>
          </table:table-cell>
          <table:table-cell office:value-type="string">
            <text:p>Pobitno</text:p>
          </table:table-cell>
          <table:table-cell table:formula="of:=CONCATENATE(&quot;insert into mpfactory.district(id, name, city_id) values(&quot;;[.A178];&quot;,'&quot;;[.D178];&quot;',&quot;;[.B178];&quot;);&quot;)" office:value-type="string" office:string-value="insert into mpfactory.district(id, name, city_id) values(308,'Pobitno',642);">
            <text:p>insert into mpfactory.district(id, name, city_id) values(308,'Pobitno',642);</text:p>
          </table:table-cell>
        </table:table-row>
        <table:table-row table:style-name="ro1">
          <table:table-cell table:formula="of:=[.A178]+1" office:value-type="float" office:value="309">
            <text:p>309</text:p>
          </table:table-cell>
          <table:table-cell office:value-type="float" office:value="642">
            <text:p>642</text:p>
          </table:table-cell>
          <table:table-cell office:value-type="string">
            <text:p>Rzeszów</text:p>
          </table:table-cell>
          <table:table-cell office:value-type="string">
            <text:p>Przybyszówka</text:p>
          </table:table-cell>
          <table:table-cell table:formula="of:=CONCATENATE(&quot;insert into mpfactory.district(id, name, city_id) values(&quot;;[.A179];&quot;,'&quot;;[.D179];&quot;',&quot;;[.B179];&quot;);&quot;)" office:value-type="string" office:string-value="insert into mpfactory.district(id, name, city_id) values(309,'Przybyszówka',642);">
            <text:p>insert into mpfactory.district(id, name, city_id) values(309,'Przybyszówka',642);</text:p>
          </table:table-cell>
        </table:table-row>
        <table:table-row table:style-name="ro1">
          <table:table-cell table:formula="of:=[.A179]+1" office:value-type="float" office:value="310">
            <text:p>310</text:p>
          </table:table-cell>
          <table:table-cell office:value-type="float" office:value="642">
            <text:p>642</text:p>
          </table:table-cell>
          <table:table-cell office:value-type="string">
            <text:p>Rzeszów</text:p>
          </table:table-cell>
          <table:table-cell office:value-type="string">
            <text:p>Pułaskiego</text:p>
          </table:table-cell>
          <table:table-cell table:formula="of:=CONCATENATE(&quot;insert into mpfactory.district(id, name, city_id) values(&quot;;[.A180];&quot;,'&quot;;[.D180];&quot;',&quot;;[.B180];&quot;);&quot;)" office:value-type="string" office:string-value="insert into mpfactory.district(id, name, city_id) values(310,'Pułaskiego',642);">
            <text:p>insert into mpfactory.district(id, name, city_id) values(310,'Pułaskiego',642);</text:p>
          </table:table-cell>
        </table:table-row>
        <table:table-row table:style-name="ro1">
          <table:table-cell table:formula="of:=[.A180]+1" office:value-type="float" office:value="311">
            <text:p>311</text:p>
          </table:table-cell>
          <table:table-cell office:value-type="float" office:value="642">
            <text:p>642</text:p>
          </table:table-cell>
          <table:table-cell office:value-type="string">
            <text:p>Rzeszów</text:p>
          </table:table-cell>
          <table:table-cell office:value-type="string">
            <text:p>Słocina</text:p>
          </table:table-cell>
          <table:table-cell table:formula="of:=CONCATENATE(&quot;insert into mpfactory.district(id, name, city_id) values(&quot;;[.A181];&quot;,'&quot;;[.D181];&quot;',&quot;;[.B181];&quot;);&quot;)" office:value-type="string" office:string-value="insert into mpfactory.district(id, name, city_id) values(311,'Słocina',642);">
            <text:p>insert into mpfactory.district(id, name, city_id) values(311,'Słocina',642);</text:p>
          </table:table-cell>
        </table:table-row>
        <table:table-row table:style-name="ro1">
          <table:table-cell table:formula="of:=[.A181]+1" office:value-type="float" office:value="312">
            <text:p>312</text:p>
          </table:table-cell>
          <table:table-cell office:value-type="float" office:value="642">
            <text:p>642</text:p>
          </table:table-cell>
          <table:table-cell office:value-type="string">
            <text:p>Rzeszów</text:p>
          </table:table-cell>
          <table:table-cell office:value-type="string">
            <text:p>Staroniwa</text:p>
          </table:table-cell>
          <table:table-cell table:formula="of:=CONCATENATE(&quot;insert into mpfactory.district(id, name, city_id) values(&quot;;[.A182];&quot;,'&quot;;[.D182];&quot;',&quot;;[.B182];&quot;);&quot;)" office:value-type="string" office:string-value="insert into mpfactory.district(id, name, city_id) values(312,'Staroniwa',642);">
            <text:p>insert into mpfactory.district(id, name, city_id) values(312,'Staroniwa',642);</text:p>
          </table:table-cell>
        </table:table-row>
        <table:table-row table:style-name="ro1">
          <table:table-cell table:formula="of:=[.A182]+1" office:value-type="float" office:value="313">
            <text:p>313</text:p>
          </table:table-cell>
          <table:table-cell office:value-type="float" office:value="642">
            <text:p>642</text:p>
          </table:table-cell>
          <table:table-cell office:value-type="string">
            <text:p>Rzeszów</text:p>
          </table:table-cell>
          <table:table-cell office:value-type="string">
            <text:p>Śródmieście – Północ</text:p>
          </table:table-cell>
          <table:table-cell table:formula="of:=CONCATENATE(&quot;insert into mpfactory.district(id, name, city_id) values(&quot;;[.A183];&quot;,'&quot;;[.D183];&quot;',&quot;;[.B183];&quot;);&quot;)" office:value-type="string" office:string-value="insert into mpfactory.district(id, name, city_id) values(313,'Śródmieście – Północ',642);">
            <text:p>insert into mpfactory.district(id, name, city_id) values(313,'Śródmieście – Północ',642);</text:p>
          </table:table-cell>
        </table:table-row>
        <table:table-row table:style-name="ro1">
          <table:table-cell table:formula="of:=[.A183]+1" office:value-type="float" office:value="314">
            <text:p>314</text:p>
          </table:table-cell>
          <table:table-cell office:value-type="float" office:value="642">
            <text:p>642</text:p>
          </table:table-cell>
          <table:table-cell office:value-type="string">
            <text:p>Rzeszów</text:p>
          </table:table-cell>
          <table:table-cell office:value-type="string">
            <text:p>Śródmieście – Południe</text:p>
          </table:table-cell>
          <table:table-cell table:formula="of:=CONCATENATE(&quot;insert into mpfactory.district(id, name, city_id) values(&quot;;[.A184];&quot;,'&quot;;[.D184];&quot;',&quot;;[.B184];&quot;);&quot;)" office:value-type="string" office:string-value="insert into mpfactory.district(id, name, city_id) values(314,'Śródmieście – Południe',642);">
            <text:p>insert into mpfactory.district(id, name, city_id) values(314,'Śródmieście – Południe',642);</text:p>
          </table:table-cell>
        </table:table-row>
        <table:table-row table:style-name="ro1">
          <table:table-cell table:formula="of:=[.A184]+1" office:value-type="float" office:value="315">
            <text:p>315</text:p>
          </table:table-cell>
          <table:table-cell office:value-type="float" office:value="642">
            <text:p>642</text:p>
          </table:table-cell>
          <table:table-cell office:value-type="string">
            <text:p>Rzeszów</text:p>
          </table:table-cell>
          <table:table-cell office:value-type="string">
            <text:p>Staromieście</text:p>
          </table:table-cell>
          <table:table-cell table:formula="of:=CONCATENATE(&quot;insert into mpfactory.district(id, name, city_id) values(&quot;;[.A185];&quot;,'&quot;;[.D185];&quot;',&quot;;[.B185];&quot;);&quot;)" office:value-type="string" office:string-value="insert into mpfactory.district(id, name, city_id) values(315,'Staromieście',642);">
            <text:p>insert into mpfactory.district(id, name, city_id) values(315,'Staromieście',642);</text:p>
          </table:table-cell>
        </table:table-row>
        <table:table-row table:style-name="ro1">
          <table:table-cell table:formula="of:=[.A185]+1" office:value-type="float" office:value="316">
            <text:p>316</text:p>
          </table:table-cell>
          <table:table-cell office:value-type="float" office:value="642">
            <text:p>642</text:p>
          </table:table-cell>
          <table:table-cell office:value-type="string">
            <text:p>Rzeszów</text:p>
          </table:table-cell>
          <table:table-cell office:value-type="string">
            <text:p>Tysiąclecia</text:p>
          </table:table-cell>
          <table:table-cell table:formula="of:=CONCATENATE(&quot;insert into mpfactory.district(id, name, city_id) values(&quot;;[.A186];&quot;,'&quot;;[.D186];&quot;',&quot;;[.B186];&quot;);&quot;)" office:value-type="string" office:string-value="insert into mpfactory.district(id, name, city_id) values(316,'Tysiąclecia',642);">
            <text:p>insert into mpfactory.district(id, name, city_id) values(316,'Tysiąclecia',642);</text:p>
          </table:table-cell>
        </table:table-row>
        <table:table-row table:style-name="ro1">
          <table:table-cell table:formula="of:=[.A186]+1" office:value-type="float" office:value="317">
            <text:p>317</text:p>
          </table:table-cell>
          <table:table-cell office:value-type="float" office:value="642">
            <text:p>642</text:p>
          </table:table-cell>
          <table:table-cell office:value-type="string">
            <text:p>Rzeszów</text:p>
          </table:table-cell>
          <table:table-cell office:value-type="string">
            <text:p>Wilkowyja</text:p>
          </table:table-cell>
          <table:table-cell table:formula="of:=CONCATENATE(&quot;insert into mpfactory.district(id, name, city_id) values(&quot;;[.A187];&quot;,'&quot;;[.D187];&quot;',&quot;;[.B187];&quot;);&quot;)" office:value-type="string" office:string-value="insert into mpfactory.district(id, name, city_id) values(317,'Wilkowyja',642);">
            <text:p>insert into mpfactory.district(id, name, city_id) values(317,'Wilkowyja',642);</text:p>
          </table:table-cell>
        </table:table-row>
        <table:table-row table:style-name="ro1">
          <table:table-cell table:formula="of:=[.A187]+1" office:value-type="float" office:value="318">
            <text:p>318</text:p>
          </table:table-cell>
          <table:table-cell office:value-type="float" office:value="642">
            <text:p>642</text:p>
          </table:table-cell>
          <table:table-cell office:value-type="string">
            <text:p>Rzeszów</text:p>
          </table:table-cell>
          <table:table-cell office:value-type="string">
            <text:p>Zalesie</text:p>
          </table:table-cell>
          <table:table-cell table:formula="of:=CONCATENATE(&quot;insert into mpfactory.district(id, name, city_id) values(&quot;;[.A188];&quot;,'&quot;;[.D188];&quot;',&quot;;[.B188];&quot;);&quot;)" office:value-type="string" office:string-value="insert into mpfactory.district(id, name, city_id) values(318,'Zalesie',642);">
            <text:p>insert into mpfactory.district(id, name, city_id) values(318,'Zalesie',642);</text:p>
          </table:table-cell>
        </table:table-row>
        <table:table-row table:style-name="ro1">
          <table:table-cell table:formula="of:=[.A188]+1" office:value-type="float" office:value="319">
            <text:p>319</text:p>
          </table:table-cell>
          <table:table-cell office:value-type="float" office:value="642">
            <text:p>642</text:p>
          </table:table-cell>
          <table:table-cell office:value-type="string">
            <text:p>Rzeszów</text:p>
          </table:table-cell>
          <table:table-cell office:value-type="string">
            <text:p>Załęże</text:p>
          </table:table-cell>
          <table:table-cell table:formula="of:=CONCATENATE(&quot;insert into mpfactory.district(id, name, city_id) values(&quot;;[.A189];&quot;,'&quot;;[.D189];&quot;',&quot;;[.B189];&quot;);&quot;)" office:value-type="string" office:string-value="insert into mpfactory.district(id, name, city_id) values(319,'Załęże',642);">
            <text:p>insert into mpfactory.district(id, name, city_id) values(319,'Załęże',642);</text:p>
          </table:table-cell>
        </table:table-row>
        <table:table-row table:style-name="ro1">
          <table:table-cell table:formula="of:=[.A189]+1" office:value-type="float" office:value="320">
            <text:p>320</text:p>
          </table:table-cell>
          <table:table-cell office:value-type="float" office:value="642">
            <text:p>642</text:p>
          </table:table-cell>
          <table:table-cell office:value-type="string">
            <text:p>Rzeszów</text:p>
          </table:table-cell>
          <table:table-cell office:value-type="string">
            <text:p>Zwięczyca</text:p>
          </table:table-cell>
          <table:table-cell table:formula="of:=CONCATENATE(&quot;insert into mpfactory.district(id, name, city_id) values(&quot;;[.A190];&quot;,'&quot;;[.D190];&quot;',&quot;;[.B190];&quot;);&quot;)" office:value-type="string" office:string-value="insert into mpfactory.district(id, name, city_id) values(320,'Zwięczyca',642);">
            <text:p>insert into mpfactory.district(id, name, city_id) values(320,'Zwięczyca',642);</text:p>
          </table:table-cell>
        </table:table-row>
        <table:table-row table:style-name="ro1">
          <table:table-cell table:formula="of:=[.A190]+1" office:value-type="float" office:value="321">
            <text:p>321</text:p>
          </table:table-cell>
          <table:table-cell office:value-type="float" office:value="776">
            <text:p>776</text:p>
          </table:table-cell>
          <table:table-cell office:value-type="string">
            <text:p>Toruń</text:p>
          </table:table-cell>
          <table:table-cell table:style-name="ce1" office:value-type="string">
            <text:p>Barbarka</text:p>
          </table:table-cell>
          <table:table-cell table:formula="of:=CONCATENATE(&quot;insert into mpfactory.district(id, name, city_id) values(&quot;;[.A191];&quot;,'&quot;;[.D191];&quot;',&quot;;[.B191];&quot;);&quot;)" office:value-type="string" office:string-value="insert into mpfactory.district(id, name, city_id) values(321,'Barbarka',776);">
            <text:p>insert into mpfactory.district(id, name, city_id) values(321,'Barbarka',776);</text:p>
          </table:table-cell>
        </table:table-row>
        <table:table-row table:style-name="ro1">
          <table:table-cell table:formula="of:=[.A191]+1" office:value-type="float" office:value="322">
            <text:p>322</text:p>
          </table:table-cell>
          <table:table-cell office:value-type="float" office:value="776">
            <text:p>776</text:p>
          </table:table-cell>
          <table:table-cell office:value-type="string">
            <text:p>Toruń</text:p>
          </table:table-cell>
          <table:table-cell table:style-name="ce1" office:value-type="string">
            <text:p>Bielany</text:p>
          </table:table-cell>
          <table:table-cell table:formula="of:=CONCATENATE(&quot;insert into mpfactory.district(id, name, city_id) values(&quot;;[.A192];&quot;,'&quot;;[.D192];&quot;',&quot;;[.B192];&quot;);&quot;)" office:value-type="string" office:string-value="insert into mpfactory.district(id, name, city_id) values(322,'Bielany',776);">
            <text:p>insert into mpfactory.district(id, name, city_id) values(322,'Bielany',776);</text:p>
          </table:table-cell>
        </table:table-row>
        <table:table-row table:style-name="ro1">
          <table:table-cell table:formula="of:=[.A192]+1" office:value-type="float" office:value="323">
            <text:p>323</text:p>
          </table:table-cell>
          <table:table-cell office:value-type="float" office:value="776">
            <text:p>776</text:p>
          </table:table-cell>
          <table:table-cell office:value-type="string">
            <text:p>Toruń</text:p>
          </table:table-cell>
          <table:table-cell table:style-name="ce1" office:value-type="string">
            <text:p>Bielawy</text:p>
          </table:table-cell>
          <table:table-cell table:formula="of:=CONCATENATE(&quot;insert into mpfactory.district(id, name, city_id) values(&quot;;[.A193];&quot;,'&quot;;[.D193];&quot;',&quot;;[.B193];&quot;);&quot;)" office:value-type="string" office:string-value="insert into mpfactory.district(id, name, city_id) values(323,'Bielawy',776);">
            <text:p>insert into mpfactory.district(id, name, city_id) values(323,'Bielawy',776);</text:p>
          </table:table-cell>
        </table:table-row>
        <table:table-row table:style-name="ro1">
          <table:table-cell table:formula="of:=[.A193]+1" office:value-type="float" office:value="324">
            <text:p>324</text:p>
          </table:table-cell>
          <table:table-cell office:value-type="float" office:value="776">
            <text:p>776</text:p>
          </table:table-cell>
          <table:table-cell office:value-type="string">
            <text:p>Toruń</text:p>
          </table:table-cell>
          <table:table-cell table:style-name="ce1" office:value-type="string">
            <text:p>Bydgoskie Przedmieście</text:p>
          </table:table-cell>
          <table:table-cell table:formula="of:=CONCATENATE(&quot;insert into mpfactory.district(id, name, city_id) values(&quot;;[.A194];&quot;,'&quot;;[.D194];&quot;',&quot;;[.B194];&quot;);&quot;)" office:value-type="string" office:string-value="insert into mpfactory.district(id, name, city_id) values(324,'Bydgoskie Przedmieście',776);">
            <text:p>insert into mpfactory.district(id, name, city_id) values(324,'Bydgoskie Przedmieście',776);</text:p>
          </table:table-cell>
        </table:table-row>
        <table:table-row table:style-name="ro1">
          <table:table-cell table:formula="of:=[.A194]+1" office:value-type="float" office:value="325">
            <text:p>325</text:p>
          </table:table-cell>
          <table:table-cell office:value-type="float" office:value="776">
            <text:p>776</text:p>
          </table:table-cell>
          <table:table-cell office:value-type="string">
            <text:p>Toruń</text:p>
          </table:table-cell>
          <table:table-cell table:style-name="ce1" office:value-type="string">
            <text:p>Chełmińskie Przedmieście</text:p>
          </table:table-cell>
          <table:table-cell table:formula="of:=CONCATENATE(&quot;insert into mpfactory.district(id, name, city_id) values(&quot;;[.A195];&quot;,'&quot;;[.D195];&quot;',&quot;;[.B195];&quot;);&quot;)" office:value-type="string" office:string-value="insert into mpfactory.district(id, name, city_id) values(325,'Chełmińskie Przedmieście',776);">
            <text:p>insert into mpfactory.district(id, name, city_id) values(325,'Chełmińskie Przedmieście',776);</text:p>
          </table:table-cell>
        </table:table-row>
        <table:table-row table:style-name="ro1">
          <table:table-cell table:formula="of:=[.A195]+1" office:value-type="float" office:value="326">
            <text:p>326</text:p>
          </table:table-cell>
          <table:table-cell office:value-type="float" office:value="776">
            <text:p>776</text:p>
          </table:table-cell>
          <table:table-cell office:value-type="string">
            <text:p>Toruń</text:p>
          </table:table-cell>
          <table:table-cell table:style-name="ce1" office:value-type="string">
            <text:p>Czerniewice</text:p>
          </table:table-cell>
          <table:table-cell table:formula="of:=CONCATENATE(&quot;insert into mpfactory.district(id, name, city_id) values(&quot;;[.A196];&quot;,'&quot;;[.D196];&quot;',&quot;;[.B196];&quot;);&quot;)" office:value-type="string" office:string-value="insert into mpfactory.district(id, name, city_id) values(326,'Czerniewice',776);">
            <text:p>insert into mpfactory.district(id, name, city_id) values(326,'Czerniewice',776);</text:p>
          </table:table-cell>
        </table:table-row>
        <table:table-row table:style-name="ro1">
          <table:table-cell table:formula="of:=[.A196]+1" office:value-type="float" office:value="327">
            <text:p>327</text:p>
          </table:table-cell>
          <table:table-cell office:value-type="float" office:value="776">
            <text:p>776</text:p>
          </table:table-cell>
          <table:table-cell office:value-type="string">
            <text:p>Toruń</text:p>
          </table:table-cell>
          <table:table-cell table:style-name="ce1" office:value-type="string">
            <text:p>Glinki</text:p>
          </table:table-cell>
          <table:table-cell table:formula="of:=CONCATENATE(&quot;insert into mpfactory.district(id, name, city_id) values(&quot;;[.A197];&quot;,'&quot;;[.D197];&quot;',&quot;;[.B197];&quot;);&quot;)" office:value-type="string" office:string-value="insert into mpfactory.district(id, name, city_id) values(327,'Glinki',776);">
            <text:p>insert into mpfactory.district(id, name, city_id) values(327,'Glinki',776);</text:p>
          </table:table-cell>
        </table:table-row>
        <table:table-row table:style-name="ro1">
          <table:table-cell table:formula="of:=[.A197]+1" office:value-type="float" office:value="328">
            <text:p>328</text:p>
          </table:table-cell>
          <table:table-cell office:value-type="float" office:value="776">
            <text:p>776</text:p>
          </table:table-cell>
          <table:table-cell office:value-type="string">
            <text:p>Toruń</text:p>
          </table:table-cell>
          <table:table-cell table:style-name="ce1" office:value-type="string">
            <text:p>Grębocin Nad Strugą</text:p>
          </table:table-cell>
          <table:table-cell table:formula="of:=CONCATENATE(&quot;insert into mpfactory.district(id, name, city_id) values(&quot;;[.A198];&quot;,'&quot;;[.D198];&quot;',&quot;;[.B198];&quot;);&quot;)" office:value-type="string" office:string-value="insert into mpfactory.district(id, name, city_id) values(328,'Grębocin Nad Strugą',776);">
            <text:p>insert into mpfactory.district(id, name, city_id) values(328,'Grębocin Nad Strugą',776);</text:p>
          </table:table-cell>
        </table:table-row>
        <table:table-row table:style-name="ro1">
          <table:table-cell table:formula="of:=[.A198]+1" office:value-type="float" office:value="329">
            <text:p>329</text:p>
          </table:table-cell>
          <table:table-cell office:value-type="float" office:value="776">
            <text:p>776</text:p>
          </table:table-cell>
          <table:table-cell office:value-type="string">
            <text:p>Toruń</text:p>
          </table:table-cell>
          <table:table-cell table:style-name="ce1" office:value-type="string">
            <text:p>Jakubskie Przedmieście</text:p>
          </table:table-cell>
          <table:table-cell table:formula="of:=CONCATENATE(&quot;insert into mpfactory.district(id, name, city_id) values(&quot;;[.A199];&quot;,'&quot;;[.D199];&quot;',&quot;;[.B199];&quot;);&quot;)" office:value-type="string" office:string-value="insert into mpfactory.district(id, name, city_id) values(329,'Jakubskie Przedmieście',776);">
            <text:p>insert into mpfactory.district(id, name, city_id) values(329,'Jakubskie Przedmieście',776);</text:p>
          </table:table-cell>
        </table:table-row>
        <table:table-row table:style-name="ro1">
          <table:table-cell table:formula="of:=[.A199]+1" office:value-type="float" office:value="330">
            <text:p>330</text:p>
          </table:table-cell>
          <table:table-cell office:value-type="float" office:value="776">
            <text:p>776</text:p>
          </table:table-cell>
          <table:table-cell office:value-type="string">
            <text:p>Toruń</text:p>
          </table:table-cell>
          <table:table-cell table:style-name="ce1" office:value-type="string">
            <text:p>Kaszczorek</text:p>
          </table:table-cell>
          <table:table-cell table:formula="of:=CONCATENATE(&quot;insert into mpfactory.district(id, name, city_id) values(&quot;;[.A200];&quot;,'&quot;;[.D200];&quot;',&quot;;[.B200];&quot;);&quot;)" office:value-type="string" office:string-value="insert into mpfactory.district(id, name, city_id) values(330,'Kaszczorek',776);">
            <text:p>insert into mpfactory.district(id, name, city_id) values(330,'Kaszczorek',776);</text:p>
          </table:table-cell>
        </table:table-row>
        <table:table-row table:style-name="ro1">
          <table:table-cell table:formula="of:=[.A200]+1" office:value-type="float" office:value="331">
            <text:p>331</text:p>
          </table:table-cell>
          <table:table-cell office:value-type="float" office:value="776">
            <text:p>776</text:p>
          </table:table-cell>
          <table:table-cell office:value-type="string">
            <text:p>Toruń</text:p>
          </table:table-cell>
          <table:table-cell table:style-name="ce1" office:value-type="string">
            <text:p>Katarzynka</text:p>
          </table:table-cell>
          <table:table-cell table:formula="of:=CONCATENATE(&quot;insert into mpfactory.district(id, name, city_id) values(&quot;;[.A201];&quot;,'&quot;;[.D201];&quot;',&quot;;[.B201];&quot;);&quot;)" office:value-type="string" office:string-value="insert into mpfactory.district(id, name, city_id) values(331,'Katarzynka',776);">
            <text:p>insert into mpfactory.district(id, name, city_id) values(331,'Katarzynka',776);</text:p>
          </table:table-cell>
        </table:table-row>
        <table:table-row table:style-name="ro1">
          <table:table-cell table:formula="of:=[.A201]+1" office:value-type="float" office:value="332">
            <text:p>332</text:p>
          </table:table-cell>
          <table:table-cell office:value-type="float" office:value="776">
            <text:p>776</text:p>
          </table:table-cell>
          <table:table-cell office:value-type="string">
            <text:p>Toruń</text:p>
          </table:table-cell>
          <table:table-cell table:style-name="ce1" office:value-type="string">
            <text:p>Koniuchy</text:p>
          </table:table-cell>
          <table:table-cell table:formula="of:=CONCATENATE(&quot;insert into mpfactory.district(id, name, city_id) values(&quot;;[.A202];&quot;,'&quot;;[.D202];&quot;',&quot;;[.B202];&quot;);&quot;)" office:value-type="string" office:string-value="insert into mpfactory.district(id, name, city_id) values(332,'Koniuchy',776);">
            <text:p>insert into mpfactory.district(id, name, city_id) values(332,'Koniuchy',776);</text:p>
          </table:table-cell>
        </table:table-row>
        <table:table-row table:style-name="ro1">
          <table:table-cell table:formula="of:=[.A202]+1" office:value-type="float" office:value="333">
            <text:p>333</text:p>
          </table:table-cell>
          <table:table-cell office:value-type="float" office:value="776">
            <text:p>776</text:p>
          </table:table-cell>
          <table:table-cell office:value-type="string">
            <text:p>Toruń</text:p>
          </table:table-cell>
          <table:table-cell table:style-name="ce1" office:value-type="string">
            <text:p>Mokre</text:p>
          </table:table-cell>
          <table:table-cell table:formula="of:=CONCATENATE(&quot;insert into mpfactory.district(id, name, city_id) values(&quot;;[.A203];&quot;,'&quot;;[.D203];&quot;',&quot;;[.B203];&quot;);&quot;)" office:value-type="string" office:string-value="insert into mpfactory.district(id, name, city_id) values(333,'Mokre',776);">
            <text:p>insert into mpfactory.district(id, name, city_id) values(333,'Mokre',776);</text:p>
          </table:table-cell>
        </table:table-row>
        <table:table-row table:style-name="ro1">
          <table:table-cell table:formula="of:=[.A203]+1" office:value-type="float" office:value="334">
            <text:p>334</text:p>
          </table:table-cell>
          <table:table-cell office:value-type="float" office:value="776">
            <text:p>776</text:p>
          </table:table-cell>
          <table:table-cell office:value-type="string">
            <text:p>Toruń</text:p>
          </table:table-cell>
          <table:table-cell table:style-name="ce1" office:value-type="string">
            <text:p>Na Skarpie</text:p>
          </table:table-cell>
          <table:table-cell table:formula="of:=CONCATENATE(&quot;insert into mpfactory.district(id, name, city_id) values(&quot;;[.A204];&quot;,'&quot;;[.D204];&quot;',&quot;;[.B204];&quot;);&quot;)" office:value-type="string" office:string-value="insert into mpfactory.district(id, name, city_id) values(334,'Na Skarpie',776);">
            <text:p>insert into mpfactory.district(id, name, city_id) values(334,'Na Skarpie',776);</text:p>
          </table:table-cell>
        </table:table-row>
        <table:table-row table:style-name="ro1">
          <table:table-cell table:formula="of:=[.A204]+1" office:value-type="float" office:value="335">
            <text:p>335</text:p>
          </table:table-cell>
          <table:table-cell office:value-type="float" office:value="776">
            <text:p>776</text:p>
          </table:table-cell>
          <table:table-cell office:value-type="string">
            <text:p>Toruń</text:p>
          </table:table-cell>
          <table:table-cell table:style-name="ce1" office:value-type="string">
            <text:p>Piaski</text:p>
          </table:table-cell>
          <table:table-cell table:formula="of:=CONCATENATE(&quot;insert into mpfactory.district(id, name, city_id) values(&quot;;[.A205];&quot;,'&quot;;[.D205];&quot;',&quot;;[.B205];&quot;);&quot;)" office:value-type="string" office:string-value="insert into mpfactory.district(id, name, city_id) values(335,'Piaski',776);">
            <text:p>insert into mpfactory.district(id, name, city_id) values(335,'Piaski',776);</text:p>
          </table:table-cell>
        </table:table-row>
        <table:table-row table:style-name="ro1">
          <table:table-cell table:formula="of:=[.A205]+1" office:value-type="float" office:value="336">
            <text:p>336</text:p>
          </table:table-cell>
          <table:table-cell office:value-type="float" office:value="776">
            <text:p>776</text:p>
          </table:table-cell>
          <table:table-cell office:value-type="string">
            <text:p>Toruń</text:p>
          </table:table-cell>
          <table:table-cell table:style-name="ce1" office:value-type="string">
            <text:p>Podgórz</text:p>
          </table:table-cell>
          <table:table-cell table:formula="of:=CONCATENATE(&quot;insert into mpfactory.district(id, name, city_id) values(&quot;;[.A206];&quot;,'&quot;;[.D206];&quot;',&quot;;[.B206];&quot;);&quot;)" office:value-type="string" office:string-value="insert into mpfactory.district(id, name, city_id) values(336,'Podgórz',776);">
            <text:p>insert into mpfactory.district(id, name, city_id) values(336,'Podgórz',776);</text:p>
          </table:table-cell>
        </table:table-row>
        <table:table-row table:style-name="ro1">
          <table:table-cell table:formula="of:=[.A206]+1" office:value-type="float" office:value="337">
            <text:p>337</text:p>
          </table:table-cell>
          <table:table-cell office:value-type="float" office:value="776">
            <text:p>776</text:p>
          </table:table-cell>
          <table:table-cell office:value-type="string">
            <text:p>Toruń</text:p>
          </table:table-cell>
          <table:table-cell table:style-name="ce1" office:value-type="string">
            <text:p>Rubinkowo</text:p>
          </table:table-cell>
          <table:table-cell table:formula="of:=CONCATENATE(&quot;insert into mpfactory.district(id, name, city_id) values(&quot;;[.A207];&quot;,'&quot;;[.D207];&quot;',&quot;;[.B207];&quot;);&quot;)" office:value-type="string" office:string-value="insert into mpfactory.district(id, name, city_id) values(337,'Rubinkowo',776);">
            <text:p>insert into mpfactory.district(id, name, city_id) values(337,'Rubinkowo',776);</text:p>
          </table:table-cell>
        </table:table-row>
        <table:table-row table:style-name="ro1">
          <table:table-cell table:formula="of:=[.A207]+1" office:value-type="float" office:value="338">
            <text:p>338</text:p>
          </table:table-cell>
          <table:table-cell office:value-type="float" office:value="776">
            <text:p>776</text:p>
          </table:table-cell>
          <table:table-cell office:value-type="string">
            <text:p>Toruń</text:p>
          </table:table-cell>
          <table:table-cell table:style-name="ce1" office:value-type="string">
            <text:p>Rudak</text:p>
          </table:table-cell>
          <table:table-cell table:formula="of:=CONCATENATE(&quot;insert into mpfactory.district(id, name, city_id) values(&quot;;[.A208];&quot;,'&quot;;[.D208];&quot;',&quot;;[.B208];&quot;);&quot;)" office:value-type="string" office:string-value="insert into mpfactory.district(id, name, city_id) values(338,'Rudak',776);">
            <text:p>insert into mpfactory.district(id, name, city_id) values(338,'Rudak',776);</text:p>
          </table:table-cell>
        </table:table-row>
        <table:table-row table:style-name="ro1">
          <table:table-cell table:formula="of:=[.A208]+1" office:value-type="float" office:value="339">
            <text:p>339</text:p>
          </table:table-cell>
          <table:table-cell office:value-type="float" office:value="776">
            <text:p>776</text:p>
          </table:table-cell>
          <table:table-cell office:value-type="string">
            <text:p>Toruń</text:p>
          </table:table-cell>
          <table:table-cell table:style-name="ce1" office:value-type="string">
            <text:p>Rybaki</text:p>
          </table:table-cell>
          <table:table-cell table:formula="of:=CONCATENATE(&quot;insert into mpfactory.district(id, name, city_id) values(&quot;;[.A209];&quot;,'&quot;;[.D209];&quot;',&quot;;[.B209];&quot;);&quot;)" office:value-type="string" office:string-value="insert into mpfactory.district(id, name, city_id) values(339,'Rybaki',776);">
            <text:p>insert into mpfactory.district(id, name, city_id) values(339,'Rybaki',776);</text:p>
          </table:table-cell>
        </table:table-row>
        <table:table-row table:style-name="ro1">
          <table:table-cell table:formula="of:=[.A209]+1" office:value-type="float" office:value="340">
            <text:p>340</text:p>
          </table:table-cell>
          <table:table-cell office:value-type="float" office:value="776">
            <text:p>776</text:p>
          </table:table-cell>
          <table:table-cell office:value-type="string">
            <text:p>Toruń</text:p>
          </table:table-cell>
          <table:table-cell table:style-name="ce1" office:value-type="string">
            <text:p>Stare Miasto</text:p>
          </table:table-cell>
          <table:table-cell table:formula="of:=CONCATENATE(&quot;insert into mpfactory.district(id, name, city_id) values(&quot;;[.A210];&quot;,'&quot;;[.D210];&quot;',&quot;;[.B210];&quot;);&quot;)" office:value-type="string" office:string-value="insert into mpfactory.district(id, name, city_id) values(340,'Stare Miasto',776);">
            <text:p>insert into mpfactory.district(id, name, city_id) values(340,'Stare Miasto',776);</text:p>
          </table:table-cell>
        </table:table-row>
        <table:table-row table:style-name="ro1">
          <table:table-cell table:formula="of:=[.A210]+1" office:value-type="float" office:value="341">
            <text:p>341</text:p>
          </table:table-cell>
          <table:table-cell office:value-type="float" office:value="776">
            <text:p>776</text:p>
          </table:table-cell>
          <table:table-cell office:value-type="string">
            <text:p>Toruń</text:p>
          </table:table-cell>
          <table:table-cell table:style-name="ce1" office:value-type="string">
            <text:p>Starotoruńskie Przedmieście</text:p>
          </table:table-cell>
          <table:table-cell table:formula="of:=CONCATENATE(&quot;insert into mpfactory.district(id, name, city_id) values(&quot;;[.A211];&quot;,'&quot;;[.D211];&quot;',&quot;;[.B211];&quot;);&quot;)" office:value-type="string" office:string-value="insert into mpfactory.district(id, name, city_id) values(341,'Starotoruńskie Przedmieście',776);">
            <text:p>insert into mpfactory.district(id, name, city_id) values(341,'Starotoruńskie Przedmieście',776);</text:p>
          </table:table-cell>
        </table:table-row>
        <table:table-row table:style-name="ro1">
          <table:table-cell table:formula="of:=[.A211]+1" office:value-type="float" office:value="342">
            <text:p>342</text:p>
          </table:table-cell>
          <table:table-cell office:value-type="float" office:value="776">
            <text:p>776</text:p>
          </table:table-cell>
          <table:table-cell office:value-type="string">
            <text:p>Toruń</text:p>
          </table:table-cell>
          <table:table-cell table:style-name="ce1" office:value-type="string">
            <text:p>Stawki</text:p>
          </table:table-cell>
          <table:table-cell table:formula="of:=CONCATENATE(&quot;insert into mpfactory.district(id, name, city_id) values(&quot;;[.A212];&quot;,'&quot;;[.D212];&quot;',&quot;;[.B212];&quot;);&quot;)" office:value-type="string" office:string-value="insert into mpfactory.district(id, name, city_id) values(342,'Stawki',776);">
            <text:p>insert into mpfactory.district(id, name, city_id) values(342,'Stawki',776);</text:p>
          </table:table-cell>
        </table:table-row>
        <table:table-row table:style-name="ro1">
          <table:table-cell table:formula="of:=[.A212]+1" office:value-type="float" office:value="343">
            <text:p>343</text:p>
          </table:table-cell>
          <table:table-cell office:value-type="float" office:value="776">
            <text:p>776</text:p>
          </table:table-cell>
          <table:table-cell office:value-type="string">
            <text:p>Toruń</text:p>
          </table:table-cell>
          <table:table-cell table:style-name="ce1" office:value-type="string">
            <text:p>Winnica</text:p>
          </table:table-cell>
          <table:table-cell table:formula="of:=CONCATENATE(&quot;insert into mpfactory.district(id, name, city_id) values(&quot;;[.A213];&quot;,'&quot;;[.D213];&quot;',&quot;;[.B213];&quot;);&quot;)" office:value-type="string" office:string-value="insert into mpfactory.district(id, name, city_id) values(343,'Winnica',776);">
            <text:p>insert into mpfactory.district(id, name, city_id) values(343,'Winnica',776);</text:p>
          </table:table-cell>
        </table:table-row>
        <table:table-row table:style-name="ro1">
          <table:table-cell table:formula="of:=[.A213]+1" office:value-type="float" office:value="344">
            <text:p>344</text:p>
          </table:table-cell>
          <table:table-cell office:value-type="float" office:value="776">
            <text:p>776</text:p>
          </table:table-cell>
          <table:table-cell office:value-type="string">
            <text:p>Toruń</text:p>
          </table:table-cell>
          <table:table-cell table:style-name="ce1" office:value-type="string">
            <text:p>Wrzosy</text:p>
          </table:table-cell>
          <table:table-cell table:formula="of:=CONCATENATE(&quot;insert into mpfactory.district(id, name, city_id) values(&quot;;[.A214];&quot;,'&quot;;[.D214];&quot;',&quot;;[.B214];&quot;);&quot;)" office:value-type="string" office:string-value="insert into mpfactory.district(id, name, city_id) values(344,'Wrzosy',776);">
            <text:p>insert into mpfactory.district(id, name, city_id) values(344,'Wrzosy',776);</text:p>
          </table:table-cell>
        </table:table-row>
        <table:table-row table:style-name="ro1">
          <table:table-cell table:formula="of:=[.A214]+1" office:value-type="float" office:value="345">
            <text:p>345</text:p>
          </table:table-cell>
          <table:table-cell office:value-type="float" office:value="849">
            <text:p>849</text:p>
          </table:table-cell>
          <table:table-cell office:value-type="string">
            <text:p>Wrocław</text:p>
          </table:table-cell>
          <table:table-cell office:value-type="string">
            <text:p>Fabryczna</text:p>
          </table:table-cell>
          <table:table-cell table:formula="of:=CONCATENATE(&quot;insert into mpfactory.district(id, name, city_id) values(&quot;;[.A215];&quot;,'&quot;;[.D215];&quot;',&quot;;[.B215];&quot;);&quot;)" office:value-type="string" office:string-value="insert into mpfactory.district(id, name, city_id) values(345,'Fabryczna',849);">
            <text:p>insert into mpfactory.district(id, name, city_id) values(345,'Fabryczna',849);</text:p>
          </table:table-cell>
        </table:table-row>
        <table:table-row table:style-name="ro1">
          <table:table-cell table:formula="of:=[.A215]+1" office:value-type="float" office:value="346">
            <text:p>346</text:p>
          </table:table-cell>
          <table:table-cell office:value-type="float" office:value="849">
            <text:p>849</text:p>
          </table:table-cell>
          <table:table-cell office:value-type="string">
            <text:p>Wrocław</text:p>
          </table:table-cell>
          <table:table-cell office:value-type="string">
            <text:p>Krzyki</text:p>
          </table:table-cell>
          <table:table-cell table:formula="of:=CONCATENATE(&quot;insert into mpfactory.district(id, name, city_id) values(&quot;;[.A216];&quot;,'&quot;;[.D216];&quot;',&quot;;[.B216];&quot;);&quot;)" office:value-type="string" office:string-value="insert into mpfactory.district(id, name, city_id) values(346,'Krzyki',849);">
            <text:p>insert into mpfactory.district(id, name, city_id) values(346,'Krzyki',849);</text:p>
          </table:table-cell>
        </table:table-row>
        <table:table-row table:style-name="ro1">
          <table:table-cell table:formula="of:=[.A216]+1" office:value-type="float" office:value="347">
            <text:p>347</text:p>
          </table:table-cell>
          <table:table-cell office:value-type="float" office:value="849">
            <text:p>849</text:p>
          </table:table-cell>
          <table:table-cell office:value-type="string">
            <text:p>Wrocław</text:p>
          </table:table-cell>
          <table:table-cell office:value-type="string">
            <text:p>Psie Pole</text:p>
          </table:table-cell>
          <table:table-cell table:formula="of:=CONCATENATE(&quot;insert into mpfactory.district(id, name, city_id) values(&quot;;[.A217];&quot;,'&quot;;[.D217];&quot;',&quot;;[.B217];&quot;);&quot;)" office:value-type="string" office:string-value="insert into mpfactory.district(id, name, city_id) values(347,'Psie Pole',849);">
            <text:p>insert into mpfactory.district(id, name, city_id) values(347,'Psie Pole',849);</text:p>
          </table:table-cell>
        </table:table-row>
        <table:table-row table:style-name="ro1">
          <table:table-cell table:formula="of:=[.A217]+1" office:value-type="float" office:value="348">
            <text:p>348</text:p>
          </table:table-cell>
          <table:table-cell office:value-type="float" office:value="849">
            <text:p>849</text:p>
          </table:table-cell>
          <table:table-cell office:value-type="string">
            <text:p>Wrocław</text:p>
          </table:table-cell>
          <table:table-cell office:value-type="string">
            <text:p>Stare Miasto</text:p>
          </table:table-cell>
          <table:table-cell table:formula="of:=CONCATENATE(&quot;insert into mpfactory.district(id, name, city_id) values(&quot;;[.A218];&quot;,'&quot;;[.D218];&quot;',&quot;;[.B218];&quot;);&quot;)" office:value-type="string" office:string-value="insert into mpfactory.district(id, name, city_id) values(348,'Stare Miasto',849);">
            <text:p>insert into mpfactory.district(id, name, city_id) values(348,'Stare Miasto',849);</text:p>
          </table:table-cell>
        </table:table-row>
        <table:table-row table:style-name="ro1">
          <table:table-cell table:formula="of:=[.A218]+1" office:value-type="float" office:value="349">
            <text:p>349</text:p>
          </table:table-cell>
          <table:table-cell office:value-type="float" office:value="849">
            <text:p>849</text:p>
          </table:table-cell>
          <table:table-cell office:value-type="string">
            <text:p>Wrocław</text:p>
          </table:table-cell>
          <table:table-cell office:value-type="string">
            <text:p>Śródmieście</text:p>
          </table:table-cell>
          <table:table-cell table:formula="of:=CONCATENATE(&quot;insert into mpfactory.district(id, name, city_id) values(&quot;;[.A219];&quot;,'&quot;;[.D219];&quot;',&quot;;[.B219];&quot;);&quot;)" office:value-type="string" office:string-value="insert into mpfactory.district(id, name, city_id) values(349,'Śródmieście',849);">
            <text:p>insert into mpfactory.district(id, name, city_id) values(349,'Śródmieście',849);</text:p>
          </table:table-cell>
        </table:table-row>
      </table:table>
      <table:table table:name="AgglomConnection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agglomeration</text:p>
          </table:table-cell>
          <table:table-cell office:value-type="string">
            <text:p>city</text:p>
          </table:table-cell>
          <table:table-cell office:value-type="string">
            <text:p>sql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161">
            <text:p>161</text:p>
          </table:table-cell>
          <table:table-cell table:formula="of:=CONCATENATE(&quot;insert into mpfactory.agglo_connection(ID,AGGLOM_ID,CITY_ID) values(&quot;;[.A2];&quot;,'&quot;;[.B2];&quot;',&quot;;[.C2];&quot;);&quot;)" office:value-type="string" office:string-value="insert into mpfactory.agglo_connection(ID,AGGLOM_ID,CITY_ID) values(1,'1',161);">
            <text:p>insert into mpfactory.agglo_connection(ID,AGGLOM_ID,CITY_ID) values(1,'1',161);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table:formula="of:=CONCATENATE(&quot;insert into mpfactory.agglo_connection(ID,AGGLOM_ID,CITY_ID) values(&quot;;[.A3];&quot;,'&quot;;[.B3];&quot;',&quot;;[.C3];&quot;);&quot;)" office:value-type="string" office:string-value="insert into mpfactory.agglo_connection(ID,AGGLOM_ID,CITY_ID) values(2,'1',162);">
            <text:p>insert into mpfactory.agglo_connection(ID,AGGLOM_ID,CITY_ID) values(2,'1',162);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88">
            <text:p>688</text:p>
          </table:table-cell>
          <table:table-cell table:formula="of:=CONCATENATE(&quot;insert into mpfactory.agglo_connection(ID,AGGLOM_ID,CITY_ID) values(&quot;;[.A4];&quot;,'&quot;;[.B4];&quot;',&quot;;[.C4];&quot;);&quot;)" office:value-type="string" office:string-value="insert into mpfactory.agglo_connection(ID,AGGLOM_ID,CITY_ID) values(3,'1',688);">
            <text:p>insert into mpfactory.agglo_connection(ID,AGGLOM_ID,CITY_ID) values(3,'1',688);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table:formula="of:=CONCATENATE(&quot;insert into mpfactory.agglo_connection(ID,AGGLOM_ID,CITY_ID) values(&quot;;[.A5];&quot;,'&quot;;[.B5];&quot;',&quot;;[.C5];&quot;);&quot;)" office:value-type="string" office:string-value="insert into mpfactory.agglo_connection(ID,AGGLOM_ID,CITY_ID) values(4,'2',74);">
            <text:p>insert into mpfactory.agglo_connection(ID,AGGLOM_ID,CITY_ID) values(4,'2',74);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table:formula="of:=CONCATENATE(&quot;insert into mpfactory.agglo_connection(ID,AGGLOM_ID,CITY_ID) values(&quot;;[.A6];&quot;,'&quot;;[.B6];&quot;',&quot;;[.C6];&quot;);&quot;)" office:value-type="string" office:string-value="insert into mpfactory.agglo_connection(ID,AGGLOM_ID,CITY_ID) values(5,'2',93);">
            <text:p>insert into mpfactory.agglo_connection(ID,AGGLOM_ID,CITY_ID) values(5,'2',93);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table:formula="of:=CONCATENATE(&quot;insert into mpfactory.agglo_connection(ID,AGGLOM_ID,CITY_ID) values(&quot;;[.A7];&quot;,'&quot;;[.B7];&quot;',&quot;;[.C7];&quot;);&quot;)" office:value-type="string" office:string-value="insert into mpfactory.agglo_connection(ID,AGGLOM_ID,CITY_ID) values(6,'2',125);">
            <text:p>insert into mpfactory.agglo_connection(ID,AGGLOM_ID,CITY_ID) values(6,'2',125);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5">
            <text:p>165</text:p>
          </table:table-cell>
          <table:table-cell table:formula="of:=CONCATENATE(&quot;insert into mpfactory.agglo_connection(ID,AGGLOM_ID,CITY_ID) values(&quot;;[.A8];&quot;,'&quot;;[.B8];&quot;',&quot;;[.C8];&quot;);&quot;)" office:value-type="string" office:string-value="insert into mpfactory.agglo_connection(ID,AGGLOM_ID,CITY_ID) values(7,'2',165);">
            <text:p>insert into mpfactory.agglo_connection(ID,AGGLOM_ID,CITY_ID) values(7,'2',165);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9">
            <text:p>259</text:p>
          </table:table-cell>
          <table:table-cell table:formula="of:=CONCATENATE(&quot;insert into mpfactory.agglo_connection(ID,AGGLOM_ID,CITY_ID) values(&quot;;[.A9];&quot;,'&quot;;[.B9];&quot;',&quot;;[.C9];&quot;);&quot;)" office:value-type="string" office:string-value="insert into mpfactory.agglo_connection(ID,AGGLOM_ID,CITY_ID) values(8,'2',259);">
            <text:p>insert into mpfactory.agglo_connection(ID,AGGLOM_ID,CITY_ID) values(8,'2',259);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45">
            <text:p>445</text:p>
          </table:table-cell>
          <table:table-cell table:formula="of:=CONCATENATE(&quot;insert into mpfactory.agglo_connection(ID,AGGLOM_ID,CITY_ID) values(&quot;;[.A10];&quot;,'&quot;;[.B10];&quot;',&quot;;[.C10];&quot;);&quot;)" office:value-type="string" office:string-value="insert into mpfactory.agglo_connection(ID,AGGLOM_ID,CITY_ID) values(9,'2',445);">
            <text:p>insert into mpfactory.agglo_connection(ID,AGGLOM_ID,CITY_ID) values(9,'2',445);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table:formula="of:=CONCATENATE(&quot;insert into mpfactory.agglo_connection(ID,AGGLOM_ID,CITY_ID) values(&quot;;[.A11];&quot;,'&quot;;[.B11];&quot;',&quot;;[.C11];&quot;);&quot;)" office:value-type="string" office:string-value="insert into mpfactory.agglo_connection(ID,AGGLOM_ID,CITY_ID) values(10,'2',231);">
            <text:p>insert into mpfactory.agglo_connection(ID,AGGLOM_ID,CITY_ID) values(10,'2',231);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39">
            <text:p>539</text:p>
          </table:table-cell>
          <table:table-cell table:formula="of:=CONCATENATE(&quot;insert into mpfactory.agglo_connection(ID,AGGLOM_ID,CITY_ID) values(&quot;;[.A12];&quot;,'&quot;;[.B12];&quot;',&quot;;[.C12];&quot;);&quot;)" office:value-type="string" office:string-value="insert into mpfactory.agglo_connection(ID,AGGLOM_ID,CITY_ID) values(11,'2',539);">
            <text:p>insert into mpfactory.agglo_connection(ID,AGGLOM_ID,CITY_ID) values(11,'2',539);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55">
            <text:p>655</text:p>
          </table:table-cell>
          <table:table-cell table:formula="of:=CONCATENATE(&quot;insert into mpfactory.agglo_connection(ID,AGGLOM_ID,CITY_ID) values(&quot;;[.A13];&quot;,'&quot;;[.B13];&quot;',&quot;;[.C13];&quot;);&quot;)" office:value-type="string" office:string-value="insert into mpfactory.agglo_connection(ID,AGGLOM_ID,CITY_ID) values(12,'2',655);">
            <text:p>insert into mpfactory.agglo_connection(ID,AGGLOM_ID,CITY_ID) values(12,'2',655);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29">
            <text:p>629</text:p>
          </table:table-cell>
          <table:table-cell table:formula="of:=CONCATENATE(&quot;insert into mpfactory.agglo_connection(ID,AGGLOM_ID,CITY_ID) values(&quot;;[.A14];&quot;,'&quot;;[.B14];&quot;',&quot;;[.C14];&quot;);&quot;)" office:value-type="string" office:string-value="insert into mpfactory.agglo_connection(ID,AGGLOM_ID,CITY_ID) values(13,'2',629);">
            <text:p>insert into mpfactory.agglo_connection(ID,AGGLOM_ID,CITY_ID) values(13,'2',629);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689">
            <text:p>689</text:p>
          </table:table-cell>
          <table:table-cell table:formula="of:=CONCATENATE(&quot;insert into mpfactory.agglo_connection(ID,AGGLOM_ID,CITY_ID) values(&quot;;[.A15];&quot;,'&quot;;[.B15];&quot;',&quot;;[.C15];&quot;);&quot;)" office:value-type="string" office:string-value="insert into mpfactory.agglo_connection(ID,AGGLOM_ID,CITY_ID) values(14,'2',689);">
            <text:p>insert into mpfactory.agglo_connection(ID,AGGLOM_ID,CITY_ID) values(14,'2',689);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763">
            <text:p>763</text:p>
          </table:table-cell>
          <table:table-cell table:formula="of:=CONCATENATE(&quot;insert into mpfactory.agglo_connection(ID,AGGLOM_ID,CITY_ID) values(&quot;;[.A16];&quot;,'&quot;;[.B16];&quot;',&quot;;[.C16];&quot;);&quot;)" office:value-type="string" office:string-value="insert into mpfactory.agglo_connection(ID,AGGLOM_ID,CITY_ID) values(15,'2',763);">
            <text:p>insert into mpfactory.agglo_connection(ID,AGGLOM_ID,CITY_ID) values(15,'2',763);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860">
            <text:p>860</text:p>
          </table:table-cell>
          <table:table-cell table:formula="of:=CONCATENATE(&quot;insert into mpfactory.agglo_connection(ID,AGGLOM_ID,CITY_ID) values(&quot;;[.A17];&quot;,'&quot;;[.B17];&quot;',&quot;;[.C17];&quot;);&quot;)" office:value-type="string" office:string-value="insert into mpfactory.agglo_connection(ID,AGGLOM_ID,CITY_ID) values(16,'2',860);">
            <text:p>insert into mpfactory.agglo_connection(ID,AGGLOM_ID,CITY_ID) values(16,'2',860);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3">
          <table:table-cell table:number-columns-repeated="3"/>
          <table:table-cell office:value-type="string">
            <text:p>INSERT INTO `mpfactory`.`<text:span text:style-name="T1">agglo_name</text:span>`(`id`,`name`,`stateId`) VALUES(1,'Trójmiasto',11);</text:p>
          </table:table-cell>
        </table:table-row>
        <table:table-row table:style-name="ro1">
          <table:table-cell table:number-columns-repeated="3"/>
          <table:table-cell office:value-type="string">
            <text:p>INSERT INTO `mpfactory`.`agglo_name`(`id`,`name`,`stateId`) VALUES(2,'Okręg katowicki',12);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INSERT INTO `mpfactory`.`agglo_name`(`id`,`name`,`state_Id`) VALUES(1,'Trójmiasto',11);</text:p>
          </table:table-cell>
        </table:table-row>
        <table:table-row table:style-name="ro2">
          <table:table-cell table:number-columns-repeated="3"/>
          <table:table-cell office:value-type="string">
            <text:p>INSERT INTO `mpfactory`.`agglo_name`(`id`,`name`,`state_Id`) VALUES(2,'Okręg katowicki',12);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6/07/2014</text:date>, <text:time>22:1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ol Cydzik</meta:initial-creator>
    <meta:creation-date>2014-06-29T21:53:38.41</meta:creation-date>
    <dc:date>2014-07-06T22:15:49.45</dc:date>
    <dc:creator>Karol Cydzik</dc:creator>
    <meta:editing-duration>PT11H9M58S</meta:editing-duration>
    <meta:editing-cycles>6</meta:editing-cycles>
    <meta:generator>OpenOffice/4.0.1$Win32 OpenOffice.org_project/401m5$Build-9714</meta:generator>
    <meta:document-statistic meta:table-count="3" meta:cell-count="1167" meta:object-count="0"/>
  </office:meta>
</office:document-meta>
</file>